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730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5398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3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1.4193in"/>
    </style:style>
    <style:style style:name="co12" style:family="table-column">
      <style:table-column-properties fo:break-before="auto" style:column-width="1.0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0.9736in"/>
    </style:style>
    <style:style style:name="co15" style:family="table-column">
      <style:table-column-properties fo:break-before="auto" style:column-width="0.2925in"/>
    </style:style>
    <style:style style:name="co16" style:family="table-column">
      <style:table-column-properties fo:break-before="auto" style:column-width="0.8075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2819in"/>
    </style:style>
    <style:style style:name="co19" style:family="table-column">
      <style:table-column-properties fo:break-before="auto" style:column-width="0.5181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8398in"/>
    </style:style>
    <style:style style:name="co22" style:family="table-column">
      <style:table-column-properties fo:break-before="auto" style:column-width="0.3783in"/>
    </style:style>
    <style:style style:name="co23" style:family="table-column">
      <style:table-column-properties fo:break-before="auto" style:column-width="0.7429in"/>
    </style:style>
    <style:style style:name="co24" style:family="table-column">
      <style:table-column-properties fo:break-before="auto" style:column-width="0.7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0.572in"/>
    </style:style>
    <style:style style:name="co30" style:family="table-column">
      <style:table-column-properties fo:break-before="auto" style:column-width="0.6146in"/>
    </style:style>
    <style:style style:name="co31" style:family="table-column">
      <style:table-column-properties fo:break-before="auto" style:column-width="0.2311in"/>
    </style:style>
    <style:style style:name="co32" style:family="table-column">
      <style:table-column-properties fo:break-before="auto" style:column-width="0.7965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783in"/>
    </style:style>
    <style:style style:name="co35" style:family="table-column">
      <style:table-column-properties fo:break-before="auto" style:column-width="1.0646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2118in"/>
    </style:style>
    <style:style style:name="co38" style:family="table-column">
      <style:table-column-properties fo:break-before="auto" style:column-width="0.6744in"/>
    </style:style>
    <style:style style:name="co39" style:family="table-column">
      <style:table-column-properties fo:break-before="auto" style:column-width="0.8965in"/>
    </style:style>
    <style:style style:name="co40" style:family="table-column">
      <style:table-column-properties fo:break-before="auto" style:column-width="0.5689in"/>
    </style:style>
    <style:style style:name="co41" style:family="table-column">
      <style:table-column-properties fo:break-before="auto" style:column-width="0.3181in"/>
    </style:style>
    <style:style style:name="co42" style:family="table-column">
      <style:table-column-properties fo:break-before="auto" style:column-width="0.3374in"/>
    </style:style>
    <style:style style:name="co43" style:family="table-column">
      <style:table-column-properties fo:break-before="auto" style:column-width="0.328in"/>
    </style:style>
    <style:style style:name="co44" style:family="table-column">
      <style:table-column-properties fo:break-before="auto" style:column-width="0.5201in"/>
    </style:style>
    <style:style style:name="co45" style:family="table-column">
      <style:table-column-properties fo:break-before="auto" style:column-width="0.8772in"/>
    </style:style>
    <style:style style:name="co46" style:family="table-column">
      <style:table-column-properties fo:break-before="auto" style:column-width="0.9252in"/>
    </style:style>
    <style:style style:name="co47" style:family="table-column">
      <style:table-column-properties fo:break-before="auto" style:column-width="0.6937in"/>
    </style:style>
    <style:style style:name="co48" style:family="table-column">
      <style:table-column-properties fo:break-before="auto" style:column-width="0.839in"/>
    </style:style>
    <style:style style:name="co49" style:family="table-column">
      <style:table-column-properties fo:break-before="auto" style:column-width="0.7618in"/>
    </style:style>
    <style:style style:name="co50" style:family="table-column">
      <style:table-column-properties fo:break-before="auto" style:column-width="1.2425in"/>
    </style:style>
    <style:style style:name="co51" style:family="table-column">
      <style:table-column-properties fo:break-before="auto" style:column-width="0.8717in"/>
    </style:style>
    <style:style style:name="co52" style:family="table-column">
      <style:table-column-properties fo:break-before="auto" style:column-width="0.4535in"/>
    </style:style>
    <style:style style:name="co53" style:family="table-column">
      <style:table-column-properties fo:break-before="auto" style:column-width="0.4429in"/>
    </style:style>
    <style:style style:name="co54" style:family="table-column">
      <style:table-column-properties fo:break-before="auto" style:column-width="0.4638in"/>
    </style:style>
    <style:style style:name="co55" style:family="table-column">
      <style:table-column-properties fo:break-before="auto" style:column-width="0.6354in"/>
    </style:style>
    <style:style style:name="co56" style:family="table-column">
      <style:table-column-properties fo:break-before="auto" style:column-width="0.7646in"/>
    </style:style>
    <style:style style:name="co57" style:family="table-column">
      <style:table-column-properties fo:break-before="auto" style:column-width="0.9465in"/>
    </style:style>
    <style:style style:name="co58" style:family="table-column">
      <style:table-column-properties fo:break-before="auto" style:column-width="0.4965in"/>
    </style:style>
    <style:style style:name="co59" style:family="table-column">
      <style:table-column-properties fo:break-before="auto" style:column-width="1.278in"/>
    </style:style>
    <style:style style:name="co60" style:family="table-column">
      <style:table-column-properties fo:break-before="auto" style:column-width="1.8902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6264in"/>
    </style:style>
    <style:style style:name="co63" style:family="table-column">
      <style:table-column-properties fo:break-before="auto" style:column-width="0.848in"/>
    </style:style>
    <style:style style:name="co64" style:family="table-column">
      <style:table-column-properties fo:break-before="auto" style:column-width="0.6846in"/>
    </style:style>
    <style:style style:name="co65" style:family="table-column">
      <style:table-column-properties fo:break-before="auto" style:column-width="0.4717in"/>
    </style:style>
    <style:style style:name="co66" style:family="table-column">
      <style:table-column-properties fo:break-before="auto" style:column-width="7.1882in"/>
    </style:style>
    <style:style style:name="co67" style:family="table-column">
      <style:table-column-properties fo:break-before="auto" style:column-width="7.3783in"/>
    </style:style>
    <style:style style:name="co68" style:family="table-column">
      <style:table-column-properties fo:break-before="auto" style:column-width="8.10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Weapons">
      <style:table-properties table:display="true" style:writing-mode="lr-tb" table:tab-color="#6d9eeb"/>
    </style:style>
    <style:style style:name="ta2" style:family="table" style:master-page-name="PageStyle_5f_Armors">
      <style:table-properties table:display="true" style:writing-mode="lr-tb" table:tab-color="#6d9eeb"/>
    </style:style>
    <style:style style:name="ta3" style:family="table" style:master-page-name="PageStyle_5f_Charms">
      <style:table-properties table:display="true" style:writing-mode="lr-tb" table:tab-color="#6d9eeb"/>
    </style:style>
    <style:style style:name="ta4" style:family="table" style:master-page-name="PageStyle_5f_Techniques">
      <style:table-properties table:display="true" style:writing-mode="lr-tb"/>
    </style:style>
    <style:style style:name="ta5" style:family="table" style:master-page-name="PageStyle_5f_Enemies">
      <style:table-properties table:display="true" style:writing-mode="lr-tb" table:tab-color="#bbe33d"/>
    </style:style>
    <style:style style:name="ta6" style:family="table" style:master-page-name="PageStyle_5f_Characters">
      <style:table-properties table:display="true" style:writing-mode="lr-tb" table:tab-color="#bbe33d"/>
    </style:style>
    <style:style style:name="ta7" style:family="table" style:master-page-name="PageStyle_5f_Sprites">
      <style:table-properties table:display="true" style:writing-mode="lr-tb" table:tab-color="#8d1d75"/>
    </style:style>
    <style:style style:name="ta8" style:family="table" style:master-page-name="PageStyle_5f_Animations">
      <style:table-properties table:display="true" style:writing-mode="lr-tb" table:tab-color="#8d1d75"/>
    </style:style>
    <style:style style:name="ta9" style:family="table" style:master-page-name="PageStyle_5f_Dialogs">
      <style:table-properties table:display="true" style:writing-mode="lr-tb"/>
    </style:style>
    <style:style style:name="ta10" style:family="table" style:master-page-name="PageStyle_5f_Spanish">
      <style:table-properties table:display="true" style:writing-mode="lr-tb" table:tab-color="#f1c232"/>
    </style:style>
    <style:style style:name="ta11" style:family="table" style:master-page-name="PageStyle_5f_English">
      <style:table-properties table:display="true" style:writing-mode="lr-tb" table:tab-color="#f1c232"/>
    </style:style>
    <style:style style:name="ta12" style:family="table" style:master-page-name="PageStyle_5f_Russian">
      <style:table-properties table:display="true" style:writing-mode="lr-tb" table:tab-color="#f1c232"/>
    </style:style>
    <number:number-style style:name="N1">
      <number:number number:decimal-places="0" number:min-decimal-places="0" number:min-integer-digits="1"/>
    </number:number-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e599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ackground-color="#ffe5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ackground-color="#99000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106" style:family="table-cell" style:parent-style-name="Default" style:data-style-name="N0">
      <style:table-cell-properties fo:background-color="#99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" style:base-cell-address="Techniques.S2"/>
    </style:style>
    <style:style style:name="ce21" style:family="table-cell" style:parent-style-name="Default" style:data-style-name="N0">
      <style:table-cell-properties fo:background-color="#1155c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109" style:family="table-cell" style:parent-style-name="Default" style:data-style-name="N0">
      <style:table-cell-properties fo:background-color="#1155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" style:base-cell-address="Techniques.X2"/>
    </style:style>
    <style:style style:name="ce24" style:family="table-cell" style:parent-style-name="Default" style:data-style-name="N0">
      <style:table-cell-properties fo:background-color="#dd7e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0">
      <style:table-cell-properties fo:background-color="#dd7e6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f6b2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ackground-color="#f6b26b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ackground-color="#f9cb9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ackground-color="#f9cb9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4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">
      <style:table-cell-properties fo:background-color="#9fc5e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d9ead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e6b8a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d0e0e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ackground-color="#fce5c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ackground-color="#d9ead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ackground-color="#b6d7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93c47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cfe2f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ackground-color="#9fc5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0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f1f1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fo:background-color="#d0e0e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fo:background-color="#fce5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fo:background-color="#b6d7a8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0">
      <style:table-cell-properties fo:background-color="#93c47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0">
      <style:table-cell-properties fo:background-color="#cfe2f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6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170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3.57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2.2646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8268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0.295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marker-start="Puntas_20_de_20_flech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in-height="5.1083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use-window-font-color="true" loext:opacity="0%" loext:color-lum-mod="100%" loext:color-lum-off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apons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ID Tech Ataque</text:p>
          </table:table-cell>
          <table:table-cell table:style-name="ce41" office:value-type="string" calcext:value-type="string">
            <text:p>ID Tech Especial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9614in" svg:height="0.3748in" svg:x="0.3591in" svg:y="0.5146in" draw:caption-point-x="-0.1602in" draw:caption-point-y="-0.3189in">
              <dc:creator>Unknown Author</dc:creator>
              <meta:date-string>07/27/2024</meta:date-string>
              <text:p text:style-name="P1"><text:span text:style-name="T1">Rusty Katana</text:span></text:p>
            </office:annotation>
            <text:p>1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001" calcext:value-type="float">
            <text:p>2001</text:p>
          </table:table-cell>
          <table:table-cell table:style-name="ce41" office:value-type="float" office:value="500" calcext:value-type="float">
            <text:p>500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office:annotation draw:style-name="gr1" draw:text-style-name="P2" svg:width="2.9614in" svg:height="0.3748in" svg:x="0.3591in" svg:y="0.7063in" draw:caption-point-x="-0.1602in" draw:caption-point-y="-0.3189in">
              <dc:creator>Unknown Author</dc:creator>
              <meta:date-string>07/27/2024</meta:date-string>
              <text:p text:style-name="P1"><text:span text:style-name="T1">Old Wooden Hammer</text:span></text:p>
            </office:annotation>
            <text:p>2</text:p>
          </table:table-cell>
          <table:table-cell table:style-name="ce41" office:value-type="float" office:value="2002" calcext:value-type="float">
            <text:p>2002</text:p>
          </table:table-cell>
          <table:table-cell table:style-name="ce41" office:value-type="float" office:value="2003" calcext:value-type="float">
            <text:p>2003</text:p>
          </table:table-cell>
          <table:table-cell table:style-name="ce41"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92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mors" table:style-name="ta2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71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71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00" calcext:value-type="float">
            <text:p>2200</text:p>
          </table:table-cell>
          <table:table-cell table:style-name="ce41" office:value-type="float" office:value="2201" calcext:value-type="float">
            <text:p>2201</text:p>
          </table:table-cell>
          <table:table-cell/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number-columns-repeated="7"/>
          <table:table-cell table:style-name="ce44" table:number-columns-repeated="4"/>
          <table:table-cell table:number-columns-repeated="16372"/>
        </table:table-row>
        <table:table-row table:style-name="ro2" table:number-rows-repeated="981">
          <table:table-cell table:number-columns-repeated="8"/>
          <table:table-cell table:style-name="ce44" table:number-columns-repeated="4"/>
          <table:table-cell table:number-columns-repeated="16372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ms" table:style-name="ta3">
        <office:forms form:automatic-focus="false" form:apply-design-mode="false"/>
        <table:table-column table:style-name="co18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19" table:default-cell-style-name="ce42"/>
        <table:table-column table:style-name="co16" table:default-cell-style-name="ce42"/>
        <table:table-column table:style-name="co20" table:default-cell-style-name="ce42"/>
        <table:table-column table:style-name="co21" table:default-cell-style-name="ce42"/>
        <table:table-column table:style-name="co17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number-columns-repeated="16368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Desequipable</text:p>
          </table:table-cell>
          <table:table-cell table:style-name="ce41" office:value-type="string" calcext:value-type="string">
            <text:p>Coste</text:p>
          </table:table-cell>
          <table:table-cell table:style-name="ce41" office:value-type="string" calcext:value-type="string">
            <text:p>Salud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Estrés</text:p>
          </table:table-cell>
          <table:table-cell table:style-name="ce41" office:value-type="string" calcext:value-type="string">
            <text:p>Inmunidad</text:p>
          </table:table-cell>
          <table:table-cell table:style-name="ce41" office:value-type="string" calcext:value-type="string">
            <text:p>ID Tech</text:p>
          </table:table-cell>
          <table:table-cell table:style-name="ce43" office:value-type="string" calcext:value-type="string">
            <text:p>Mod Físico</text:p>
          </table:table-cell>
          <table:table-cell table:style-name="ce43" office:value-type="string" calcext:value-type="string">
            <text:p>Mod Reflejos</text:p>
          </table:table-cell>
          <table:table-cell table:style-name="ce43" office:value-type="string" calcext:value-type="string">
            <text:p>Mod Conocimiento</text:p>
          </table:table-cell>
          <table:table-cell table:style-name="ce43" office:value-type="string" calcext:value-type="string">
            <text:p>Mod Carisma</text:p>
          </table:table-cell>
          <table:table-cell table:style-name="ce41" office:value-type="string" calcext:value-type="string">
            <text:p>Mult Daño Recivido</text:p>
          </table:table-cell>
          <table:table-cell table:number-columns-repeated="16368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3.8906in" svg:height="0.3748in" svg:x="0.4382in" svg:y="0.5146in" draw:caption-point-x="-0.1602in" draw:caption-point-y="-0.3189in">
              <dc:creator>Unknown Author</dc:creator>
              <meta:date-string>07/27/2024</meta:date-string>
              <text:p text:style-name="P1"><text:span text:style-name="T1">Luxurious Gem</text:span></text:p>
            </office:annotation>
            <text:p>1</text:p>
          </table:table-cell>
          <table:table-cell table:style-name="ce41" office:value-type="float" office:value="2400" calcext:value-type="float">
            <text:p>2400</text:p>
          </table:table-cell>
          <table:table-cell table:style-name="ce41" office:value-type="float" office:value="2401" calcext:value-type="float">
            <text:p>2401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0" calcext:value-type="float">
            <text:p>300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8"/>
        </table:table-row>
        <table:table-row table:style-name="ro2" table:number-rows-repeated="998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Techniques" table:style-name="ta4">
        <table:table-column table:style-name="co22" table:default-cell-style-name="ce42"/>
        <table:table-column table:style-name="co23" table:default-cell-style-name="ce42"/>
        <table:table-column table:style-name="co24" table:default-cell-style-name="ce42"/>
        <table:table-column table:style-name="co4" table:default-cell-style-name="ce42"/>
        <table:table-column table:style-name="co17" table:default-cell-style-name="ce42"/>
        <table:table-column table:style-name="co25" table:default-cell-style-name="ce42"/>
        <table:table-column table:style-name="co26" table:default-cell-style-name="ce42"/>
        <table:table-column table:style-name="co27" table:default-cell-style-name="ce42"/>
        <table:table-column table:style-name="co28" table:default-cell-style-name="ce42"/>
        <table:table-column table:style-name="co27" table:number-columns-repeated="4" table:default-cell-style-name="ce42"/>
        <table:table-column table:style-name="co29" table:default-cell-style-name="ce42"/>
        <table:table-column table:style-name="co27" table:default-cell-style-name="ce42"/>
        <table:table-column table:style-name="co29" table:default-cell-style-name="ce42"/>
        <table:table-column table:style-name="co27" table:default-cell-style-name="ce42"/>
        <table:table-column table:style-name="co30" table:default-cell-style-name="ce42"/>
        <table:table-column table:style-name="co31" table:number-columns-repeated="10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2" table:default-cell-style-name="ce42"/>
        <table:table-column table:style-name="co27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Default"/>
        <table:table-column table:style-name="co14" table:number-columns-repeated="16347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D Name</text:p>
          </table:table-cell>
          <table:table-cell table:style-name="ce5" office:value-type="string" calcext:value-type="string">
            <text:p>ID Desc</text:p>
          </table:table-cell>
          <table:table-cell table:style-name="ce5" office:value-type="string" calcext:value-type="string">
            <text:p>ID Sprite</text:p>
          </table:table-cell>
          <table:table-cell table:style-name="ce5" office:value-type="string" calcext:value-type="string">
            <text:p>ID Anim</text:p>
          </table:table-cell>
          <table:table-cell table:style-name="ce9" office:value-type="string" calcext:value-type="string">
            <office:annotation draw:style-name="gr2" draw:text-style-name="P2" svg:width="2.0433in" svg:height="1.2492in" svg:x="4.2154in" svg:y="0.3232in" draw:caption-point-x="-0.1602in" draw:caption-point-y="-0.3193in">
              <dc:creator>Unknown Author</dc:creator>
              <meta:date-string>07/27/2024</meta:date-string>
              <text:p text:style-name="P1"><text:span text:style-name="T1">Si la técnica es:</text:span></text:p>
              <text:p text:style-name="P1"><text:span text:style-name="T1">0) Acción</text:span></text:p>
              <text:p text:style-name="P1"><text:span text:style-name="T1">1) Bonus</text:span></text:p>
              <text:p text:style-name="P1"><text:span text:style-name="T1">2) Reacción</text:span></text:p>
              <text:p text:style-name="P1"><text:span text:style-name="T1">3) Fuera de Turno (Legendaria)</text:span></text:p>
            </office:annotation>
            <text:p>Economía</text:p>
          </table:table-cell>
          <table:table-cell table:style-name="ce9" office:value-type="string" calcext:value-type="string">
            <office:annotation draw:style-name="gr3" draw:text-style-name="P2" svg:width="2.0142in" svg:height="3.6555in" svg:x="4.7756in" svg:y="0.3232in" draw:caption-point-x="-0.1602in" draw:caption-point-y="-0.3193in">
              <dc:creator>Unknown Author</dc:creator>
              <meta:date-string>07/27/2024</meta:date-string>
              <text:p text:style-name="P1"><text:span text:style-name="T1">Tipo de tirada que se utilizará para </text:span><text:span text:style-name="T1">atacar o salvar. Mientras que las más </text:span><text:span text:style-name="T1">comunes son ataque con d20 y </text:span><text:span text:style-name="T1">salvaciones con d10, existen más </text:span><text:span text:style-name="T1">variedad para técnicas más exóticas o </text:span><text:span text:style-name="T1">reglas raras:</text:span></text:p>
              <text:p text:style-name="P1"><text:span text:style-name="T1">0) Ninguno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  <text:p text:style-name="P1"><text:span text:style-name="T1">8) Salvación d4</text:span></text:p>
              <text:p text:style-name="P1"><text:span text:style-name="T1">9) Salvación d6</text:span></text:p>
              <text:p text:style-name="P1"><text:span text:style-name="T1">10) Salvación d8</text:span></text:p>
              <text:p text:style-name="P1"><text:span text:style-name="T1">11) Salvación d10</text:span></text:p>
              <text:p text:style-name="P1"><text:span text:style-name="T1">12) Salvación d12</text:span></text:p>
              <text:p text:style-name="P1"><text:span text:style-name="T1">13) Salvación d20</text:span></text:p>
              <text:p text:style-name="P1"><text:span text:style-name="T1">14) Salvación d100</text:span></text:p>
            </office:annotation>
            <text:p>Tirada</text:p>
          </table:table-cell>
          <table:table-cell table:style-name="ce9" office:value-type="string" calcext:value-type="string">
            <office:annotation draw:style-name="gr4" draw:text-style-name="P2" svg:width="1.9413in" svg:height="2.3433in" svg:x="5.6646in" svg:y="0.3232in" draw:caption-point-x="-0.1602in" draw:caption-point-y="-0.3193in">
              <dc:creator>Unknown Author</dc:creator>
              <meta:date-string>07/27/2024</meta:date-string>
              <text:p text:style-name="P1"><text:span text:style-name="T1">Las técnicas pueden ser de diferentes </text:span><text:span text:style-name="T1">tipos:</text:span></text:p>
              <text:p text:style-name="P1"><text:span text:style-name="T1">0) Ataque</text:span></text:p>
              <text:p text:style-name="P1"><text:span text:style-name="T1">1) Rasgo</text:span></text:p>
              <text:p text:style-name="P1"><text:span text:style-name="T1">2) Prueba de habilidad</text:span></text:p>
              <text:p text:style-name="P1"><text:span text:style-name="T1">3) Tomo</text:span></text:p>
              <text:p text:style-name="P1"><text:span text:style-name="T1">4) Canción</text:span></text:p>
              <text:p text:style-name="P1"><text:span text:style-name="T1">5) Dracónido</text:span></text:p>
              <text:p text:style-name="P1"><text:span text:style-name="T1">6) Arte Sangriento</text:span></text:p>
              <text:p text:style-name="P1"><text:span text:style-name="T1">7) Manos de Demonio</text:span></text:p>
              <text:p text:style-name="P1"><text:span text:style-name="T1">8) Invocaciones</text:span></text:p>
            </office:annotation>
            <text:p>Técnica</text:p>
          </table:table-cell>
          <table:table-cell table:style-name="ce9" office:value-type="string" calcext:value-type="string">
            <office:annotation draw:style-name="gr2" draw:text-style-name="P2" svg:width="1.7874in" svg:height="1.2492in" svg:x="6.3217in" svg:y="0.3232in" draw:caption-point-x="-0.1602in" draw:caption-point-y="-0.3193in">
              <dc:creator>Unknown Author</dc:creator>
              <meta:date-string>07/27/2024</meta:date-string>
              <text:p text:style-name="P1"><text:span text:style-name="T1">Que atributo sumar a la tirada o </text:span><text:span text:style-name="T1">dificultad de salvación:</text:span></text:p>
              <text:p text:style-name="P1"><text:span text:style-name="T1">0) Físico</text:span></text:p>
              <text:p text:style-name="P1"><text:span text:style-name="T1">6) Reflejos</text:span></text:p>
              <text:p text:style-name="P1"><text:span text:style-name="T1">12) Carisma</text:span></text:p>
              <text:p text:style-name="P1"><text:span text:style-name="T1">18) Conocimiento</text:span></text:p>
            </office:annotation>
            <text:p>Atributo</text:p>
          </table:table-cell>
          <table:table-cell table:style-name="ce12" office:value-type="string" calcext:value-type="string">
            <text:p>Monedas</text:p>
          </table:table-cell>
          <table:table-cell table:style-name="ce12" office:value-type="string" calcext:value-type="string">
            <text:p>Salud</text:p>
          </table:table-cell>
          <table:table-cell table:style-name="ce12" office:value-type="string" calcext:value-type="string">
            <text:p>Estrés</text:p>
          </table:table-cell>
          <table:table-cell table:style-name="ce15" office:value-type="string" calcext:value-type="string">
            <office:annotation draw:style-name="gr5" draw:text-style-name="P2" svg:width="1.8976in" svg:height="1.9055in" svg:x="9.877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Tipo de dado a utilizar para daño o sanación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Dado</text:p>
          </table:table-cell>
          <table:table-cell table:style-name="ce15" office:value-type="string" calcext:value-type="string">
            <office:annotation draw:style-name="gr6" draw:text-style-name="P2" svg:width="1.9402in" svg:height="0.7012in" svg:x="10.449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Si es que esta técnica se beneficia de bonificadores de atributos, bonos planos u otros.</text:span></text:p>
            </office:annotation>
            <text:p>Bonus</text:p>
          </table:table-cell>
          <table:table-cell table:style-name="ce15" office:value-type="string" calcext:value-type="string">
            <office:annotation draw:style-name="gr7" draw:text-style-name="P2" svg:width="1.5961in" svg:height="0.5457in" svg:x="11.338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Cantidad de dados que se lanzan cuando se utiliza la técnica.</text:span></text:p>
            </office:annotation>
            <text:p>Cantidad</text:p>
          </table:table-cell>
          <table:table-cell table:style-name="ce15" office:value-type="string" calcext:value-type="string">
            <text:p>Bonus</text:p>
          </table:table-cell>
          <table:table-cell table:style-name="ce15" office:value-type="string" calcext:value-type="string">
            <office:annotation draw:style-name="gr8" draw:text-style-name="P2" svg:width="1.1626in" svg:height="1.1677in" svg:x="12.799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Si es que la técnica debe ignorar los puntos de armadura/vida adicional cuando se ejecuta.</text:span></text:p>
            </office:annotation>
            <text:p>Ignorar</text:p>
          </table:table-cell>
          <table:table-cell table:style-name="ce15" office:value-type="string" calcext:value-type="string">
            <text:p>Estado</text:p>
          </table:table-cell>
          <table:table-cell table:style-name="ce18" office:value-type="string" calcext:value-type="string">
            <text:p>FL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FR</text:p>
          </table:table-cell>
          <table:table-cell table:style-name="ce21" office:value-type="string" calcext:value-type="string">
            <text:p>FL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R</text:p>
          </table:table-cell>
          <table:table-cell table:style-name="ce21" office:value-type="string" calcext:value-type="string">
            <text:p>FR</text:p>
          </table:table-cell>
          <table:table-cell table:style-name="ce24" office:value-type="string" calcext:value-type="string">
            <text:p>ID Entidad</text:p>
          </table:table-cell>
          <table:table-cell table:style-name="ce27" office:value-type="string" calcext:value-type="string">
            <text:p>Mod PHY</text:p>
          </table:table-cell>
          <table:table-cell table:style-name="ce27" office:value-type="string" calcext:value-type="string">
            <text:p>Mod REF</text:p>
          </table:table-cell>
          <table:table-cell table:style-name="ce27" office:value-type="string" calcext:value-type="string">
            <text:p>Mod LOR</text:p>
          </table:table-cell>
          <table:table-cell table:style-name="ce27" office:value-type="string" calcext:value-type="string">
            <text:p>Mod CHA</text:p>
          </table:table-cell>
          <table:table-cell table:style-name="ce27" office:value-type="string" calcext:value-type="string">
            <text:p>Mod Tiradas</text:p>
          </table:table-cell>
          <table:table-cell table:style-name="ce29" office:value-type="string" calcext:value-type="string">
            <text:p>Mult Infligido</text:p>
          </table:table-cell>
          <table:table-cell table:style-name="ce29" office:value-type="string" calcext:value-type="string">
            <text:p>Mult Recivido</text:p>
          </table:table-cell>
          <table:table-cell table:style-name="ce29" office:value-type="string" calcext:value-type="string">
            <text:p>Mult Sanación</text:p>
          </table:table-cell>
          <table:table-cell table:number-columns-repeated="16347"/>
        </table:table-row>
        <table:table-row table:style-name="ro1">
          <table:table-cell table:style-name="ce6" office:value-type="float" office:value="1" calcext:value-type="float">
            <office:annotation draw:style-name="gr1" draw:text-style-name="P2" svg:width="2.1941in" svg:height="0.3748in" svg:x="0.5346in" svg:y="0.5146in" draw:caption-point-x="-0.1602in" draw:caption-point-y="-0.3189in">
              <dc:creator>Unknown Author</dc:creator>
              <meta:date-string>07/27/2024</meta:date-string>
              <text:p text:style-name="P1"><text:span text:style-name="T1">Front Slash</text:span></text:p>
            </office:annotation>
            <text:p>1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3001" calcext:value-type="float">
            <text:p>3001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" calcext:value-type="float">
            <office:annotation draw:style-name="gr9" draw:text-style-name="P2" svg:width="2.1941in" svg:height="0.3744in" svg:x="0.5346in" svg:y="0.7067in" draw:caption-point-x="-0.1602in" draw:caption-point-y="-0.3193in">
              <dc:creator>Unknown Author</dc:creator>
              <meta:date-string>07/27/2024</meta:date-string>
              <text:p text:style-name="P1"><text:span text:style-name="T1">Quick Slash</text:span></text:p>
            </office:annotation>
            <text:p>2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3003" calcext:value-type="float">
            <text:p>3003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3" calcext:value-type="float">
            <office:annotation draw:style-name="gr9" draw:text-style-name="P2" svg:width="2.1941in" svg:height="0.3744in" svg:x="0.5346in" svg:y="0.8984in" draw:caption-point-x="-0.1602in" draw:caption-point-y="-0.3193in">
              <dc:creator>Unknown Author</dc:creator>
              <meta:date-string>07/27/2024</meta:date-string>
              <text:p text:style-name="P1"><text:span text:style-name="T1">Defensive Posture</text:span></text:p>
            </office:annotation>
            <text:p>3</text:p>
          </table:table-cell>
          <table:table-cell table:style-name="ce6" office:value-type="float" office:value="3004" calcext:value-type="float">
            <text:p>300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4" calcext:value-type="float">
            <office:annotation draw:style-name="gr9" draw:text-style-name="P2" svg:width="2.1941in" svg:height="0.3744in" svg:x="0.5346in" svg:y="1.0894in" draw:caption-point-x="-0.1602in" draw:caption-point-y="-0.3189in">
              <dc:creator>Unknown Author</dc:creator>
              <meta:date-string>07/27/2024</meta:date-string>
              <text:p text:style-name="P1"><text:span text:style-name="T1">Evasive Posture</text:span></text:p>
            </office:annotation>
            <text:p>4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5" calcext:value-type="float">
            <office:annotation draw:style-name="gr10" draw:text-style-name="P4" svg:width="1.1413in" svg:height="0.7083in" svg:x="0.6146in" svg:y="0.3677in" draw:caption-point-x="-0.2402in" draw:caption-point-y="0.5945in">
              <dc:creator>Unknown Author</dc:creator>
              <meta:date-string>07/27/2024</meta:date-string>
              <text:p text:style-name="P3"><text:span text:style-name="T2">Hard Swipe</text:span></text:p>
            </office:annotation>
            <text:p>5</text:p>
          </table:table-cell>
          <table:table-cell table:style-name="ce6" office:value-type="float" office:value="3008" calcext:value-type="float">
            <text:p>3008</text:p>
          </table:table-cell>
          <table:table-cell table:style-name="ce6" office:value-type="float" office:value="3009" calcext:value-type="float">
            <text:p>3009</text:p>
          </table:table-cell>
          <table:table-cell table:style-name="ce8" office:value-type="float" office:value="502" calcext:value-type="float">
            <text:p>502</text:p>
          </table:table-cell>
          <table:table-cell table:style-name="ce8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" calcext:value-type="float">
            <office:annotation draw:style-name="gr10" draw:text-style-name="P4" svg:width="1.1413in" svg:height="0.7083in" svg:x="0.6146in" svg:y="0.5594in" draw:caption-point-x="-0.2402in" draw:caption-point-y="0.5945in">
              <dc:creator>Unknown Author</dc:creator>
              <meta:date-string>07/27/2024</meta:date-string>
              <text:p text:style-name="P3"><text:span text:style-name="T2">Heavy Bonk</text:span></text:p>
            </office:annotation>
            <text:p>6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3011" calcext:value-type="float">
            <text:p>3011</text:p>
          </table:table-cell>
          <table:table-cell table:style-name="ce7" office:value-type="float" office:value="518" calcext:value-type="float">
            <text:p>51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012" calcext:value-type="float">
            <text:p>3012</text:p>
          </table:table-cell>
          <table:table-cell table:style-name="ce6" office:value-type="float" office:value="3013" calcext:value-type="float">
            <text:p>30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014" calcext:value-type="float">
            <text:p>3014</text:p>
          </table:table-cell>
          <table:table-cell table:style-name="ce6" office:value-type="float" office:value="3015" calcext:value-type="float">
            <text:p>30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3017" calcext:value-type="float">
            <text:p>30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3019" calcext:value-type="float">
            <text:p>30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20" calcext:value-type="float">
            <text:p>3020</text:p>
          </table:table-cell>
          <table:table-cell table:style-name="ce6" office:value-type="float" office:value="3021" calcext:value-type="float">
            <text:p>30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22" calcext:value-type="float">
            <text:p>3022</text:p>
          </table:table-cell>
          <table:table-cell table:style-name="ce6" office:value-type="float" office:value="3023" calcext:value-type="float">
            <text:p>30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24" calcext:value-type="float">
            <text:p>3024</text:p>
          </table:table-cell>
          <table:table-cell table:style-name="ce6" office:value-type="float" office:value="3025" calcext:value-type="float">
            <text:p>30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3026" calcext:value-type="float">
            <text:p>3026</text:p>
          </table:table-cell>
          <table:table-cell table:style-name="ce6" office:value-type="float" office:value="3027" calcext:value-type="float">
            <text:p>30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3028" calcext:value-type="float">
            <text:p>3028</text:p>
          </table:table-cell>
          <table:table-cell table:style-name="ce6" office:value-type="float" office:value="3029" calcext:value-type="float">
            <text:p>30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3030" calcext:value-type="float">
            <text:p>3030</text:p>
          </table:table-cell>
          <table:table-cell table:style-name="ce6" office:value-type="float" office:value="3031" calcext:value-type="float">
            <text:p>30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3032" calcext:value-type="float">
            <text:p>3032</text:p>
          </table:table-cell>
          <table:table-cell table:style-name="ce6" office:value-type="float" office:value="3033" calcext:value-type="float">
            <text:p>30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34" calcext:value-type="float">
            <text:p>3034</text:p>
          </table:table-cell>
          <table:table-cell table:style-name="ce6" office:value-type="float" office:value="3035" calcext:value-type="float">
            <text:p>30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3036" calcext:value-type="float">
            <text:p>3036</text:p>
          </table:table-cell>
          <table:table-cell table:style-name="ce6" office:value-type="float" office:value="3037" calcext:value-type="float">
            <text:p>30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38" calcext:value-type="float">
            <text:p>3038</text:p>
          </table:table-cell>
          <table:table-cell table:style-name="ce6" office:value-type="float" office:value="3039" calcext:value-type="float">
            <text:p>30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3040" calcext:value-type="float">
            <text:p>3040</text:p>
          </table:table-cell>
          <table:table-cell table:style-name="ce6" office:value-type="float" office:value="3041" calcext:value-type="float">
            <text:p>30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42" calcext:value-type="float">
            <text:p>3042</text:p>
          </table:table-cell>
          <table:table-cell table:style-name="ce6" office:value-type="float" office:value="3043" calcext:value-type="float">
            <text:p>30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3045" calcext:value-type="float">
            <text:p>30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3046" calcext:value-type="float">
            <text:p>3046</text:p>
          </table:table-cell>
          <table:table-cell table:style-name="ce6" office:value-type="float" office:value="3047" calcext:value-type="float">
            <text:p>30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48" calcext:value-type="float">
            <text:p>3048</text:p>
          </table:table-cell>
          <table:table-cell table:style-name="ce6" office:value-type="float" office:value="3049" calcext:value-type="float">
            <text:p>30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3050" calcext:value-type="float">
            <text:p>3050</text:p>
          </table:table-cell>
          <table:table-cell table:style-name="ce6" office:value-type="float" office:value="3051" calcext:value-type="float">
            <text:p>30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3052" calcext:value-type="float">
            <text:p>3052</text:p>
          </table:table-cell>
          <table:table-cell table:style-name="ce6" office:value-type="float" office:value="3053" calcext:value-type="float">
            <text:p>30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float" office:value="3055" calcext:value-type="float">
            <text:p>30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56" calcext:value-type="float">
            <text:p>3056</text:p>
          </table:table-cell>
          <table:table-cell table:style-name="ce6" office:value-type="float" office:value="3057" calcext:value-type="float">
            <text:p>30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058" calcext:value-type="float">
            <text:p>3058</text:p>
          </table:table-cell>
          <table:table-cell table:style-name="ce6" office:value-type="float" office:value="3059" calcext:value-type="float">
            <text:p>30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061" calcext:value-type="float">
            <text:p>30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3062" calcext:value-type="float">
            <text:p>3062</text:p>
          </table:table-cell>
          <table:table-cell table:style-name="ce6" office:value-type="float" office:value="3063" calcext:value-type="float">
            <text:p>30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3065" calcext:value-type="float">
            <text:p>30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3066" calcext:value-type="float">
            <text:p>3066</text:p>
          </table:table-cell>
          <table:table-cell table:style-name="ce6" office:value-type="float" office:value="3067" calcext:value-type="float">
            <text:p>30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float" office:value="3069" calcext:value-type="float">
            <text:p>30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70" calcext:value-type="float">
            <text:p>3070</text:p>
          </table:table-cell>
          <table:table-cell table:style-name="ce6" office:value-type="float" office:value="3071" calcext:value-type="float">
            <text:p>30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3073" calcext:value-type="float">
            <text:p>30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3074" calcext:value-type="float">
            <text:p>3074</text:p>
          </table:table-cell>
          <table:table-cell table:style-name="ce6" office:value-type="float" office:value="3075" calcext:value-type="float">
            <text:p>30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3076" calcext:value-type="float">
            <text:p>3076</text:p>
          </table:table-cell>
          <table:table-cell table:style-name="ce6" office:value-type="float" office:value="3077" calcext:value-type="float">
            <text:p>30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078" calcext:value-type="float">
            <text:p>3078</text:p>
          </table:table-cell>
          <table:table-cell table:style-name="ce6" office:value-type="float" office:value="3079" calcext:value-type="float">
            <text:p>30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3080" calcext:value-type="float">
            <text:p>3080</text:p>
          </table:table-cell>
          <table:table-cell table:style-name="ce6" office:value-type="float" office:value="3081" calcext:value-type="float">
            <text:p>30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3082" calcext:value-type="float">
            <text:p>3082</text:p>
          </table:table-cell>
          <table:table-cell table:style-name="ce6" office:value-type="float" office:value="3083" calcext:value-type="float">
            <text:p>30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3084" calcext:value-type="float">
            <text:p>3084</text:p>
          </table:table-cell>
          <table:table-cell table:style-name="ce6" office:value-type="float" office:value="3085" calcext:value-type="float">
            <text:p>30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3086" calcext:value-type="float">
            <text:p>3086</text:p>
          </table:table-cell>
          <table:table-cell table:style-name="ce6" office:value-type="float" office:value="3087" calcext:value-type="float">
            <text:p>30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88" calcext:value-type="float">
            <text:p>3088</text:p>
          </table:table-cell>
          <table:table-cell table:style-name="ce6" office:value-type="float" office:value="3089" calcext:value-type="float">
            <text:p>30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90" calcext:value-type="float">
            <text:p>3090</text:p>
          </table:table-cell>
          <table:table-cell table:style-name="ce6" office:value-type="float" office:value="3091" calcext:value-type="float">
            <text:p>30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3093" calcext:value-type="float">
            <text:p>30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3094" calcext:value-type="float">
            <text:p>3094</text:p>
          </table:table-cell>
          <table:table-cell table:style-name="ce6" office:value-type="float" office:value="3095" calcext:value-type="float">
            <text:p>30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3096" calcext:value-type="float">
            <text:p>3096</text:p>
          </table:table-cell>
          <table:table-cell table:style-name="ce6" office:value-type="float" office:value="3097" calcext:value-type="float">
            <text:p>30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98" calcext:value-type="float">
            <text:p>3098</text:p>
          </table:table-cell>
          <table:table-cell table:style-name="ce6" office:value-type="float" office:value="3099" calcext:value-type="float">
            <text:p>30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3100" calcext:value-type="float">
            <text:p>3100</text:p>
          </table:table-cell>
          <table:table-cell table:style-name="ce6" office:value-type="float" office:value="3101" calcext:value-type="float">
            <text:p>31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3103" calcext:value-type="float">
            <text:p>31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3104" calcext:value-type="float">
            <text:p>3104</text:p>
          </table:table-cell>
          <table:table-cell table:style-name="ce6" office:value-type="float" office:value="3105" calcext:value-type="float">
            <text:p>31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3106" calcext:value-type="float">
            <text:p>3106</text:p>
          </table:table-cell>
          <table:table-cell table:style-name="ce6" office:value-type="float" office:value="3107" calcext:value-type="float">
            <text:p>31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3108" calcext:value-type="float">
            <text:p>3108</text:p>
          </table:table-cell>
          <table:table-cell table:style-name="ce6" office:value-type="float" office:value="3109" calcext:value-type="float">
            <text:p>31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3110" calcext:value-type="float">
            <text:p>3110</text:p>
          </table:table-cell>
          <table:table-cell table:style-name="ce6" office:value-type="float" office:value="3111" calcext:value-type="float">
            <text:p>31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3112" calcext:value-type="float">
            <text:p>3112</text:p>
          </table:table-cell>
          <table:table-cell table:style-name="ce6" office:value-type="float" office:value="3113" calcext:value-type="float">
            <text:p>31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3114" calcext:value-type="float">
            <text:p>3114</text:p>
          </table:table-cell>
          <table:table-cell table:style-name="ce6" office:value-type="float" office:value="3115" calcext:value-type="float">
            <text:p>31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3116" calcext:value-type="float">
            <text:p>3116</text:p>
          </table:table-cell>
          <table:table-cell table:style-name="ce6" office:value-type="float" office:value="3117" calcext:value-type="float">
            <text:p>31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19" calcext:value-type="float">
            <text:p>31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3120" calcext:value-type="float">
            <text:p>3120</text:p>
          </table:table-cell>
          <table:table-cell table:style-name="ce6" office:value-type="float" office:value="3121" calcext:value-type="float">
            <text:p>31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123" calcext:value-type="float">
            <text:p>31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3124" calcext:value-type="float">
            <text:p>3124</text:p>
          </table:table-cell>
          <table:table-cell table:style-name="ce6" office:value-type="float" office:value="3125" calcext:value-type="float">
            <text:p>31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3126" calcext:value-type="float">
            <text:p>3126</text:p>
          </table:table-cell>
          <table:table-cell table:style-name="ce6" office:value-type="float" office:value="3127" calcext:value-type="float">
            <text:p>31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5" calcext:value-type="float">
            <office:annotation draw:style-name="gr10" draw:text-style-name="P4" svg:width="1.1413in" svg:height="0.7083in" svg:x="0.6146in" svg:y="11.8677in" draw:caption-point-x="-0.2402in" draw:caption-point-y="0.5945in">
              <meta:date-string>07/27/2024</meta:date-string>
              <text:p text:style-name="P3"><text:span text:style-name="T2">Retaliate</text:span></text:p>
            </office:annotation>
            <text:p>65</text:p>
          </table:table-cell>
          <table:table-cell table:style-name="ce6" office:value-type="float" office:value="3128" calcext:value-type="float">
            <text:p>3128</text:p>
          </table:table-cell>
          <table:table-cell table:style-name="ce6" office:value-type="float" office:value="3129" calcext:value-type="float">
            <text:p>3129</text:p>
          </table:table-cell>
          <table:table-cell table:style-name="ce8" office:value-type="float" office:value="563" calcext:value-type="float">
            <text:p>563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2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6" calcext:value-type="float">
            <office:annotation draw:style-name="gr10" draw:text-style-name="P4" svg:width="1.1413in" svg:height="0.7083in" svg:x="0.6146in" svg:y="12.0594in" draw:caption-point-x="-0.2402in" draw:caption-point-y="0.5945in">
              <meta:date-string>07/27/2024</meta:date-string>
              <text:p text:style-name="P3"><text:span text:style-name="T2">Transfuse</text:span></text:p>
            </office:annotation>
            <text:p>66</text:p>
          </table:table-cell>
          <table:table-cell table:style-name="ce6" office:value-type="float" office:value="3130" calcext:value-type="float">
            <text:p>3130</text:p>
          </table:table-cell>
          <table:table-cell table:style-name="ce6" office:value-type="float" office:value="3131" calcext:value-type="float">
            <text:p>3131</text:p>
          </table:table-cell>
          <table:table-cell table:style-name="ce8" office:value-type="float" office:value="564" calcext:value-type="float">
            <text:p>564</text:p>
          </table:table-cell>
          <table:table-cell table:style-name="ce8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table:number-columns-repeated="6"/>
          <table:table-cell table:style-name="ce19" table:number-columns-repeated="5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3132" calcext:value-type="float">
            <text:p>3132</text:p>
          </table:table-cell>
          <table:table-cell table:style-name="ce6" office:value-type="float" office:value="3133" calcext:value-type="float">
            <text:p>3133</text:p>
          </table:table-cell>
          <table:table-cell table:style-name="ce8" office:value-type="float" office:value="565" calcext:value-type="float">
            <text:p>56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3134" calcext:value-type="float">
            <text:p>3134</text:p>
          </table:table-cell>
          <table:table-cell table:style-name="ce6" office:value-type="float" office:value="3135" calcext:value-type="float">
            <text:p>3135</text:p>
          </table:table-cell>
          <table:table-cell table:style-name="ce8" office:value-type="float" office:value="566" calcext:value-type="float">
            <text:p>56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3136" calcext:value-type="float">
            <text:p>3136</text:p>
          </table:table-cell>
          <table:table-cell table:style-name="ce6" office:value-type="float" office:value="3137" calcext:value-type="float">
            <text:p>3137</text:p>
          </table:table-cell>
          <table:table-cell table:style-name="ce8" office:value-type="float" office:value="567" calcext:value-type="float">
            <text:p>56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3139" calcext:value-type="float">
            <text:p>3139</text:p>
          </table:table-cell>
          <table:table-cell table:style-name="ce8" office:value-type="float" office:value="568" calcext:value-type="float">
            <text:p>56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40" calcext:value-type="float">
            <text:p>3140</text:p>
          </table:table-cell>
          <table:table-cell table:style-name="ce6" office:value-type="float" office:value="3141" calcext:value-type="float">
            <text:p>3141</text:p>
          </table:table-cell>
          <table:table-cell table:style-name="ce8" office:value-type="float" office:value="569" calcext:value-type="float">
            <text:p>56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142" calcext:value-type="float">
            <text:p>3142</text:p>
          </table:table-cell>
          <table:table-cell table:style-name="ce6" office:value-type="float" office:value="3143" calcext:value-type="float">
            <text:p>3143</text:p>
          </table:table-cell>
          <table:table-cell table:style-name="ce8" office:value-type="float" office:value="570" calcext:value-type="float">
            <text:p>57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144" calcext:value-type="float">
            <text:p>3144</text:p>
          </table:table-cell>
          <table:table-cell table:style-name="ce6" office:value-type="float" office:value="3145" calcext:value-type="float">
            <text:p>3145</text:p>
          </table:table-cell>
          <table:table-cell table:style-name="ce8" office:value-type="float" office:value="571" calcext:value-type="float">
            <text:p>57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146" calcext:value-type="float">
            <text:p>3146</text:p>
          </table:table-cell>
          <table:table-cell table:style-name="ce6" office:value-type="float" office:value="3147" calcext:value-type="float">
            <text:p>3147</text:p>
          </table:table-cell>
          <table:table-cell table:style-name="ce8" office:value-type="float" office:value="572" calcext:value-type="float">
            <text:p>57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3148" calcext:value-type="float">
            <text:p>3148</text:p>
          </table:table-cell>
          <table:table-cell table:style-name="ce6" office:value-type="float" office:value="3149" calcext:value-type="float">
            <text:p>3149</text:p>
          </table:table-cell>
          <table:table-cell table:style-name="ce8" office:value-type="float" office:value="573" calcext:value-type="float">
            <text:p>57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3150" calcext:value-type="float">
            <text:p>3150</text:p>
          </table:table-cell>
          <table:table-cell table:style-name="ce6" office:value-type="float" office:value="3151" calcext:value-type="float">
            <text:p>3151</text:p>
          </table:table-cell>
          <table:table-cell table:style-name="ce8" office:value-type="float" office:value="574" calcext:value-type="float">
            <text:p>57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52" calcext:value-type="float">
            <text:p>3152</text:p>
          </table:table-cell>
          <table:table-cell table:style-name="ce6" office:value-type="float" office:value="3153" calcext:value-type="float">
            <text:p>3153</text:p>
          </table:table-cell>
          <table:table-cell table:style-name="ce8" office:value-type="float" office:value="575" calcext:value-type="float">
            <text:p>57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3154" calcext:value-type="float">
            <text:p>3154</text:p>
          </table:table-cell>
          <table:table-cell table:style-name="ce6" office:value-type="float" office:value="3155" calcext:value-type="float">
            <text:p>3155</text:p>
          </table:table-cell>
          <table:table-cell table:style-name="ce8" office:value-type="float" office:value="576" calcext:value-type="float">
            <text:p>57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56" calcext:value-type="float">
            <text:p>3156</text:p>
          </table:table-cell>
          <table:table-cell table:style-name="ce6" office:value-type="float" office:value="3157" calcext:value-type="float">
            <text:p>3157</text:p>
          </table:table-cell>
          <table:table-cell table:style-name="ce8" office:value-type="float" office:value="577" calcext:value-type="float">
            <text:p>57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158" calcext:value-type="float">
            <text:p>3158</text:p>
          </table:table-cell>
          <table:table-cell table:style-name="ce6" office:value-type="float" office:value="3159" calcext:value-type="float">
            <text:p>3159</text:p>
          </table:table-cell>
          <table:table-cell table:style-name="ce8" office:value-type="float" office:value="578" calcext:value-type="float">
            <text:p>57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1" calcext:value-type="float">
            <office:annotation draw:style-name="gr10" draw:text-style-name="P4" svg:width="1.1413in" svg:height="0.7083in" svg:x="0.6146in" svg:y="14.9346in" draw:caption-point-x="-0.2402in" draw:caption-point-y="0.5945in">
              <meta:date-string>07/27/2024</meta:date-string>
              <text:p text:style-name="P3"><text:span text:style-name="T2">Now You See Me</text:span></text:p>
            </office:annotation>
            <text:p>81</text:p>
          </table:table-cell>
          <table:table-cell table:style-name="ce6" office:value-type="float" office:value="3160" calcext:value-type="float">
            <text:p>3160</text:p>
          </table:table-cell>
          <table:table-cell table:style-name="ce6" office:value-type="float" office:value="3161" calcext:value-type="float">
            <text:p>3161</text:p>
          </table:table-cell>
          <table:table-cell table:style-name="ce8" office:value-type="float" office:value="579" calcext:value-type="float">
            <text:p>57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3162" calcext:value-type="float">
            <text:p>3162</text:p>
          </table:table-cell>
          <table:table-cell table:style-name="ce6" office:value-type="float" office:value="3163" calcext:value-type="float">
            <text:p>3163</text:p>
          </table:table-cell>
          <table:table-cell table:style-name="ce8" office:value-type="float" office:value="580" calcext:value-type="float">
            <text:p>58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3165" calcext:value-type="float">
            <text:p>3165</text:p>
          </table:table-cell>
          <table:table-cell table:style-name="ce8" office:value-type="float" office:value="581" calcext:value-type="float">
            <text:p>58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3167" calcext:value-type="float">
            <text:p>3167</text:p>
          </table:table-cell>
          <table:table-cell table:style-name="ce8" office:value-type="float" office:value="582" calcext:value-type="float">
            <text:p>58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168" calcext:value-type="float">
            <text:p>3168</text:p>
          </table:table-cell>
          <table:table-cell table:style-name="ce6" office:value-type="float" office:value="3169" calcext:value-type="float">
            <text:p>3169</text:p>
          </table:table-cell>
          <table:table-cell table:style-name="ce8" office:value-type="float" office:value="583" calcext:value-type="float">
            <text:p>58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6" office:value-type="float" office:value="3170" calcext:value-type="float">
            <text:p>3170</text:p>
          </table:table-cell>
          <table:table-cell table:style-name="ce6" office:value-type="float" office:value="3171" calcext:value-type="float">
            <text:p>3171</text:p>
          </table:table-cell>
          <table:table-cell table:style-name="ce8" office:value-type="float" office:value="584" calcext:value-type="float">
            <text:p>584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float" office:value="3173" calcext:value-type="float">
            <text:p>3173</text:p>
          </table:table-cell>
          <table:table-cell table:style-name="ce8" office:value-type="float" office:value="585" calcext:value-type="float">
            <text:p>585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6" office:value-type="float" office:value="3174" calcext:value-type="float">
            <text:p>3174</text:p>
          </table:table-cell>
          <table:table-cell table:style-name="ce6" office:value-type="float" office:value="3175" calcext:value-type="float">
            <text:p>3175</text:p>
          </table:table-cell>
          <table:table-cell table:style-name="ce8" office:value-type="float" office:value="586" calcext:value-type="float">
            <text:p>586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6" office:value-type="float" office:value="3176" calcext:value-type="float">
            <text:p>3176</text:p>
          </table:table-cell>
          <table:table-cell table:style-name="ce6" office:value-type="float" office:value="3177" calcext:value-type="float">
            <text:p>3177</text:p>
          </table:table-cell>
          <table:table-cell table:style-name="ce8" office:value-type="float" office:value="587" calcext:value-type="float">
            <text:p>587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178" calcext:value-type="float">
            <text:p>3178</text:p>
          </table:table-cell>
          <table:table-cell table:style-name="ce6" office:value-type="float" office:value="3179" calcext:value-type="float">
            <text:p>3179</text:p>
          </table:table-cell>
          <table:table-cell table:style-name="ce8" office:value-type="float" office:value="588" calcext:value-type="float">
            <text:p>588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6" office:value-type="float" office:value="3180" calcext:value-type="float">
            <text:p>3180</text:p>
          </table:table-cell>
          <table:table-cell table:style-name="ce6" office:value-type="float" office:value="3181" calcext:value-type="float">
            <text:p>3181</text:p>
          </table:table-cell>
          <table:table-cell table:style-name="ce8" office:value-type="float" office:value="589" calcext:value-type="float">
            <text:p>589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183" calcext:value-type="float">
            <text:p>3183</text:p>
          </table:table-cell>
          <table:table-cell table:style-name="ce8" office:value-type="float" office:value="590" calcext:value-type="float">
            <text:p>590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6" office:value-type="float" office:value="3184" calcext:value-type="float">
            <text:p>3184</text:p>
          </table:table-cell>
          <table:table-cell table:style-name="ce6" office:value-type="float" office:value="3185" calcext:value-type="float">
            <text:p>3185</text:p>
          </table:table-cell>
          <table:table-cell table:style-name="ce8" office:value-type="float" office:value="591" calcext:value-type="float">
            <text:p>591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6" office:value-type="float" office:value="3186" calcext:value-type="float">
            <text:p>3186</text:p>
          </table:table-cell>
          <table:table-cell table:style-name="ce6" office:value-type="float" office:value="3187" calcext:value-type="float">
            <text:p>3187</text:p>
          </table:table-cell>
          <table:table-cell table:style-name="ce8" office:value-type="float" office:value="592" calcext:value-type="float">
            <text:p>592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3188" calcext:value-type="float">
            <text:p>3188</text:p>
          </table:table-cell>
          <table:table-cell table:style-name="ce6" office:value-type="float" office:value="3189" calcext:value-type="float">
            <text:p>3189</text:p>
          </table:table-cell>
          <table:table-cell table:style-name="ce8" office:value-type="float" office:value="593" calcext:value-type="float">
            <text:p>593</text:p>
          </table:table-cell>
          <table:table-cell table:style-name="ce8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6" office:value-type="float" office:value="3190" calcext:value-type="float">
            <text:p>3190</text:p>
          </table:table-cell>
          <table:table-cell table:style-name="ce6" office:value-type="float" office:value="3191" calcext:value-type="float">
            <text:p>31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92" calcext:value-type="float">
            <text:p>3192</text:p>
          </table:table-cell>
          <table:table-cell table:style-name="ce6" office:value-type="float" office:value="3193" calcext:value-type="float">
            <text:p>31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6" office:value-type="float" office:value="3194" calcext:value-type="float">
            <text:p>3194</text:p>
          </table:table-cell>
          <table:table-cell table:style-name="ce6" office:value-type="float" office:value="3195" calcext:value-type="float">
            <text:p>31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6" office:value-type="float" office:value="3196" calcext:value-type="float">
            <text:p>3196</text:p>
          </table:table-cell>
          <table:table-cell table:style-name="ce6" office:value-type="float" office:value="3197" calcext:value-type="float">
            <text:p>31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198" calcext:value-type="float">
            <text:p>3198</text:p>
          </table:table-cell>
          <table:table-cell table:style-name="ce6" office:value-type="float" office:value="3199" calcext:value-type="float">
            <text:p>31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200" calcext:value-type="float">
            <text:p>3200</text:p>
          </table:table-cell>
          <table:table-cell table:style-name="ce6" office:value-type="float" office:value="3201" calcext:value-type="float">
            <text:p>32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202" calcext:value-type="float">
            <text:p>3202</text:p>
          </table:table-cell>
          <table:table-cell table:style-name="ce6" office:value-type="float" office:value="3203" calcext:value-type="float">
            <text:p>32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3204" calcext:value-type="float">
            <text:p>3204</text:p>
          </table:table-cell>
          <table:table-cell table:style-name="ce6" office:value-type="float" office:value="3205" calcext:value-type="float">
            <text:p>32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3206" calcext:value-type="float">
            <text:p>3206</text:p>
          </table:table-cell>
          <table:table-cell table:style-name="ce6" office:value-type="float" office:value="3207" calcext:value-type="float">
            <text:p>32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208" calcext:value-type="float">
            <text:p>3208</text:p>
          </table:table-cell>
          <table:table-cell table:style-name="ce6" office:value-type="float" office:value="3209" calcext:value-type="float">
            <text:p>32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0" calcext:value-type="float">
            <text:p>3210</text:p>
          </table:table-cell>
          <table:table-cell table:style-name="ce6" office:value-type="float" office:value="3211" calcext:value-type="float">
            <text:p>32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3213" calcext:value-type="float">
            <text:p>32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3215" calcext:value-type="float">
            <text:p>32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216" calcext:value-type="float">
            <text:p>3216</text:p>
          </table:table-cell>
          <table:table-cell table:style-name="ce6" office:value-type="float" office:value="3217" calcext:value-type="float">
            <text:p>32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18" calcext:value-type="float">
            <text:p>3218</text:p>
          </table:table-cell>
          <table:table-cell table:style-name="ce6" office:value-type="float" office:value="3219" calcext:value-type="float">
            <text:p>32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20" calcext:value-type="float">
            <text:p>3220</text:p>
          </table:table-cell>
          <table:table-cell table:style-name="ce6" office:value-type="float" office:value="3221" calcext:value-type="float">
            <text:p>32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222" calcext:value-type="float">
            <text:p>3222</text:p>
          </table:table-cell>
          <table:table-cell table:style-name="ce6" office:value-type="float" office:value="3223" calcext:value-type="float">
            <text:p>32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224" calcext:value-type="float">
            <text:p>3224</text:p>
          </table:table-cell>
          <table:table-cell table:style-name="ce6" office:value-type="float" office:value="3225" calcext:value-type="float">
            <text:p>32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226" calcext:value-type="float">
            <text:p>3226</text:p>
          </table:table-cell>
          <table:table-cell table:style-name="ce6" office:value-type="float" office:value="3227" calcext:value-type="float">
            <text:p>32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228" calcext:value-type="float">
            <text:p>3228</text:p>
          </table:table-cell>
          <table:table-cell table:style-name="ce6" office:value-type="float" office:value="3229" calcext:value-type="float">
            <text:p>32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3230" calcext:value-type="float">
            <text:p>3230</text:p>
          </table:table-cell>
          <table:table-cell table:style-name="ce6" office:value-type="float" office:value="3231" calcext:value-type="float">
            <text:p>32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232" calcext:value-type="float">
            <text:p>3232</text:p>
          </table:table-cell>
          <table:table-cell table:style-name="ce6" office:value-type="float" office:value="3233" calcext:value-type="float">
            <text:p>32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3235" calcext:value-type="float">
            <text:p>32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3236" calcext:value-type="float">
            <text:p>3236</text:p>
          </table:table-cell>
          <table:table-cell table:style-name="ce6" office:value-type="float" office:value="3237" calcext:value-type="float">
            <text:p>32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238" calcext:value-type="float">
            <text:p>3238</text:p>
          </table:table-cell>
          <table:table-cell table:style-name="ce6" office:value-type="float" office:value="3239" calcext:value-type="float">
            <text:p>32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40" calcext:value-type="float">
            <text:p>3240</text:p>
          </table:table-cell>
          <table:table-cell table:style-name="ce6" office:value-type="float" office:value="3241" calcext:value-type="float">
            <text:p>32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3242" calcext:value-type="float">
            <text:p>3242</text:p>
          </table:table-cell>
          <table:table-cell table:style-name="ce6" office:value-type="float" office:value="3243" calcext:value-type="float">
            <text:p>32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244" calcext:value-type="float">
            <text:p>3244</text:p>
          </table:table-cell>
          <table:table-cell table:style-name="ce6" office:value-type="float" office:value="3245" calcext:value-type="float">
            <text:p>32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247" calcext:value-type="float">
            <text:p>32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248" calcext:value-type="float">
            <text:p>3248</text:p>
          </table:table-cell>
          <table:table-cell table:style-name="ce6" office:value-type="float" office:value="3249" calcext:value-type="float">
            <text:p>32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250" calcext:value-type="float">
            <text:p>3250</text:p>
          </table:table-cell>
          <table:table-cell table:style-name="ce6" office:value-type="float" office:value="3251" calcext:value-type="float">
            <text:p>32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3253" calcext:value-type="float">
            <text:p>32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254" calcext:value-type="float">
            <text:p>3254</text:p>
          </table:table-cell>
          <table:table-cell table:style-name="ce6" office:value-type="float" office:value="3255" calcext:value-type="float">
            <text:p>32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256" calcext:value-type="float">
            <text:p>3256</text:p>
          </table:table-cell>
          <table:table-cell table:style-name="ce6" office:value-type="float" office:value="3257" calcext:value-type="float">
            <text:p>32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258" calcext:value-type="float">
            <text:p>3258</text:p>
          </table:table-cell>
          <table:table-cell table:style-name="ce6" office:value-type="float" office:value="3259" calcext:value-type="float">
            <text:p>32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3261" calcext:value-type="float">
            <text:p>32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263" calcext:value-type="float">
            <text:p>32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4" calcext:value-type="float">
            <text:p>3264</text:p>
          </table:table-cell>
          <table:table-cell table:style-name="ce6" office:value-type="float" office:value="3265" calcext:value-type="float">
            <text:p>32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3266" calcext:value-type="float">
            <text:p>3266</text:p>
          </table:table-cell>
          <table:table-cell table:style-name="ce6" office:value-type="float" office:value="3267" calcext:value-type="float">
            <text:p>32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268" calcext:value-type="float">
            <text:p>3268</text:p>
          </table:table-cell>
          <table:table-cell table:style-name="ce6" office:value-type="float" office:value="3269" calcext:value-type="float">
            <text:p>32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270" calcext:value-type="float">
            <text:p>3270</text:p>
          </table:table-cell>
          <table:table-cell table:style-name="ce6" office:value-type="float" office:value="3271" calcext:value-type="float">
            <text:p>32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272" calcext:value-type="float">
            <text:p>3272</text:p>
          </table:table-cell>
          <table:table-cell table:style-name="ce6" office:value-type="float" office:value="3273" calcext:value-type="float">
            <text:p>32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74" calcext:value-type="float">
            <text:p>3274</text:p>
          </table:table-cell>
          <table:table-cell table:style-name="ce6" office:value-type="float" office:value="3275" calcext:value-type="float">
            <text:p>32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76" calcext:value-type="float">
            <text:p>3276</text:p>
          </table:table-cell>
          <table:table-cell table:style-name="ce6" office:value-type="float" office:value="3277" calcext:value-type="float">
            <text:p>32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278" calcext:value-type="float">
            <text:p>3278</text:p>
          </table:table-cell>
          <table:table-cell table:style-name="ce6" office:value-type="float" office:value="3279" calcext:value-type="float">
            <text:p>32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280" calcext:value-type="float">
            <text:p>3280</text:p>
          </table:table-cell>
          <table:table-cell table:style-name="ce6" office:value-type="float" office:value="3281" calcext:value-type="float">
            <text:p>32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282" calcext:value-type="float">
            <text:p>3282</text:p>
          </table:table-cell>
          <table:table-cell table:style-name="ce6" office:value-type="float" office:value="3283" calcext:value-type="float">
            <text:p>32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284" calcext:value-type="float">
            <text:p>3284</text:p>
          </table:table-cell>
          <table:table-cell table:style-name="ce6" office:value-type="float" office:value="3285" calcext:value-type="float">
            <text:p>32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3286" calcext:value-type="float">
            <text:p>3286</text:p>
          </table:table-cell>
          <table:table-cell table:style-name="ce6" office:value-type="float" office:value="3287" calcext:value-type="float">
            <text:p>32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288" calcext:value-type="float">
            <text:p>3288</text:p>
          </table:table-cell>
          <table:table-cell table:style-name="ce6" office:value-type="float" office:value="3289" calcext:value-type="float">
            <text:p>32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290" calcext:value-type="float">
            <text:p>3290</text:p>
          </table:table-cell>
          <table:table-cell table:style-name="ce6" office:value-type="float" office:value="3291" calcext:value-type="float">
            <text:p>32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292" calcext:value-type="float">
            <text:p>3292</text:p>
          </table:table-cell>
          <table:table-cell table:style-name="ce6" office:value-type="float" office:value="3293" calcext:value-type="float">
            <text:p>32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294" calcext:value-type="float">
            <text:p>3294</text:p>
          </table:table-cell>
          <table:table-cell table:style-name="ce6" office:value-type="float" office:value="3295" calcext:value-type="float">
            <text:p>32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3296" calcext:value-type="float">
            <text:p>3296</text:p>
          </table:table-cell>
          <table:table-cell table:style-name="ce6" office:value-type="float" office:value="3297" calcext:value-type="float">
            <text:p>32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298" calcext:value-type="float">
            <text:p>3298</text:p>
          </table:table-cell>
          <table:table-cell table:style-name="ce6" office:value-type="float" office:value="3299" calcext:value-type="float">
            <text:p>329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300" calcext:value-type="float">
            <text:p>3300</text:p>
          </table:table-cell>
          <table:table-cell table:style-name="ce6" office:value-type="float" office:value="3301" calcext:value-type="float">
            <text:p>330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302" calcext:value-type="float">
            <text:p>3302</text:p>
          </table:table-cell>
          <table:table-cell table:style-name="ce6" office:value-type="float" office:value="3303" calcext:value-type="float">
            <text:p>330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3304" calcext:value-type="float">
            <text:p>3304</text:p>
          </table:table-cell>
          <table:table-cell table:style-name="ce6" office:value-type="float" office:value="3305" calcext:value-type="float">
            <text:p>330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306" calcext:value-type="float">
            <text:p>3306</text:p>
          </table:table-cell>
          <table:table-cell table:style-name="ce6" office:value-type="float" office:value="3307" calcext:value-type="float">
            <text:p>330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308" calcext:value-type="float">
            <text:p>3308</text:p>
          </table:table-cell>
          <table:table-cell table:style-name="ce6" office:value-type="float" office:value="3309" calcext:value-type="float">
            <text:p>330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3310" calcext:value-type="float">
            <text:p>3310</text:p>
          </table:table-cell>
          <table:table-cell table:style-name="ce6" office:value-type="float" office:value="3311" calcext:value-type="float">
            <text:p>331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float" office:value="3313" calcext:value-type="float">
            <text:p>33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3314" calcext:value-type="float">
            <text:p>3314</text:p>
          </table:table-cell>
          <table:table-cell table:style-name="ce6" office:value-type="float" office:value="3315" calcext:value-type="float">
            <text:p>33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317" calcext:value-type="float">
            <text:p>33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18" calcext:value-type="float">
            <text:p>3318</text:p>
          </table:table-cell>
          <table:table-cell table:style-name="ce6" office:value-type="float" office:value="3319" calcext:value-type="float">
            <text:p>33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320" calcext:value-type="float">
            <text:p>3320</text:p>
          </table:table-cell>
          <table:table-cell table:style-name="ce6" office:value-type="float" office:value="3321" calcext:value-type="float">
            <text:p>33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22" calcext:value-type="float">
            <text:p>3322</text:p>
          </table:table-cell>
          <table:table-cell table:style-name="ce6" office:value-type="float" office:value="3323" calcext:value-type="float">
            <text:p>33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3325" calcext:value-type="float">
            <text:p>33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326" calcext:value-type="float">
            <text:p>3326</text:p>
          </table:table-cell>
          <table:table-cell table:style-name="ce6" office:value-type="float" office:value="3327" calcext:value-type="float">
            <text:p>33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328" calcext:value-type="float">
            <text:p>3328</text:p>
          </table:table-cell>
          <table:table-cell table:style-name="ce6" office:value-type="float" office:value="3329" calcext:value-type="float">
            <text:p>33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330" calcext:value-type="float">
            <text:p>3330</text:p>
          </table:table-cell>
          <table:table-cell table:style-name="ce6" office:value-type="float" office:value="3331" calcext:value-type="float">
            <text:p>33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3333" calcext:value-type="float">
            <text:p>33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334" calcext:value-type="float">
            <text:p>3334</text:p>
          </table:table-cell>
          <table:table-cell table:style-name="ce6" office:value-type="float" office:value="3335" calcext:value-type="float">
            <text:p>33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36" calcext:value-type="float">
            <text:p>3336</text:p>
          </table:table-cell>
          <table:table-cell table:style-name="ce6" office:value-type="float" office:value="3337" calcext:value-type="float">
            <text:p>33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38" calcext:value-type="float">
            <text:p>3338</text:p>
          </table:table-cell>
          <table:table-cell table:style-name="ce6" office:value-type="float" office:value="3339" calcext:value-type="float">
            <text:p>33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3340" calcext:value-type="float">
            <text:p>3340</text:p>
          </table:table-cell>
          <table:table-cell table:style-name="ce6" office:value-type="float" office:value="3341" calcext:value-type="float">
            <text:p>33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342" calcext:value-type="float">
            <text:p>3342</text:p>
          </table:table-cell>
          <table:table-cell table:style-name="ce6" office:value-type="float" office:value="3343" calcext:value-type="float">
            <text:p>33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3344" calcext:value-type="float">
            <text:p>3344</text:p>
          </table:table-cell>
          <table:table-cell table:style-name="ce6" office:value-type="float" office:value="3345" calcext:value-type="float">
            <text:p>33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3346" calcext:value-type="float">
            <text:p>3346</text:p>
          </table:table-cell>
          <table:table-cell table:style-name="ce6" office:value-type="float" office:value="3347" calcext:value-type="float">
            <text:p>33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3349" calcext:value-type="float">
            <text:p>33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350" calcext:value-type="float">
            <text:p>3350</text:p>
          </table:table-cell>
          <table:table-cell table:style-name="ce6" office:value-type="float" office:value="3351" calcext:value-type="float">
            <text:p>33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3353" calcext:value-type="float">
            <text:p>33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354" calcext:value-type="float">
            <text:p>3354</text:p>
          </table:table-cell>
          <table:table-cell table:style-name="ce6" office:value-type="float" office:value="3355" calcext:value-type="float">
            <text:p>33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3356" calcext:value-type="float">
            <text:p>3356</text:p>
          </table:table-cell>
          <table:table-cell table:style-name="ce6" office:value-type="float" office:value="3357" calcext:value-type="float">
            <text:p>33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58" calcext:value-type="float">
            <text:p>3358</text:p>
          </table:table-cell>
          <table:table-cell table:style-name="ce6" office:value-type="float" office:value="3359" calcext:value-type="float">
            <text:p>33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3360" calcext:value-type="float">
            <text:p>3360</text:p>
          </table:table-cell>
          <table:table-cell table:style-name="ce6" office:value-type="float" office:value="3361" calcext:value-type="float">
            <text:p>33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362" calcext:value-type="float">
            <text:p>3362</text:p>
          </table:table-cell>
          <table:table-cell table:style-name="ce6" office:value-type="float" office:value="3363" calcext:value-type="float">
            <text:p>336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364" calcext:value-type="float">
            <text:p>3364</text:p>
          </table:table-cell>
          <table:table-cell table:style-name="ce6" office:value-type="float" office:value="3365" calcext:value-type="float">
            <text:p>336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3367" calcext:value-type="float">
            <text:p>336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368" calcext:value-type="float">
            <text:p>3368</text:p>
          </table:table-cell>
          <table:table-cell table:style-name="ce6" office:value-type="float" office:value="3369" calcext:value-type="float">
            <text:p>336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3371" calcext:value-type="float">
            <text:p>337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372" calcext:value-type="float">
            <text:p>3372</text:p>
          </table:table-cell>
          <table:table-cell table:style-name="ce6" office:value-type="float" office:value="3373" calcext:value-type="float">
            <text:p>337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374" calcext:value-type="float">
            <text:p>3374</text:p>
          </table:table-cell>
          <table:table-cell table:style-name="ce6" office:value-type="float" office:value="3375" calcext:value-type="float">
            <text:p>337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376" calcext:value-type="float">
            <text:p>3376</text:p>
          </table:table-cell>
          <table:table-cell table:style-name="ce6" office:value-type="float" office:value="3377" calcext:value-type="float">
            <text:p>337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78" calcext:value-type="float">
            <text:p>3378</text:p>
          </table:table-cell>
          <table:table-cell table:style-name="ce6" office:value-type="float" office:value="3379" calcext:value-type="float">
            <text:p>337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380" calcext:value-type="float">
            <text:p>3380</text:p>
          </table:table-cell>
          <table:table-cell table:style-name="ce6" office:value-type="float" office:value="3381" calcext:value-type="float">
            <text:p>338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382" calcext:value-type="float">
            <text:p>3382</text:p>
          </table:table-cell>
          <table:table-cell table:style-name="ce6" office:value-type="float" office:value="3383" calcext:value-type="float">
            <text:p>338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3384" calcext:value-type="float">
            <text:p>3384</text:p>
          </table:table-cell>
          <table:table-cell table:style-name="ce6" office:value-type="float" office:value="3385" calcext:value-type="float">
            <text:p>338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3386" calcext:value-type="float">
            <text:p>3386</text:p>
          </table:table-cell>
          <table:table-cell table:style-name="ce6" office:value-type="float" office:value="3387" calcext:value-type="float">
            <text:p>338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3388" calcext:value-type="float">
            <text:p>3388</text:p>
          </table:table-cell>
          <table:table-cell table:style-name="ce6" office:value-type="float" office:value="3389" calcext:value-type="float">
            <text:p>338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390" calcext:value-type="float">
            <text:p>3390</text:p>
          </table:table-cell>
          <table:table-cell table:style-name="ce6" office:value-type="float" office:value="3391" calcext:value-type="float">
            <text:p>339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392" calcext:value-type="float">
            <text:p>3392</text:p>
          </table:table-cell>
          <table:table-cell table:style-name="ce6" office:value-type="float" office:value="3393" calcext:value-type="float">
            <text:p>339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94" calcext:value-type="float">
            <text:p>3394</text:p>
          </table:table-cell>
          <table:table-cell table:style-name="ce6" office:value-type="float" office:value="3395" calcext:value-type="float">
            <text:p>339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3396" calcext:value-type="float">
            <text:p>3396</text:p>
          </table:table-cell>
          <table:table-cell table:style-name="ce6" office:value-type="float" office:value="3397" calcext:value-type="float">
            <text:p>339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0" calcext:value-type="float">
            <office:annotation draw:style-name="gr9" draw:text-style-name="P2" svg:width="2.1941in" svg:height="0.3744in" svg:x="0.5346in" svg:y="38.6567in" draw:caption-point-x="-0.1602in" draw:caption-point-y="-0.3193in">
              <dc:creator>Unknown Author</dc:creator>
              <meta:date-string>07/27/2024</meta:date-string>
              <text:p text:style-name="P1"><text:span text:style-name="T1">Hideous Claw</text:span></text:p>
            </office:annotation>
            <text:p>200</text:p>
          </table:table-cell>
          <table:table-cell table:style-name="ce6" office:value-type="float" office:value="3398" calcext:value-type="float">
            <text:p>3398</text:p>
          </table:table-cell>
          <table:table-cell table:style-name="ce6" office:value-type="float" office:value="3399" calcext:value-type="float">
            <text:p>33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7" office:value-type="float" office:value="201" calcext:value-type="float">
            <office:annotation draw:style-name="gr1" draw:text-style-name="P2" svg:width="2.1941in" svg:height="0.3748in" svg:x="0.5346in" svg:y="38.848in" draw:caption-point-x="-0.1602in" draw:caption-point-y="-0.3189in">
              <dc:creator>Unknown Author</dc:creator>
              <meta:date-string>07/27/2024</meta:date-string>
              <text:p text:style-name="P1"><text:span text:style-name="T1">Cross Pierce Claw</text:span></text:p>
            </office:annotation>
            <text:p>201</text:p>
          </table:table-cell>
          <table:table-cell table:style-name="ce6" office:value-type="float" office:value="3400" calcext:value-type="float">
            <text:p>3400</text:p>
          </table:table-cell>
          <table:table-cell table:style-name="ce6" office:value-type="float" office:value="3401" calcext:value-type="float">
            <text:p>340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2" calcext:value-type="float">
            <office:annotation draw:style-name="gr9" draw:text-style-name="P2" svg:width="2.1941in" svg:height="0.3744in" svg:x="0.5346in" svg:y="39.0398in" draw:caption-point-x="-0.1602in" draw:caption-point-y="-0.3193in">
              <dc:creator>Unknown Author</dc:creator>
              <meta:date-string>07/27/2024</meta:date-string>
              <text:p text:style-name="P1"><text:span text:style-name="T1">Keep The Cicle (Lay egg)</text:span></text:p>
            </office:annotation>
            <text:p>202</text:p>
          </table:table-cell>
          <table:table-cell table:style-name="ce6" office:value-type="float" office:value="3402" calcext:value-type="float">
            <text:p>3402</text:p>
          </table:table-cell>
          <table:table-cell table:style-name="ce6" office:value-type="float" office:value="3403" calcext:value-type="float">
            <text:p>34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3" calcext:value-type="float">
            <office:annotation draw:style-name="gr9" draw:text-style-name="P2" svg:width="2.1941in" svg:height="0.3744in" svg:x="0.5346in" svg:y="39.2315in" draw:caption-point-x="-0.1602in" draw:caption-point-y="-0.3193in">
              <dc:creator>Unknown Author</dc:creator>
              <meta:date-string>07/27/2024</meta:date-string>
              <text:p text:style-name="P1"><text:span text:style-name="T1">Caustic Insides</text:span></text:p>
            </office:annotation>
            <text:p>203</text:p>
          </table:table-cell>
          <table:table-cell table:style-name="ce6" office:value-type="float" office:value="3404" calcext:value-type="float">
            <text:p>3404</text:p>
          </table:table-cell>
          <table:table-cell table:style-name="ce6" office:value-type="float" office:value="3405" calcext:value-type="float">
            <text:p>340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4" calcext:value-type="float">
            <office:annotation draw:style-name="gr9" draw:text-style-name="P2" svg:width="2.1941in" svg:height="0.3744in" svg:x="0.5346in" svg:y="39.4228in" draw:caption-point-x="-0.1602in" draw:caption-point-y="-0.3189in">
              <dc:creator>Unknown Author</dc:creator>
              <meta:date-string>07/27/2024</meta:date-string>
              <text:p text:style-name="P1"><text:span text:style-name="T1">Salty Tears</text:span></text:p>
            </office:annotation>
            <text:p>204</text:p>
          </table:table-cell>
          <table:table-cell table:style-name="ce6" office:value-type="float" office:value="3406" calcext:value-type="float">
            <text:p>3406</text:p>
          </table:table-cell>
          <table:table-cell table:style-name="ce6" office:value-type="float" office:value="3407" calcext:value-type="float">
            <text:p>340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-1" calcext:value-type="float">
            <text:p>-1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5" calcext:value-type="float">
            <office:annotation draw:style-name="gr9" draw:text-style-name="P2" svg:width="2.1941in" svg:height="0.3744in" svg:x="0.5346in" svg:y="39.615in" draw:caption-point-x="-0.1602in" draw:caption-point-y="-0.3193in">
              <dc:creator>Unknown Author</dc:creator>
              <meta:date-string>07/27/2024</meta:date-string>
              <text:p text:style-name="P1"><text:span text:style-name="T1">Small Claw</text:span></text:p>
            </office:annotation>
            <text:p>205</text:p>
          </table:table-cell>
          <table:table-cell table:style-name="ce6" office:value-type="float" office:value="3408" calcext:value-type="float">
            <text:p>3408</text:p>
          </table:table-cell>
          <table:table-cell table:style-name="ce6" office:value-type="float" office:value="3409" calcext:value-type="float">
            <text:p>340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6" calcext:value-type="float">
            <office:annotation draw:style-name="gr1" draw:text-style-name="P2" svg:width="2.1941in" svg:height="0.3748in" svg:x="0.5346in" svg:y="39.8063in" draw:caption-point-x="-0.1602in" draw:caption-point-y="-0.3189in">
              <dc:creator>Unknown Author</dc:creator>
              <meta:date-string>07/27/2024</meta:date-string>
              <text:p text:style-name="P1"><text:span text:style-name="T1">Rise and Shine</text:span></text:p>
            </office:annotation>
            <text:p>206</text:p>
          </table:table-cell>
          <table:table-cell table:style-name="ce6" office:value-type="float" office:value="3410" calcext:value-type="float">
            <text:p>3410</text:p>
          </table:table-cell>
          <table:table-cell table:style-name="ce6" office:value-type="float" office:value="3411" calcext:value-type="float">
            <text:p>34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table:style-name="ce6" office:value-type="float" office:value="207" calcext:value-type="float">
            <office:annotation draw:style-name="gr9" draw:text-style-name="P2" svg:width="2.1941in" svg:height="0.3744in" svg:x="0.5346in" svg:y="39.9984in" draw:caption-point-x="-0.1602in" draw:caption-point-y="-0.3193in">
              <dc:creator>Unknown Author</dc:creator>
              <meta:date-string>07/27/2024</meta:date-string>
              <text:p text:style-name="P1"><text:span text:style-name="T1">Body Slam</text:span></text:p>
            </office:annotation>
            <text:p>207</text:p>
          </table:table-cell>
          <table:table-cell table:style-name="ce6" office:value-type="float" office:value="3412" calcext:value-type="float">
            <text:p>3412</text:p>
          </table:table-cell>
          <table:table-cell table:style-name="ce6" office:value-type="float" office:value="3413" calcext:value-type="float">
            <text:p>341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8" calcext:value-type="float">
            <office:annotation draw:style-name="gr9" draw:text-style-name="P2" svg:width="2.1941in" svg:height="0.3744in" svg:x="0.5346in" svg:y="40.1898in" draw:caption-point-x="-0.1602in" draw:caption-point-y="-0.3193in">
              <dc:creator>Unknown Author</dc:creator>
              <meta:date-string>07/27/2024</meta:date-string>
              <text:p text:style-name="P1"><text:span text:style-name="T1">Ice Rime</text:span></text:p>
            </office:annotation>
            <text:p>208</text:p>
          </table:table-cell>
          <table:table-cell table:style-name="ce6" office:value-type="float" office:value="3414" calcext:value-type="float">
            <text:p>3414</text:p>
          </table:table-cell>
          <table:table-cell table:style-name="ce6" office:value-type="float" office:value="3415" calcext:value-type="float">
            <text:p>341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3417" calcext:value-type="float">
            <text:p>341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float" office:value="3419" calcext:value-type="float">
            <text:p>341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420" calcext:value-type="float">
            <text:p>3420</text:p>
          </table:table-cell>
          <table:table-cell table:style-name="ce6" office:value-type="float" office:value="3421" calcext:value-type="float">
            <text:p>342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3423" calcext:value-type="float">
            <text:p>342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3424" calcext:value-type="float">
            <text:p>3424</text:p>
          </table:table-cell>
          <table:table-cell table:style-name="ce6" office:value-type="float" office:value="3425" calcext:value-type="float">
            <text:p>342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426" calcext:value-type="float">
            <text:p>3426</text:p>
          </table:table-cell>
          <table:table-cell table:style-name="ce6" office:value-type="float" office:value="3427" calcext:value-type="float">
            <text:p>342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3428" calcext:value-type="float">
            <text:p>3428</text:p>
          </table:table-cell>
          <table:table-cell table:style-name="ce6" office:value-type="float" office:value="3429" calcext:value-type="float">
            <text:p>342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430" calcext:value-type="float">
            <text:p>3430</text:p>
          </table:table-cell>
          <table:table-cell table:style-name="ce6" office:value-type="float" office:value="3431" calcext:value-type="float">
            <text:p>343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3432" calcext:value-type="float">
            <text:p>3432</text:p>
          </table:table-cell>
          <table:table-cell table:style-name="ce6" office:value-type="float" office:value="3433" calcext:value-type="float">
            <text:p>343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34" calcext:value-type="float">
            <text:p>3434</text:p>
          </table:table-cell>
          <table:table-cell table:style-name="ce6" office:value-type="float" office:value="3435" calcext:value-type="float">
            <text:p>343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36" calcext:value-type="float">
            <text:p>3436</text:p>
          </table:table-cell>
          <table:table-cell table:style-name="ce6" office:value-type="float" office:value="3437" calcext:value-type="float">
            <text:p>343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float" office:value="3439" calcext:value-type="float">
            <text:p>343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float" office:value="3441" calcext:value-type="float">
            <text:p>344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442" calcext:value-type="float">
            <text:p>3442</text:p>
          </table:table-cell>
          <table:table-cell table:style-name="ce6" office:value-type="float" office:value="3443" calcext:value-type="float">
            <text:p>344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3444" calcext:value-type="float">
            <text:p>3444</text:p>
          </table:table-cell>
          <table:table-cell table:style-name="ce6" office:value-type="float" office:value="3445" calcext:value-type="float">
            <text:p>344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446" calcext:value-type="float">
            <text:p>3446</text:p>
          </table:table-cell>
          <table:table-cell table:style-name="ce6" office:value-type="float" office:value="3447" calcext:value-type="float">
            <text:p>344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3448" calcext:value-type="float">
            <text:p>3448</text:p>
          </table:table-cell>
          <table:table-cell table:style-name="ce6" office:value-type="float" office:value="3449" calcext:value-type="float">
            <text:p>344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3450" calcext:value-type="float">
            <text:p>3450</text:p>
          </table:table-cell>
          <table:table-cell table:style-name="ce6" office:value-type="float" office:value="3451" calcext:value-type="float">
            <text:p>345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3452" calcext:value-type="float">
            <text:p>3452</text:p>
          </table:table-cell>
          <table:table-cell table:style-name="ce6" office:value-type="float" office:value="3453" calcext:value-type="float">
            <text:p>3453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3454" calcext:value-type="float">
            <text:p>3454</text:p>
          </table:table-cell>
          <table:table-cell table:style-name="ce6" office:value-type="float" office:value="3455" calcext:value-type="float">
            <text:p>3455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3457" calcext:value-type="float">
            <text:p>3457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58" calcext:value-type="float">
            <text:p>3458</text:p>
          </table:table-cell>
          <table:table-cell table:style-name="ce6" office:value-type="float" office:value="3459" calcext:value-type="float">
            <text:p>3459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3460" calcext:value-type="float">
            <text:p>3460</text:p>
          </table:table-cell>
          <table:table-cell table:style-name="ce6" office:value-type="float" office:value="3461" calcext:value-type="float">
            <text:p>3461</text:p>
          </table:table-cell>
          <table:table-cell table:style-name="ce8" table:number-columns-repeated="2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2" calcext:value-type="float">
            <text:p>2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3" calcext:value-type="float">
            <text:p>2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4" calcext:value-type="float">
            <text:p>2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5" calcext:value-type="float">
            <text:p>2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6" calcext:value-type="float">
            <text:p>2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7" calcext:value-type="float">
            <text:p>2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8" calcext:value-type="float">
            <text:p>2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39" calcext:value-type="float">
            <text:p>2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1" calcext:value-type="float">
            <text:p>2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2" calcext:value-type="float">
            <text:p>2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3" calcext:value-type="float">
            <text:p>2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4" calcext:value-type="float">
            <text:p>2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5" calcext:value-type="float">
            <text:p>2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6" calcext:value-type="float">
            <text:p>2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7" calcext:value-type="float">
            <text:p>2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8" calcext:value-type="float">
            <text:p>2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49" calcext:value-type="float">
            <text:p>2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1" calcext:value-type="float">
            <text:p>2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2" calcext:value-type="float">
            <text:p>2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3" calcext:value-type="float">
            <text:p>2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4" calcext:value-type="float">
            <text:p>2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5" calcext:value-type="float">
            <text:p>2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6" calcext:value-type="float">
            <text:p>2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7" calcext:value-type="float">
            <text:p>2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8" calcext:value-type="float">
            <text:p>2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59" calcext:value-type="float">
            <text:p>2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1" calcext:value-type="float">
            <text:p>2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2" calcext:value-type="float">
            <text:p>2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3" calcext:value-type="float">
            <text:p>2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4" calcext:value-type="float">
            <text:p>2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5" calcext:value-type="float">
            <text:p>2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6" calcext:value-type="float">
            <text:p>2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7" calcext:value-type="float">
            <text:p>2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8" calcext:value-type="float">
            <text:p>2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69" calcext:value-type="float">
            <text:p>2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0" calcext:value-type="float">
            <text:p>2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1" calcext:value-type="float">
            <text:p>2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2" calcext:value-type="float">
            <text:p>2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3" calcext:value-type="float">
            <text:p>2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4" calcext:value-type="float">
            <text:p>2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5" calcext:value-type="float">
            <text:p>2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6" calcext:value-type="float">
            <text:p>2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7" calcext:value-type="float">
            <text:p>2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8" calcext:value-type="float">
            <text:p>2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79" calcext:value-type="float">
            <text:p>2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0" calcext:value-type="float">
            <text:p>2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1" calcext:value-type="float">
            <text:p>2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2" calcext:value-type="float">
            <text:p>2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3" calcext:value-type="float">
            <text:p>2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4" calcext:value-type="float">
            <text:p>2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5" calcext:value-type="float">
            <text:p>2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6" calcext:value-type="float">
            <text:p>2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7" calcext:value-type="float">
            <text:p>2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8" calcext:value-type="float">
            <text:p>2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89" calcext:value-type="float">
            <text:p>2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0" calcext:value-type="float">
            <text:p>2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1" calcext:value-type="float">
            <text:p>2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2" calcext:value-type="float">
            <text:p>2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3" calcext:value-type="float">
            <text:p>2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4" calcext:value-type="float">
            <text:p>2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5" calcext:value-type="float">
            <text:p>2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6" calcext:value-type="float">
            <text:p>2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7" calcext:value-type="float">
            <text:p>2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8" calcext:value-type="float">
            <text:p>2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299" calcext:value-type="float">
            <text:p>2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0" calcext:value-type="float">
            <text:p>30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1" calcext:value-type="float">
            <text:p>30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2" calcext:value-type="float">
            <text:p>30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3" calcext:value-type="float">
            <text:p>30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4" calcext:value-type="float">
            <text:p>30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5" calcext:value-type="float">
            <text:p>30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6" calcext:value-type="float">
            <text:p>30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7" calcext:value-type="float">
            <text:p>30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8" calcext:value-type="float">
            <text:p>30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09" calcext:value-type="float">
            <text:p>30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0" calcext:value-type="float">
            <text:p>31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1" calcext:value-type="float">
            <text:p>31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2" calcext:value-type="float">
            <text:p>31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3" calcext:value-type="float">
            <text:p>31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4" calcext:value-type="float">
            <text:p>31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5" calcext:value-type="float">
            <text:p>31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6" calcext:value-type="float">
            <text:p>31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7" calcext:value-type="float">
            <text:p>31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8" calcext:value-type="float">
            <text:p>31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19" calcext:value-type="float">
            <text:p>31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0" calcext:value-type="float">
            <text:p>32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1" calcext:value-type="float">
            <text:p>32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2" calcext:value-type="float">
            <text:p>32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3" calcext:value-type="float">
            <text:p>32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4" calcext:value-type="float">
            <text:p>32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5" calcext:value-type="float">
            <text:p>32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6" calcext:value-type="float">
            <text:p>32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7" calcext:value-type="float">
            <text:p>32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8" calcext:value-type="float">
            <text:p>32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29" calcext:value-type="float">
            <text:p>32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0" calcext:value-type="float">
            <text:p>33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1" calcext:value-type="float">
            <text:p>33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2" calcext:value-type="float">
            <text:p>33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3" calcext:value-type="float">
            <text:p>33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4" calcext:value-type="float">
            <text:p>33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5" calcext:value-type="float">
            <text:p>33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6" calcext:value-type="float">
            <text:p>33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7" calcext:value-type="float">
            <text:p>33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8" calcext:value-type="float">
            <text:p>33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39" calcext:value-type="float">
            <text:p>33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0" calcext:value-type="float">
            <text:p>34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1" calcext:value-type="float">
            <text:p>34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2" calcext:value-type="float">
            <text:p>34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3" calcext:value-type="float">
            <text:p>34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4" calcext:value-type="float">
            <text:p>34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5" calcext:value-type="float">
            <text:p>34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6" calcext:value-type="float">
            <text:p>34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7" calcext:value-type="float">
            <text:p>34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8" calcext:value-type="float">
            <text:p>34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49" calcext:value-type="float">
            <text:p>34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0" calcext:value-type="float">
            <text:p>35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1" calcext:value-type="float">
            <text:p>35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2" calcext:value-type="float">
            <text:p>35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3" calcext:value-type="float">
            <text:p>35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4" calcext:value-type="float">
            <text:p>35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5" calcext:value-type="float">
            <text:p>35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6" calcext:value-type="float">
            <text:p>35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7" calcext:value-type="float">
            <text:p>35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8" calcext:value-type="float">
            <text:p>35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59" calcext:value-type="float">
            <text:p>35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0" calcext:value-type="float">
            <text:p>36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1" calcext:value-type="float">
            <text:p>36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2" calcext:value-type="float">
            <text:p>36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3" calcext:value-type="float">
            <text:p>36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4" calcext:value-type="float">
            <text:p>36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5" calcext:value-type="float">
            <text:p>36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6" calcext:value-type="float">
            <text:p>36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7" calcext:value-type="float">
            <text:p>36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8" calcext:value-type="float">
            <text:p>36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8" table:number-columns-repeated="4"/>
          <table:table-cell table:style-name="ce10" table:number-columns-repeated="4"/>
          <table:table-cell table:style-name="ce13" table:number-columns-repeated="3"/>
          <table:table-cell table:style-name="ce16" table:number-columns-repeated="6"/>
          <table:table-cell table:style-name="ce19" table:number-columns-repeated="5"/>
          <table:table-cell table:style-name="ce22" table:number-columns-repeated="5"/>
          <table:table-cell table:style-name="ce25"/>
          <table:table-cell table:style-name="ce28" table:number-columns-repeated="5"/>
          <table:table-cell table:style-name="ce30" table:number-columns-repeated="3"/>
          <table:table-cell table:number-columns-repeated="16347"/>
        </table:table-row>
        <table:table-row table:style-name="ro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601">
          <table:table-cell table:number-columns-repeated="5"/>
          <table:table-cell table:style-name="ce51" table:number-columns-repeated="4"/>
          <table:table-cell table:style-name="ce100" table:number-columns-repeated="3"/>
          <table:table-cell table:style-name="ce57" table:number-columns-repeated="6"/>
          <table:table-cell table:style-name="ce106" table:number-columns-repeated="5"/>
          <table:table-cell table:style-name="ce109" table:number-columns-repeated="5"/>
          <table:table-cell table:style-name="ce112"/>
          <table:table-cell table:style-name="ce44" table:number-columns-repeated="5"/>
          <table:table-cell table:style-name="ce117" table:number-columns-repeated="3"/>
          <table:table-cell table:number-columns-repeated="16347"/>
        </table:table-row>
        <table:table-row table:style-name="ro2" table:number-rows-repeated="10475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echniques.S2:Techniques.W1002">
            <calcext:condition calcext:apply-style-name="ConditionalStyle_1" calcext:value="&lt;1" calcext:base-cell-address="Techniques.S2"/>
          </calcext:conditional-format>
          <calcext:conditional-format calcext:target-range-address="Techniques.X2:Techniques.AB1002">
            <calcext:condition calcext:apply-style-name="ConditionalStyle_2" calcext:value="&lt;1" calcext:base-cell-address="Techniques.X2"/>
          </calcext:conditional-format>
        </calcext:conditional-formats>
      </table:table>
      <table:table table:name="Enemies" table:style-name="ta5"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41" table:default-cell-style-name="ce42"/>
        <table:table-column table:style-name="co42" table:default-cell-style-name="ce42"/>
        <table:table-column table:style-name="co43" table:number-columns-repeated="2" table:default-cell-style-name="ce42"/>
        <table:table-column table:style-name="co42" table:default-cell-style-name="ce42"/>
        <table:table-column table:style-name="co44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number-columns-repeated="2" table:default-cell-style-name="ce42"/>
        <table:table-column table:style-name="co48" table:number-columns-repeated="2" table:default-cell-style-name="ce42"/>
        <table:table-column table:style-name="co49" table:number-columns-repeated="2" table:default-cell-style-name="ce42"/>
        <table:table-column table:style-name="co14" table:default-cell-style-name="Default"/>
        <table:table-column table:style-name="co50" table:default-cell-style-name="ce42"/>
        <table:table-column table:style-name="co14" table:number-columns-repeated="16364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1" office:value-type="string" calcext:value-type="string">
            <text:p>Tipo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72" office:value-type="string" calcext:value-type="string">
            <office:annotation draw:style-name="gr5" draw:text-style-name="P2" svg:width="3.1894in" svg:height="1.9055in" svg:x="4.6764in" svg:y="0.3232in" draw:caption-point-x="-0.1602in" draw:caption-point-y="-0.3193in">
              <dc:creator>Unknown Author</dc:creator>
              <meta:date-string>07/27/2024</meta:date-string>
              <text:p text:style-name="P1"><text:span text:style-name="T1">Determina el tipo de dado de salud </text:span><text:span text:style-name="T1">para este enemigo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Tamaño</text:p>
          </table:table-cell>
          <table:table-cell table:style-name="ce57" office:value-type="string" calcext:value-type="string">
            <text:p>Salud Máxima</text:p>
          </table:table-cell>
          <table:table-cell table:style-name="ce57" office:value-type="string" calcext:value-type="string">
            <text:p>Estrés Máximo</text:p>
          </table:table-cell>
          <table:table-cell table:style-name="ce51" office:value-type="string" calcext:value-type="string">
            <text:p>Debilidad 1</text:p>
          </table:table-cell>
          <table:table-cell table:style-name="ce51" office:value-type="string" calcext:value-type="string">
            <text:p>Debilidad 2</text:p>
          </table:table-cell>
          <table:table-cell table:style-name="ce51" office:value-type="string" calcext:value-type="string">
            <text:p>Resistencia 1</text:p>
          </table:table-cell>
          <table:table-cell table:style-name="ce51" office:value-type="string" calcext:value-type="string">
            <text:p>Resistencia 2</text:p>
          </table:table-cell>
          <table:table-cell table:style-name="ce51" office:value-type="string" calcext:value-type="string">
            <office:annotation draw:style-name="gr11" draw:text-style-name="P2" svg:width="3.9512in" svg:height="5.187in" svg:x="10.3055in" svg:y="0.3232in" draw:caption-point-x="-0.1602in" draw:caption-point-y="-0.3193in">
              <dc:creator>Unknown Author</dc:creator>
              <meta:date-string>07/27/2024</meta:date-string>
              <text:p text:style-name="P1"><text:span text:style-name="T1">Pares de inmunidades a los diferentes </text:span><text:span text:style-name="T1">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1</text:p>
          </table:table-cell>
          <table:table-cell table:style-name="ce51" office:value-type="string" calcext:value-type="string">
            <office:annotation draw:style-name="gr11" draw:text-style-name="P2" svg:width="4.163in" svg:height="5.187in" svg:x="11.0673in" svg:y="0.3232in" draw:caption-point-x="-0.1602in" draw:caption-point-y="-0.3193in">
              <dc:creator>Unknown Author</dc:creator>
              <meta:date-string>07/27/2024</meta:date-string>
              <text:p text:style-name="P1"><text:span text:style-name="T1">Pares de inmunidades a los diferentes </text:span><text:span text:style-name="T1">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 2</text:p>
          </table:table-cell>
          <table:table-cell table:style-name="ce41" office:value-type="string" calcext:value-type="string">
            <text:p>Multiataque</text:p>
          </table:table-cell>
          <table:table-cell table:style-name="ce41" office:value-type="string" calcext:value-type="string">
            <text:p>Técnicas</text:p>
          </table:table-cell>
          <table:table-cell table:number-columns-repeated="16364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571in" svg:height="0.3748in" svg:x="0.3681in" svg:y="0.5146in" draw:caption-point-x="-0.1602in" draw:caption-point-y="-0.3189in">
              <dc:creator>Unknown Author</dc:creator>
              <meta:date-string>07/27/2024</meta:date-string>
              <text:p text:style-name="P1"><text:span text:style-name="T1">Crabber</text:span></text:p>
            </office:annotation>
            <text:p>1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001" calcext:value-type="float">
            <text:p>1001</text:p>
          </table:table-cell>
          <table:table-cell table:style-name="ce41" office:value-type="float" office:value="300" calcext:value-type="float">
            <text:p>300</text:p>
          </table:table-cell>
          <table:table-cell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0,200,201,202,203</text:p>
          </table:table-cell>
          <table:table-cell table:number-columns-repeated="16364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571in" svg:height="0.3744in" svg:x="0.3681in" svg:y="0.7067in" draw:caption-point-x="-0.1602in" draw:caption-point-y="-0.3193in">
              <dc:creator>Unknown Author</dc:creator>
              <meta:date-string>07/27/2024</meta:date-string>
              <text:p text:style-name="P1"><text:span text:style-name="T1">Egg Crabby</text:span></text:p>
            </office:annotation>
            <text:p>2</text:p>
          </table:table-cell>
          <table:table-cell table:style-name="ce41" office:value-type="float" office:value="1002" calcext:value-type="float">
            <text:p>1002</text:p>
          </table:table-cell>
          <table:table-cell table:style-name="ce41" office:value-type="float" office:value="1003" calcext:value-type="float">
            <text:p>1003</text:p>
          </table:table-cell>
          <table:table-cell table:style-name="ce41" office:value-type="float" office:value="302" calcext:value-type="float">
            <text:p>302</text:p>
          </table:table-cell>
          <table:table-cell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4,206</text:p>
          </table:table-cell>
          <table:table-cell table:number-columns-repeated="16364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571in" svg:height="0.3744in" svg:x="0.3681in" svg:y="0.8984in" draw:caption-point-x="-0.1602in" draw:caption-point-y="-0.3193in">
              <dc:creator>Unknown Author</dc:creator>
              <meta:date-string>07/27/2024</meta:date-string>
              <text:p text:style-name="P1"><text:span text:style-name="T1">Crabby</text:span></text:p>
            </office:annotation>
            <text:p>3</text:p>
          </table:table-cell>
          <table:table-cell table:style-name="ce41" office:value-type="float" office:value="1004" calcext:value-type="float">
            <text:p>1004</text:p>
          </table:table-cell>
          <table:table-cell table:style-name="ce41" office:value-type="float" office:value="1005" calcext:value-type="float">
            <text:p>1005</text:p>
          </table:table-cell>
          <table:table-cell table:style-name="ce41" office:value-type="float" office:value="301" calcext:value-type="float">
            <text:p>301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203,204,205,205</text:p>
          </table:table-cell>
          <table:table-cell table:number-columns-repeated="16364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571in" svg:height="0.3744in" svg:x="0.3681in" svg:y="1.0894in" draw:caption-point-x="-0.1602in" draw:caption-point-y="-0.3189in">
              <dc:creator>Unknown Author</dc:creator>
              <meta:date-string>07/27/2024</meta:date-string>
              <text:p text:style-name="P1"><text:span text:style-name="T1">Crabberer</text:span></text:p>
            </office:annotation>
            <text:p>4</text:p>
          </table:table-cell>
          <table:table-cell table:style-name="ce41" office:value-type="float" office:value="1006" calcext:value-type="float">
            <text:p>1006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307" calcext:value-type="float">
            <text:p>307</text:p>
          </table:table-cell>
          <table:table-cell/>
          <table:table-cell table:number-columns-repeated="3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571in" svg:height="0.3744in" svg:x="0.3681in" svg:y="1.2815in" draw:caption-point-x="-0.1602in" draw:caption-point-y="-0.3193in">
              <dc:creator>Unknown Author</dc:creator>
              <meta:date-string>07/27/2024</meta:date-string>
              <text:p text:style-name="P1"><text:span text:style-name="T1">Marked Crabber</text:span></text:p>
            </office:annotation>
            <text:p>5</text:p>
          </table:table-cell>
          <table:table-cell table:style-name="ce41" office:value-type="float" office:value="1008" calcext:value-type="float">
            <text:p>1008</text:p>
          </table:table-cell>
          <table:table-cell table:style-name="ce41" office:value-type="float" office:value="1009" calcext:value-type="float">
            <text:p>1009</text:p>
          </table:table-cell>
          <table:table-cell table:style-name="ce41" office:value-type="float" office:value="309" calcext:value-type="float">
            <text:p>309</text:p>
          </table:table-cell>
          <table:table-cell/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6"/>
          <table:table-cell table:style-name="ce4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571in" svg:height="0.3748in" svg:x="0.3681in" svg:y="1.4728in" draw:caption-point-x="-0.1602in" draw:caption-point-y="-0.3189in">
              <dc:creator>Unknown Author</dc:creator>
              <meta:date-string>07/27/2024</meta:date-string>
              <text:p text:style-name="P1"><text:span text:style-name="T1">Sharpie</text:span></text:p>
            </office:annotation>
            <text:p>6</text:p>
          </table:table-cell>
          <table:table-cell table:style-name="ce41" office:value-type="float" office:value="1010" calcext:value-type="float">
            <text:p>1010</text:p>
          </table:table-cell>
          <table:table-cell table:style-name="ce41" office:value-type="float" office:value="1011" calcext:value-type="float">
            <text:p>1011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571in" svg:height="0.3744in" svg:x="0.3681in" svg:y="1.665in" draw:caption-point-x="-0.1602in" draw:caption-point-y="-0.3193in">
              <dc:creator>Unknown Author</dc:creator>
              <meta:date-string>07/27/2024</meta:date-string>
              <text:p text:style-name="P1"><text:span text:style-name="T1">Gun Crab</text:span></text:p>
            </office:annotation>
            <text:p>7</text:p>
          </table:table-cell>
          <table:table-cell table:style-name="ce41" office:value-type="float" office:value="1012" calcext:value-type="float">
            <text:p>1012</text:p>
          </table:table-cell>
          <table:table-cell table:style-name="ce41" office:value-type="float" office:value="1013" calcext:value-type="float">
            <text:p>1013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571in" svg:height="0.3744in" svg:x="0.3681in" svg:y="1.8567in" draw:caption-point-x="-0.1602in" draw:caption-point-y="-0.3193in">
              <dc:creator>Unknown Author</dc:creator>
              <meta:date-string>07/27/2024</meta:date-string>
              <text:p text:style-name="P1"><text:span text:style-name="T1">Urchin</text:span></text:p>
            </office:annotation>
            <text:p>8</text:p>
          </table:table-cell>
          <table:table-cell table:style-name="ce41" office:value-type="float" office:value="1014" calcext:value-type="float">
            <text:p>1014</text:p>
          </table:table-cell>
          <table:table-cell table:style-name="ce41" office:value-type="float" office:value="1015" calcext:value-type="float">
            <text:p>1015</text:p>
          </table:table-cell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number-columns-repeated="2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number-columns-repeated="4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989">
          <table:table-cell table:number-columns-repeated="5"/>
          <table:table-cell table:style-name="ce44" table:number-columns-repeated="4"/>
          <table:table-cell table:style-name="ce57" table:number-columns-repeated="3"/>
          <table:table-cell table:style-name="ce73" table:number-columns-repeated="6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racters" table:style-name="ta6">
        <office:forms form:automatic-focus="false" form:apply-design-mode="false"/>
        <table:table-column table:style-name="co15" table:default-cell-style-name="ce42"/>
        <table:table-column table:style-name="co2" table:default-cell-style-name="ce42"/>
        <table:table-column table:style-name="co51" table:default-cell-style-name="ce42"/>
        <table:table-column table:style-name="co4" table:default-cell-style-name="ce42"/>
        <table:table-column table:style-name="co28" table:default-cell-style-name="ce42"/>
        <table:table-column table:style-name="co3" table:default-cell-style-name="ce42"/>
        <table:table-column table:style-name="co4" table:default-cell-style-name="ce42"/>
        <table:table-column table:style-name="co52" table:default-cell-style-name="ce42"/>
        <table:table-column table:style-name="co53" table:default-cell-style-name="ce42"/>
        <table:table-column table:style-name="co52" table:default-cell-style-name="ce42"/>
        <table:table-column table:style-name="co54" table:default-cell-style-name="ce42"/>
        <table:table-column table:style-name="co20" table:number-columns-repeated="3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21" table:default-cell-style-name="ce42"/>
        <table:table-column table:style-name="co58" table:default-cell-style-name="ce42"/>
        <table:table-column table:style-name="co16" table:default-cell-style-name="ce42"/>
        <table:table-column table:style-name="co25" table:default-cell-style-name="ce42"/>
        <table:table-column table:style-name="co59" table:default-cell-style-name="ce42"/>
        <table:table-column table:style-name="co14" table:number-columns-repeated="1636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ID Nombre</text:p>
          </table:table-cell>
          <table:table-cell table:style-name="ce41" office:value-type="string" calcext:value-type="string">
            <text:p>ID Apellido</text:p>
          </table:table-cell>
          <table:table-cell table:style-name="ce41" office:value-type="string" calcext:value-type="string">
            <text:p>ID Clase</text:p>
          </table:table-cell>
          <table:table-cell table:style-name="ce41" office:value-type="string" calcext:value-type="string">
            <text:p>ID Nom</text:p>
          </table:table-cell>
          <table:table-cell table:style-name="ce41" office:value-type="string" calcext:value-type="string">
            <text:p>ID Descripción</text:p>
          </table:table-cell>
          <table:table-cell table:style-name="ce41" office:value-type="string" calcext:value-type="string">
            <text:p>ID Sprite</text:p>
          </table:table-cell>
          <table:table-cell table:style-name="ce44" office:value-type="string" calcext:value-type="string">
            <text:p>PHY</text:p>
          </table:table-cell>
          <table:table-cell table:style-name="ce44" office:value-type="string" calcext:value-type="string">
            <text:p>REF</text:p>
          </table:table-cell>
          <table:table-cell table:style-name="ce44" office:value-type="string" calcext:value-type="string">
            <text:p>LOR</text:p>
          </table:table-cell>
          <table:table-cell table:style-name="ce44" office:value-type="string" calcext:value-type="string">
            <text:p>CHA</text:p>
          </table:table-cell>
          <table:table-cell table:style-name="ce41" office:value-type="string" calcext:value-type="string">
            <text:p>Proff 1</text:p>
          </table:table-cell>
          <table:table-cell table:style-name="ce41" office:value-type="string" calcext:value-type="string">
            <text:p>Proff 2</text:p>
          </table:table-cell>
          <table:table-cell table:style-name="ce41" office:value-type="string" calcext:value-type="string">
            <text:p>Proff 3</text:p>
          </table:table-cell>
          <table:table-cell table:style-name="ce72" office:value-type="string" calcext:value-type="string">
            <office:annotation draw:style-name="gr5" draw:text-style-name="P2" svg:width="2.3563in" svg:height="1.9055in" svg:x="9.6772in" svg:y="0.3232in" draw:caption-point-x="-0.1602in" draw:caption-point-y="-0.3193in">
              <dc:creator>Unknown Author</dc:creator>
              <meta:date-string>07/27/2024</meta:date-string>
              <text:p text:style-name="P1"><text:span text:style-name="T1">Determina el tipo de dado de salud </text:span><text:span text:style-name="T1">para este personaje:</text:span></text:p>
              <text:p text:style-name="P1"><text:span text:style-name="T1">1) d4</text:span></text:p>
              <text:p text:style-name="P1"><text:span text:style-name="T1">2) d6</text:span></text:p>
              <text:p text:style-name="P1"><text:span text:style-name="T1">3) d8</text:span></text:p>
              <text:p text:style-name="P1"><text:span text:style-name="T1">4) d10</text:span></text:p>
              <text:p text:style-name="P1"><text:span text:style-name="T1">5) d12</text:span></text:p>
              <text:p text:style-name="P1"><text:span text:style-name="T1">6) d20</text:span></text:p>
              <text:p text:style-name="P1"><text:span text:style-name="T1">7) d100</text:span></text:p>
            </office:annotation>
            <text:p>HitDice</text:p>
          </table:table-cell>
          <table:table-cell table:style-name="ce51" office:value-type="string" calcext:value-type="string">
            <text:p>Debilidad</text:p>
          </table:table-cell>
          <table:table-cell table:style-name="ce51" office:value-type="string" calcext:value-type="string">
            <text:p>Resistencia</text:p>
          </table:table-cell>
          <table:table-cell table:style-name="ce51" office:value-type="string" calcext:value-type="string">
            <office:annotation draw:style-name="gr11" draw:text-style-name="P2" svg:width="2.6323in" svg:height="5.187in" svg:x="12.228in" svg:y="0.3232in" draw:caption-point-x="-0.1602in" draw:caption-point-y="-0.3193in">
              <dc:creator>Unknown Author</dc:creator>
              <meta:date-string>07/27/2024</meta:date-string>
              <text:p text:style-name="P1"><text:span text:style-name="T1">Pares de inmunidades a los diferentes </text:span><text:span text:style-name="T1">tipos de efectos de estado:</text:span></text:p>
              <text:p text:style-name="P1"><text:span text:style-name="T1">0) Ninguno</text:span></text:p>
              <text:p text:style-name="P1"><text:span text:style-name="T1">1) Sangrado</text:span></text:p>
              <text:p text:style-name="P1"><text:span text:style-name="T1">2) Ceguera</text:span></text:p>
              <text:p text:style-name="P1"><text:span text:style-name="T1">3) Quemadura</text:span></text:p>
              <text:p text:style-name="P1"><text:span text:style-name="T1">4) Confusión</text:span></text:p>
              <text:p text:style-name="P1"><text:span text:style-name="T1">5) Sordera</text:span></text:p>
              <text:p text:style-name="P1"><text:span text:style-name="T1">6) Muerte</text:span></text:p>
              <text:p text:style-name="P1"><text:span text:style-name="T1">7) Engullimiento</text:span></text:p>
              <text:p text:style-name="P1"><text:span text:style-name="T1">8) Ahogamiento</text:span></text:p>
              <text:p text:style-name="P1"><text:span text:style-name="T1">9) Agarre</text:span></text:p>
              <text:p text:style-name="P1"><text:span text:style-name="T1">10) Horror</text:span></text:p>
              <text:p text:style-name="P1"><text:span text:style-name="T1">11) Invisible</text:span></text:p>
              <text:p text:style-name="P1"><text:span text:style-name="T1">12) Enlace</text:span></text:p>
              <text:p text:style-name="P1"><text:span text:style-name="T1">13) Luto</text:span></text:p>
              <text:p text:style-name="P1"><text:span text:style-name="T1">14) Parálisis</text:span></text:p>
              <text:p text:style-name="P1"><text:span text:style-name="T1">15) Carga</text:span></text:p>
              <text:p text:style-name="P1"><text:span text:style-name="T1">16) Envenenamiento</text:span></text:p>
              <text:p text:style-name="P1"><text:span text:style-name="T1">17) Posesión</text:span></text:p>
              <text:p text:style-name="P1"><text:span text:style-name="T1">18) Derribo</text:span></text:p>
              <text:p text:style-name="P1"><text:span text:style-name="T1">19) Rabia</text:span></text:p>
              <text:p text:style-name="P1"><text:span text:style-name="T1">20) Sueño</text:span></text:p>
              <text:p text:style-name="P1"><text:span text:style-name="T1">21) Sofocamiento</text:span></text:p>
            </office:annotation>
            <text:p>Inmunidad</text:p>
          </table:table-cell>
          <table:table-cell table:style-name="ce41" office:value-type="string" calcext:value-type="string">
            <text:p>Arma</text:p>
          </table:table-cell>
          <table:table-cell table:style-name="ce41" office:value-type="string" calcext:value-type="string">
            <text:p>Armadura</text:p>
          </table:table-cell>
          <table:table-cell table:style-name="ce41" office:value-type="string" calcext:value-type="string">
            <text:p>Accesorio</text:p>
          </table:table-cell>
          <table:table-cell table:style-name="ce41" office:value-type="string" calcext:value-type="string">
            <text:p>Rasgos</text:p>
          </table:table-cell>
          <table:table-cell table:number-columns-repeated="16362"/>
        </table:table-row>
        <table:table-row table:style-name="ro1">
          <table:table-cell table:style-name="ce41" office:value-type="float" office:value="1" calcext:value-type="float">
            <office:annotation draw:style-name="gr1" draw:text-style-name="P2" svg:width="2.4217in" svg:height="0.3748in" svg:x="0.4488in" svg:y="0.5146in" draw:caption-point-x="-0.1602in" draw:caption-point-y="-0.3189in">
              <dc:creator>Unknown Author</dc:creator>
              <meta:date-string>07/27/2024</meta:date-string>
              <text:p text:style-name="P1"><text:span text:style-name="T1">Rin - The Red Mage</text:span></text:p>
            </office:annotation>
            <text:p>1</text:p>
          </table:table-cell>
          <table:table-cell table:style-name="ce41" office:value-type="float" office:value="800" calcext:value-type="float">
            <text:p>800</text:p>
          </table:table-cell>
          <table:table-cell table:style-name="ce41" office:value-type="float" office:value="801" calcext:value-type="float">
            <text:p>801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804" calcext:value-type="float">
            <text:p>804</text:p>
          </table:table-cell>
          <table:table-cell table:style-name="ce41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80,81,82,83</text:p>
          </table:table-cell>
          <table:table-cell table:number-columns-repeated="16362"/>
        </table:table-row>
        <table:table-row table:style-name="ro1">
          <table:table-cell table:style-name="ce41" office:value-type="float" office:value="2" calcext:value-type="float">
            <office:annotation draw:style-name="gr9" draw:text-style-name="P2" svg:width="2.4217in" svg:height="0.3744in" svg:x="0.4488in" svg:y="0.7067in" draw:caption-point-x="-0.1602in" draw:caption-point-y="-0.3193in">
              <dc:creator>Unknown Author</dc:creator>
              <meta:date-string>07/27/2024</meta:date-string>
              <text:p text:style-name="P1"><text:span text:style-name="T1">Alina - The Sorcerer</text:span></text:p>
            </office:annotation>
            <text:p>2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41" table:formula="of:=&quot;112,&quot;" office:value-type="string" office:string-value="112," calcext:value-type="string">
            <text:p>112,</text:p>
          </table:table-cell>
          <table:table-cell table:number-columns-repeated="16362"/>
        </table:table-row>
        <table:table-row table:style-name="ro1">
          <table:table-cell table:style-name="ce41" office:value-type="float" office:value="3" calcext:value-type="float">
            <office:annotation draw:style-name="gr9" draw:text-style-name="P2" svg:width="2.4217in" svg:height="0.3744in" svg:x="0.4488in" svg:y="0.8984in" draw:caption-point-x="-0.1602in" draw:caption-point-y="-0.3193in">
              <dc:creator>Unknown Author</dc:creator>
              <meta:date-string>07/27/2024</meta:date-string>
              <text:p text:style-name="P1"><text:span text:style-name="T1">Irina - The Black Dog</text:span></text:p>
            </office:annotation>
            <text:p>3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824" calcext:value-type="float">
            <text:p>824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0,161,162,163</text:p>
          </table:table-cell>
          <table:table-cell table:number-columns-repeated="16362"/>
        </table:table-row>
        <table:table-row table:style-name="ro1">
          <table:table-cell table:style-name="ce41" office:value-type="float" office:value="4" calcext:value-type="float">
            <office:annotation draw:style-name="gr9" draw:text-style-name="P2" svg:width="2.4217in" svg:height="0.3744in" svg:x="0.4488in" svg:y="1.0894in" draw:caption-point-x="-0.1602in" draw:caption-point-y="-0.3189in">
              <dc:creator>Unknown Author</dc:creator>
              <meta:date-string>07/27/2024</meta:date-string>
              <text:p text:style-name="P1"><text:span text:style-name="T1">Enkhjargal - The Unseelie</text:span></text:p>
            </office:annotation>
            <text:p>4</text:p>
          </table:table-cell>
          <table:table-cell table:style-name="ce41" office:value-type="float" office:value="830" calcext:value-type="float">
            <text:p>830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834" calcext:value-type="float">
            <text:p>834</text:p>
          </table:table-cell>
          <table:table-cell office:value-type="float" office:value="124" calcext:value-type="float">
            <text:p>12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44,145,146,147</text:p>
          </table:table-cell>
          <table:table-cell table:number-columns-repeated="16362"/>
        </table:table-row>
        <table:table-row table:style-name="ro1">
          <table:table-cell table:style-name="ce41" office:value-type="float" office:value="5" calcext:value-type="float">
            <office:annotation draw:style-name="gr9" draw:text-style-name="P2" svg:width="2.4217in" svg:height="0.3744in" svg:x="0.4488in" svg:y="1.2815in" draw:caption-point-x="-0.1602in" draw:caption-point-y="-0.3193in">
              <dc:creator>Unknown Author</dc:creator>
              <meta:date-string>07/27/2024</meta:date-string>
              <text:p text:style-name="P1"><text:span text:style-name="T1">Kiyoko - The White Mage</text:span></text:p>
            </office:annotation>
            <text:p>5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843" calcext:value-type="float">
            <text:p>843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132" calcext:value-type="float">
            <text:p>13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04,305,306,307</text:p>
          </table:table-cell>
          <table:table-cell table:number-columns-repeated="16362"/>
        </table:table-row>
        <table:table-row table:style-name="ro1">
          <table:table-cell table:style-name="ce41" office:value-type="float" office:value="6" calcext:value-type="float">
            <office:annotation draw:style-name="gr1" draw:text-style-name="P2" svg:width="2.4217in" svg:height="0.3748in" svg:x="0.4488in" svg:y="1.4728in" draw:caption-point-x="-0.1602in" draw:caption-point-y="-0.3189in">
              <dc:creator>Unknown Author</dc:creator>
              <meta:date-string>07/27/2024</meta:date-string>
              <text:p text:style-name="P1"><text:span text:style-name="T1">Haruka - The Songbird Maiden</text:span></text:p>
            </office:annotation>
            <text:p>6</text:p>
          </table:table-cell>
          <table:table-cell table:style-name="ce41" office:value-type="float" office:value="850" calcext:value-type="float">
            <text:p>850</text:p>
          </table:table-cell>
          <table:table-cell table:style-name="ce41" office:value-type="float" office:value="851" calcext:value-type="float">
            <text:p>8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853" calcext:value-type="float">
            <text:p>853</text:p>
          </table:table-cell>
          <table:table-cell table:style-name="ce41" office:value-type="float" office:value="854" calcext:value-type="float">
            <text:p>854</text:p>
          </table:table-cell>
          <table:table-cell office:value-type="float" office:value="140" calcext:value-type="float">
            <text:p>14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96,97,98,99</text:p>
          </table:table-cell>
          <table:table-cell table:number-columns-repeated="16362"/>
        </table:table-row>
        <table:table-row table:style-name="ro1">
          <table:table-cell table:style-name="ce41" office:value-type="float" office:value="7" calcext:value-type="float">
            <office:annotation draw:style-name="gr9" draw:text-style-name="P2" svg:width="2.4217in" svg:height="0.3744in" svg:x="0.4488in" svg:y="1.665in" draw:caption-point-x="-0.1602in" draw:caption-point-y="-0.3193in">
              <dc:creator>Unknown Author</dc:creator>
              <meta:date-string>07/27/2024</meta:date-string>
              <text:p text:style-name="P1"><text:span text:style-name="T1">Shinjiro - The Volfe Knight</text:span></text:p>
            </office:annotation>
            <text:p>7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28,129,130,131</text:p>
          </table:table-cell>
          <table:table-cell table:number-columns-repeated="16362"/>
        </table:table-row>
        <table:table-row table:style-name="ro1">
          <table:table-cell table:style-name="ce41" office:value-type="float" office:value="8" calcext:value-type="float">
            <office:annotation draw:style-name="gr9" draw:text-style-name="P2" svg:width="2.4217in" svg:height="0.3744in" svg:x="0.4488in" svg:y="1.8567in" draw:caption-point-x="-0.1602in" draw:caption-point-y="-0.3193in">
              <dc:creator>Unknown Author</dc:creator>
              <meta:date-string>07/27/2024</meta:date-string>
              <text:p text:style-name="P1"><text:span text:style-name="T1">Daichi - The Jinx</text:span></text:p>
            </office:annotation>
            <text:p>8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874" calcext:value-type="float">
            <text:p>874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2"/>
          <table:table-cell table:style-name="ce73" office:value-type="float" office:value="16" calcext:value-type="float">
            <text:p>16</text:p>
          </table:table-cell>
          <table:table-cell table:number-columns-repeated="3"/>
          <table:table-cell table:style-name="ce41" office:value-type="string" calcext:value-type="string">
            <text:p>288,289,290,291</text:p>
          </table:table-cell>
          <table:table-cell table:number-columns-repeated="16362"/>
        </table:table-row>
        <table:table-row table:style-name="ro1">
          <table:table-cell table:style-name="ce41" office:value-type="float" office:value="9" calcext:value-type="float">
            <office:annotation draw:style-name="gr1" draw:text-style-name="P2" svg:width="2.4217in" svg:height="0.3748in" svg:x="0.4488in" svg:y="2.048in" draw:caption-point-x="-0.1602in" draw:caption-point-y="-0.3189in">
              <dc:creator>CS</dc:creator>
              <meta:date-string>07/27/2024</meta:date-string>
              <text:p text:style-name="P1"><text:span text:style-name="T1">Nanashi - The Fang</text:span></text:p>
            </office:annotation>
            <text:p>9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882" calcext:value-type="float">
            <text:p>882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164" calcext:value-type="float">
            <text:p>164</text:p>
          </table:table-cell>
          <table:table-cell table:number-columns-repeated="3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24,225,226,227</text:p>
          </table:table-cell>
          <table:table-cell table:number-columns-repeated="16362"/>
        </table:table-row>
        <table:table-row table:style-name="ro1">
          <table:table-cell table:style-name="ce41" office:value-type="float" office:value="10" calcext:value-type="float">
            <office:annotation draw:style-name="gr9" draw:text-style-name="P2" svg:width="2.4217in" svg:height="0.3744in" svg:x="0.4488in" svg:y="2.2398in" draw:caption-point-x="-0.1602in" draw:caption-point-y="-0.3193in">
              <dc:creator>Unknown Author</dc:creator>
              <meta:date-string>07/27/2024</meta:date-string>
              <text:p text:style-name="P1"><text:span text:style-name="T1">Eleanor - The Experiment X09</text:span></text:p>
            </office:annotation>
            <text:p>10</text:p>
          </table:table-cell>
          <table:table-cell table:style-name="ce41" office:value-type="float" office:value="890" calcext:value-type="float">
            <text:p>890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894" calcext:value-type="float">
            <text:p>894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57" office:value-type="float" office:value="3" calcext:value-type="float">
            <text:p>3</text:p>
          </table:table-cell>
          <table:table-cell table:style-name="ce73"/>
          <table:table-cell table:style-name="ce73" office:value-type="float" office:value="8" calcext:value-type="float">
            <text:p>8</text:p>
          </table:table-cell>
          <table:table-cell table:style-name="ce73"/>
          <table:table-cell table:number-columns-repeated="3"/>
          <table:table-cell table:style-name="ce41" table:formula="of:=&quot;272,&quot;" office:value-type="string" office:string-value="272," calcext:value-type="string">
            <text:p>272,</text:p>
          </table:table-cell>
          <table:table-cell table:number-columns-repeated="16362"/>
        </table:table-row>
        <table:table-row table:style-name="ro1">
          <table:table-cell table:style-name="ce41" office:value-type="float" office:value="11" calcext:value-type="float">
            <office:annotation draw:style-name="gr9" draw:text-style-name="P2" svg:width="2.4217in" svg:height="0.3744in" svg:x="0.4488in" svg:y="2.4315in" draw:caption-point-x="-0.1602in" draw:caption-point-y="-0.3193in">
              <dc:creator>Unknown Author</dc:creator>
              <meta:date-string>07/27/2024</meta:date-string>
              <text:p text:style-name="P1"><text:span text:style-name="T1">Valessa - The Princess</text:span></text:p>
            </office:annotation>
            <text:p>11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180" calcext:value-type="float">
            <text:p>18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56,257,258,259</text:p>
          </table:table-cell>
          <table:table-cell table:number-columns-repeated="16362"/>
        </table:table-row>
        <table:table-row table:style-name="ro1">
          <table:table-cell table:style-name="ce41" office:value-type="float" office:value="12" calcext:value-type="float">
            <office:annotation draw:style-name="gr9" draw:text-style-name="P2" svg:width="2.4217in" svg:height="0.3744in" svg:x="0.4488in" svg:y="2.6228in" draw:caption-point-x="-0.1602in" draw:caption-point-y="-0.3189in">
              <dc:creator>Unknown Author</dc:creator>
              <meta:date-string>07/27/2024</meta:date-string>
              <text:p text:style-name="P1"><text:span text:style-name="T1">Li Wei - The Necromancer</text:span></text:p>
            </office:annotation>
            <text:p>12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911" calcext:value-type="float">
            <text:p>911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914" calcext:value-type="float">
            <text:p>914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40,241,242,243</text:p>
          </table:table-cell>
          <table:table-cell table:number-columns-repeated="16362"/>
        </table:table-row>
        <table:table-row table:style-name="ro1">
          <table:table-cell table:style-name="ce41" office:value-type="float" office:value="13" calcext:value-type="float">
            <office:annotation draw:style-name="gr9" draw:text-style-name="P2" svg:width="2.4217in" svg:height="0.3744in" svg:x="0.4488in" svg:y="2.815in" draw:caption-point-x="-0.1602in" draw:caption-point-y="-0.3193in">
              <dc:creator>Unknown Author</dc:creator>
              <meta:date-string>07/27/2024</meta:date-string>
              <text:p text:style-name="P1"><text:span text:style-name="T1">A - The Guardian Nail</text:span></text:p>
            </office:annotation>
            <text:p>13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23" calcext:value-type="float">
            <text:p>923</text:p>
          </table:table-cell>
          <table:table-cell table:style-name="ce41" office:value-type="float" office:value="924" calcext:value-type="float">
            <text:p>924</text:p>
          </table:table-cell>
          <table:table-cell table:style-name="ce41" office:value-type="float" office:value="196" calcext:value-type="float">
            <text:p>19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208,209,210,211</text:p>
          </table:table-cell>
          <table:table-cell table:number-columns-repeated="16362"/>
        </table:table-row>
        <table:table-row table:style-name="ro1">
          <table:table-cell table:style-name="ce41" office:value-type="float" office:value="14" calcext:value-type="float">
            <office:annotation draw:style-name="gr1" draw:text-style-name="P2" svg:width="2.4217in" svg:height="0.3748in" svg:x="0.4488in" svg:y="3.0063in" draw:caption-point-x="-0.1602in" draw:caption-point-y="-0.3189in">
              <dc:creator>Unknown Author</dc:creator>
              <meta:date-string>07/27/2024</meta:date-string>
              <text:p text:style-name="P1"><text:span text:style-name="T1">The Familiar</text:span></text:p>
            </office:annotation>
            <text:p>1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934" calcext:value-type="float">
            <text:p>934</text:p>
          </table:table-cell>
          <table:table-cell office:value-type="float" office:value="204" calcext:value-type="float">
            <text:p>20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92,193,194,195</text:p>
          </table:table-cell>
          <table:table-cell table:number-columns-repeated="16362"/>
        </table:table-row>
        <table:table-row table:style-name="ro1">
          <table:table-cell table:style-name="ce41" office:value-type="float" office:value="15" calcext:value-type="float">
            <office:annotation draw:style-name="gr9" draw:text-style-name="P2" svg:width="2.4217in" svg:height="0.3744in" svg:x="0.4488in" svg:y="3.1984in" draw:caption-point-x="-0.1602in" draw:caption-point-y="-0.3193in">
              <dc:creator>Unknown Author</dc:creator>
              <meta:date-string>07/27/2024</meta:date-string>
              <text:p text:style-name="P1"><text:span text:style-name="T1">The Black Mage</text:span></text:p>
            </office:annotation>
            <text:p>15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941" calcext:value-type="float">
            <text:p>941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44" calcext:value-type="float">
            <text:p>944</text:p>
          </table:table-cell>
          <table:table-cell table:style-name="ce41" office:value-type="float" office:value="212" calcext:value-type="float">
            <text:p>21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76,177,178,179</text:p>
          </table:table-cell>
          <table:table-cell table:number-columns-repeated="16362"/>
        </table:table-row>
        <table:table-row table:style-name="ro1">
          <table:table-cell table:style-name="ce41" office:value-type="float" office:value="16" calcext:value-type="float">
            <office:annotation draw:style-name="gr9" draw:text-style-name="P2" svg:width="2.4217in" svg:height="0.3744in" svg:x="0.4488in" svg:y="3.3898in" draw:caption-point-x="-0.1602in" draw:caption-point-y="-0.3193in">
              <dc:creator>Unknown Author</dc:creator>
              <meta:date-string>07/27/2024</meta:date-string>
              <text:p text:style-name="P1"><text:span text:style-name="T1">The Moon Child</text:span></text:p>
            </office:annotation>
            <text:p>1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52" calcext:value-type="float">
            <text:p>952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954" calcext:value-type="float">
            <text:p>954</text:p>
          </table:table-cell>
          <table:table-cell office:value-type="float" office:value="220" calcext:value-type="float">
            <text:p>220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64,65,66,67</text:p>
          </table:table-cell>
          <table:table-cell table:number-columns-repeated="16362"/>
        </table:table-row>
        <table:table-row table:style-name="ro1">
          <table:table-cell table:style-name="ce41" office:value-type="float" office:value="17" calcext:value-type="float">
            <office:annotation draw:style-name="gr1" draw:text-style-name="P2" svg:width="2.4217in" svg:height="0.3748in" svg:x="0.4488in" svg:y="3.5811in" draw:caption-point-x="-0.1602in" draw:caption-point-y="-0.3189in">
              <dc:creator>CS</dc:creator>
              <meta:date-string>07/27/2024</meta:date-string>
              <text:p text:style-name="P1"><text:span text:style-name="T1">The Tiefling</text:span></text:p>
            </office:annotation>
            <text:p>17</text:p>
          </table:table-cell>
          <table:table-cell table:style-name="ce41" office:value-type="float" office:value="960" calcext:value-type="float">
            <text:p>960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228" calcext:value-type="float">
            <text:p>228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4" calcext:value-type="float">
            <text:p>4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48,49,50,51</text:p>
          </table:table-cell>
          <table:table-cell table:number-columns-repeated="16362"/>
        </table:table-row>
        <table:table-row table:style-name="ro1">
          <table:table-cell table:style-name="ce41" office:value-type="float" office:value="18" calcext:value-type="float">
            <office:annotation draw:style-name="gr9" draw:text-style-name="P2" svg:width="2.4217in" svg:height="0.3744in" svg:x="0.4488in" svg:y="3.7732in" draw:caption-point-x="-0.1602in" draw:caption-point-y="-0.3193in">
              <dc:creator>Unknown Author</dc:creator>
              <meta:date-string>07/27/2024</meta:date-string>
              <text:p text:style-name="P1"><text:span text:style-name="T1">The Dragoon</text:span></text:p>
            </office:annotation>
            <text:p>1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973" calcext:value-type="float">
            <text:p>973</text:p>
          </table:table-cell>
          <table:table-cell table:style-name="ce41" office:value-type="float" office:value="974" calcext:value-type="float">
            <text:p>974</text:p>
          </table:table-cell>
          <table:table-cell office:value-type="float" office:value="236" calcext:value-type="float">
            <text:p>236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3" calcext:value-type="float">
            <text:p>3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32,33,34,35</text:p>
          </table:table-cell>
          <table:table-cell table:number-columns-repeated="16362"/>
        </table:table-row>
        <table:table-row table:style-name="ro1">
          <table:table-cell table:style-name="ce41" office:value-type="float" office:value="19" calcext:value-type="float">
            <office:annotation draw:style-name="gr9" draw:text-style-name="P2" svg:width="2.4217in" svg:height="0.3744in" svg:x="0.4488in" svg:y="3.965in" draw:caption-point-x="-0.1602in" draw:caption-point-y="-0.3193in">
              <dc:creator>Unknown Author</dc:creator>
              <meta:date-string>07/27/2024</meta:date-string>
              <text:p text:style-name="P1"><text:span text:style-name="T1">The Blue Mage</text:span></text:p>
            </office:annotation>
            <text:p>19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244" calcext:value-type="float">
            <text:p>244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2" calcext:value-type="float">
            <text:p>2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16,17,18,19</text:p>
          </table:table-cell>
          <table:table-cell table:number-columns-repeated="16362"/>
        </table:table-row>
        <table:table-row table:style-name="ro1">
          <table:table-cell table:style-name="ce41" office:value-type="float" office:value="20" calcext:value-type="float">
            <office:annotation draw:style-name="gr9" draw:text-style-name="P2" svg:width="2.4217in" svg:height="0.3744in" svg:x="0.4488in" svg:y="4.1563in" draw:caption-point-x="-0.1602in" draw:caption-point-y="-0.3189in">
              <dc:creator>Unknown Author</dc:creator>
              <meta:date-string>07/27/2024</meta:date-string>
              <text:p text:style-name="P1"><text:span text:style-name="T1">Berserk</text:span></text:p>
            </office:annotation>
            <text:p>20</text:p>
          </table:table-cell>
          <table:table-cell table:style-name="ce41" office:value-type="float" office:value="990" calcext:value-type="float">
            <text:p>990</text:p>
          </table:table-cell>
          <table:table-cell table:style-name="ce41" office:value-type="float" office:value="991" calcext:value-type="float">
            <text:p>991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94" calcext:value-type="float">
            <text:p>994</text:p>
          </table:table-cell>
          <table:table-cell office:value-type="float" office:value="252" calcext:value-type="float">
            <text:p>252</text:p>
          </table:table-cell>
          <table:table-cell table:style-name="ce44" table:number-columns-repeated="4"/>
          <table:table-cell table:number-columns-repeated="3"/>
          <table:table-cell table:style-name="ce57" office:value-type="float" office:value="5" calcext:value-type="float">
            <text:p>5</text:p>
          </table:table-cell>
          <table:table-cell table:style-name="ce73" table:number-columns-repeated="3"/>
          <table:table-cell table:number-columns-repeated="3"/>
          <table:table-cell table:style-name="ce41" office:value-type="string" calcext:value-type="string">
            <text:p>0,1,2,3</text:p>
          </table:table-cell>
          <table:table-cell table:number-columns-repeated="16362"/>
        </table:table-row>
        <table:table-row table:style-name="ro2" table:number-rows-repeated="979">
          <table:table-cell table:number-columns-repeated="7"/>
          <table:table-cell table:style-name="ce44" table:number-columns-repeated="4"/>
          <table:table-cell table:number-columns-repeated="3"/>
          <table:table-cell table:style-name="ce57"/>
          <table:table-cell table:style-name="ce73" table:number-columns-repeated="3"/>
          <table:table-cell table:number-columns-repeated="16366"/>
        </table:table-row>
        <table:table-row table:style-name="ro2" table:number-rows-repeated="104757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prites" table:style-name="ta7">
        <table:table-column table:style-name="co27" table:default-cell-style-name="ce42"/>
        <table:table-column table:style-name="co60" table:default-cell-style-name="ce42"/>
        <table:table-column table:style-name="co27" table:number-columns-repeated="5" table:default-cell-style-name="ce42"/>
        <table:table-column table:style-name="co61" table:number-columns-repeated="2" table:default-cell-style-name="ce42"/>
        <table:table-column table:style-name="co46" table:default-cell-style-name="ce42"/>
        <table:table-column table:style-name="co48" table:default-cell-style-name="ce42"/>
        <table:table-column table:style-name="co62" table:number-columns-repeated="2" table:default-cell-style-name="ce42"/>
        <table:table-column table:style-name="co63" table:default-cell-style-name="ce42"/>
        <table:table-column table:style-name="co49" table:default-cell-style-name="ce42"/>
        <table:table-column table:style-name="co64" table:number-columns-repeated="2" table:default-cell-style-name="ce42"/>
        <table:table-column table:style-name="co40" table:default-cell-style-name="ce42"/>
        <table:table-column table:style-name="co65" table:default-cell-style-name="ce42"/>
        <table:table-column table:style-name="co14" table:number-columns-repeated="16365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Nombre</text:p>
          </table:table-cell>
          <table:table-cell table:style-name="ce41" office:value-type="string" calcext:value-type="string">
            <text:p>ID Texture</text:p>
          </table:table-cell>
          <table:table-cell table:style-name="ce41" office:value-type="string" calcext:value-type="string">
            <text:p>Orígen X</text:p>
          </table:table-cell>
          <table:table-cell table:style-name="ce41" office:value-type="string" calcext:value-type="string">
            <text:p>Orígen Y</text:p>
          </table:table-cell>
          <table:table-cell table:style-name="ce41" office:value-type="string" calcext:value-type="string">
            <text:p>Orígen Largo</text:p>
          </table:table-cell>
          <table:table-cell table:style-name="ce41" office:value-type="string" calcext:value-type="string">
            <text:p>Orígen Alto</text:p>
          </table:table-cell>
          <table:table-cell table:style-name="ce41" office:value-type="string" calcext:value-type="string">
            <text:p>Orígen H X</text:p>
          </table:table-cell>
          <table:table-cell table:style-name="ce41" office:value-type="string" calcext:value-type="string">
            <text:p>Orígen H Y</text:p>
          </table:table-cell>
          <table:table-cell table:style-name="ce41" office:value-type="string" calcext:value-type="string">
            <text:p>Orígen H Largo</text:p>
          </table:table-cell>
          <table:table-cell table:style-name="ce41" office:value-type="string" calcext:value-type="string">
            <text:p>Orígen H Alto</text:p>
          </table:table-cell>
          <table:table-cell table:style-name="ce41" office:value-type="string" calcext:value-type="string">
            <text:p>Destino X</text:p>
          </table:table-cell>
          <table:table-cell table:style-name="ce41" office:value-type="string" calcext:value-type="string">
            <text:p>Destino Y</text:p>
          </table:table-cell>
          <table:table-cell table:style-name="ce41" office:value-type="string" calcext:value-type="string">
            <text:p>Destino Largo</text:p>
          </table:table-cell>
          <table:table-cell table:style-name="ce41" office:value-type="string" calcext:value-type="string">
            <text:p>Destino Alto</text:p>
          </table:table-cell>
          <table:table-cell table:style-name="ce41" office:value-type="string" calcext:value-type="string">
            <text:p>Posición X</text:p>
          </table:table-cell>
          <table:table-cell table:style-name="ce41" office:value-type="string" calcext:value-type="string">
            <text:p>Posición Y</text:p>
          </table:table-cell>
          <table:table-cell table:style-name="ce41" office:value-type="string" calcext:value-type="string">
            <text:p>Rotación</text:p>
          </table:table-cell>
          <table:table-cell table:style-name="ce41" office:value-type="string" calcext:value-type="string">
            <text:p>Shader</text:p>
          </table:table-cell>
          <table:table-cell table:number-columns-repeated="16365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3" calcext:value-type="float">
            <text:p>1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6" calcext:value-type="float">
            <text:p>2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7" calcext:value-type="float">
            <text:p>2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8" calcext:value-type="float">
            <text:p>2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29" calcext:value-type="float">
            <text:p>2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0" calcext:value-type="float">
            <text:p>3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1" calcext:value-type="float">
            <text:p>3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2" calcext:value-type="float">
            <text:p>3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3" calcext:value-type="float">
            <text:p>3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4" calcext:value-type="float">
            <text:p>3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5" calcext:value-type="float">
            <text:p>3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6" calcext:value-type="float">
            <text:p>3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7" calcext:value-type="float">
            <text:p>3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8" calcext:value-type="float">
            <text:p>3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39" calcext:value-type="float">
            <text:p>3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0" calcext:value-type="float">
            <text:p>4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1" calcext:value-type="float">
            <text:p>4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2" calcext:value-type="float">
            <text:p>4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3" calcext:value-type="float">
            <text:p>4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4" calcext:value-type="float">
            <text:p>4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5" calcext:value-type="float">
            <text:p>4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6" calcext:value-type="float">
            <text:p>4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7" calcext:value-type="float">
            <text:p>4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8" calcext:value-type="float">
            <text:p>4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49" calcext:value-type="float">
            <text:p>4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0" calcext:value-type="float">
            <text:p>5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1" calcext:value-type="float">
            <text:p>5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2" calcext:value-type="float">
            <text:p>5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3" calcext:value-type="float">
            <text:p>5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4" calcext:value-type="float">
            <text:p>5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5" calcext:value-type="float">
            <text:p>5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6" calcext:value-type="float">
            <text:p>5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7" calcext:value-type="float">
            <text:p>5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8" calcext:value-type="float">
            <text:p>5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59" calcext:value-type="float">
            <text:p>5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0" calcext:value-type="float">
            <text:p>6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1" calcext:value-type="float">
            <text:p>6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2" calcext:value-type="float">
            <text:p>6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3" calcext:value-type="float">
            <text:p>6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4" calcext:value-type="float">
            <text:p>6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5" calcext:value-type="float">
            <text:p>6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6" calcext:value-type="float">
            <text:p>6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7" calcext:value-type="float">
            <text:p>6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8" calcext:value-type="float">
            <text:p>6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69" calcext:value-type="float">
            <text:p>6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0" calcext:value-type="float">
            <text:p>7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1" calcext:value-type="float">
            <text:p>7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2" calcext:value-type="float">
            <text:p>7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3" calcext:value-type="float">
            <text:p>7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4" calcext:value-type="float">
            <text:p>7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5" calcext:value-type="float">
            <text:p>7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6" calcext:value-type="float">
            <text:p>7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7" calcext:value-type="float">
            <text:p>7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8" calcext:value-type="float">
            <text:p>7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79" calcext:value-type="float">
            <text:p>7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0" calcext:value-type="float">
            <text:p>8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1" calcext:value-type="float">
            <text:p>8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2" calcext:value-type="float">
            <text:p>8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3" calcext:value-type="float">
            <text:p>8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4" calcext:value-type="float">
            <text:p>8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5" calcext:value-type="float">
            <text:p>8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6" calcext:value-type="float">
            <text:p>8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7" calcext:value-type="float">
            <text:p>8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8" calcext:value-type="float">
            <text:p>8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89" calcext:value-type="float">
            <text:p>8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0" calcext:value-type="float">
            <text:p>90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1" calcext:value-type="float">
            <text:p>91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2" calcext:value-type="float">
            <text:p>92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3" calcext:value-type="float">
            <text:p>93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4" calcext:value-type="float">
            <text:p>94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5" calcext:value-type="float">
            <text:p>95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6" calcext:value-type="float">
            <text:p>96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7" calcext:value-type="float">
            <text:p>97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8" calcext:value-type="float">
            <text:p>98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41" office:value-type="float" office:value="99" calcext:value-type="float">
            <text:p>99</text:p>
          </table:table-cell>
          <table:table-cell table:style-name="ce41" table:number-columns-repeated="18"/>
          <table:table-cell table:number-columns-repeated="16365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Rin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4" office:value-type="string" calcext:value-type="string">
            <text:p>Rin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4" office:value-type="string" calcext:value-type="string">
            <text:p>Rin – FightMug</text:p>
          </table:table-cell>
          <table:table-cell table:style-name="ce74" office:value-type="float" office:value="2" calcext:value-type="float">
            <text:p>2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4" office:value-type="string" calcext:value-type="string">
            <text:p>Rin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4" office:value-type="string" calcext:value-type="string">
            <text:p>Rin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4" office:value-type="string" calcext:value-type="string">
            <text:p>Rin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4" office:value-type="string" calcext:value-type="string">
            <text:p>Rin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4" office:value-type="string" calcext:value-type="string">
            <text:p>Rin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4" office:value-type="string" calcext:value-type="string">
            <text:p>Al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formula="of:=16*7" office:value-type="float" office:value="112" calcext:value-type="float">
            <text:p>112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4" office:value-type="string" calcext:value-type="string">
            <text:p>Al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60" calcext:value-type="float">
            <text:p>160</text:p>
          </table:table-cell>
          <table:table-cell table:number-columns-repeated="3"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Al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4" office:value-type="float" office:value="112" calcext:value-type="float">
            <text:p>112</text:p>
          </table:table-cell>
          <table:table-cell table:style-name="ce74" office:value-type="float" office:value="48" calcext:value-type="float">
            <text:p>48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table:number-columns-repeated="7"/>
          <table:table-cell table:number-columns-repeated="16358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4" office:value-type="string" calcext:value-type="string">
            <text:p>Al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4" office:value-type="string" calcext:value-type="string">
            <text:p>Al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4" office:value-type="string" calcext:value-type="string">
            <text:p>Al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4" office:value-type="string" calcext:value-type="string">
            <text:p>Al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4" office:value-type="string" calcext:value-type="string">
            <text:p>Al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4" office:value-type="string" calcext:value-type="string">
            <text:p>Irin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4" office:value-type="string" calcext:value-type="string">
            <text:p>Irin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4" office:value-type="string" calcext:value-type="string">
            <text:p>Irin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4" office:value-type="string" calcext:value-type="string">
            <text:p>Irin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Irin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4" office:value-type="string" calcext:value-type="string">
            <text:p>Irin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4" office:value-type="string" calcext:value-type="string">
            <text:p>Irin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4" office:value-type="string" calcext:value-type="string">
            <text:p>Irin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4" office:value-type="string" calcext:value-type="string">
            <text:p>Enkhjargal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4" office:value-type="string" calcext:value-type="string">
            <text:p>Enkhjargal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4" office:value-type="string" calcext:value-type="string">
            <text:p>Enkhjargal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4" office:value-type="string" calcext:value-type="string">
            <text:p>Enkhjargal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4" office:value-type="string" calcext:value-type="string">
            <text:p>Enkhjargal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4" office:value-type="string" calcext:value-type="string">
            <text:p>Enkhjargal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4" office:value-type="string" calcext:value-type="string">
            <text:p>Enkhjargal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4" office:value-type="string" calcext:value-type="string">
            <text:p>Enkhjargal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4" office:value-type="string" calcext:value-type="string">
            <text:p>Kiyok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4" office:value-type="string" calcext:value-type="string">
            <text:p>Kiyok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4" office:value-type="string" calcext:value-type="string">
            <text:p>Kiyok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4" office:value-type="string" calcext:value-type="string">
            <text:p>Kiyok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4" office:value-type="string" calcext:value-type="string">
            <text:p>Kiyok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4" office:value-type="string" calcext:value-type="string">
            <text:p>Kiyok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4" office:value-type="string" calcext:value-type="string">
            <text:p>Kiyok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4" office:value-type="string" calcext:value-type="string">
            <text:p>Kiyok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4" office:value-type="string" calcext:value-type="string">
            <text:p>Haruk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1" calcext:value-type="float">
            <text:p>141</text:p>
          </table:table-cell>
          <table:table-cell table:style-name="ce74" office:value-type="string" calcext:value-type="string">
            <text:p>Haruk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2" calcext:value-type="float">
            <text:p>142</text:p>
          </table:table-cell>
          <table:table-cell table:style-name="ce74" office:value-type="string" calcext:value-type="string">
            <text:p>Haruk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3" calcext:value-type="float">
            <text:p>143</text:p>
          </table:table-cell>
          <table:table-cell table:style-name="ce74" office:value-type="string" calcext:value-type="string">
            <text:p>Haruk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4" calcext:value-type="float">
            <text:p>144</text:p>
          </table:table-cell>
          <table:table-cell table:style-name="ce74" office:value-type="string" calcext:value-type="string">
            <text:p>Haruk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5" calcext:value-type="float">
            <text:p>145</text:p>
          </table:table-cell>
          <table:table-cell table:style-name="ce74" office:value-type="string" calcext:value-type="string">
            <text:p>Haruk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6" calcext:value-type="float">
            <text:p>146</text:p>
          </table:table-cell>
          <table:table-cell table:style-name="ce74" office:value-type="string" calcext:value-type="string">
            <text:p>Haruk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7" calcext:value-type="float">
            <text:p>147</text:p>
          </table:table-cell>
          <table:table-cell table:style-name="ce74" office:value-type="string" calcext:value-type="string">
            <text:p>Haruk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8" calcext:value-type="float">
            <text:p>148</text:p>
          </table:table-cell>
          <table:table-cell table:style-name="ce74" office:value-type="string" calcext:value-type="string">
            <text:p>Shinjiro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49" calcext:value-type="float">
            <text:p>149</text:p>
          </table:table-cell>
          <table:table-cell table:style-name="ce74" office:value-type="string" calcext:value-type="string">
            <text:p>Shinjiro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0" calcext:value-type="float">
            <text:p>150</text:p>
          </table:table-cell>
          <table:table-cell table:style-name="ce74" office:value-type="string" calcext:value-type="string">
            <text:p>Shinjiro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1" calcext:value-type="float">
            <text:p>151</text:p>
          </table:table-cell>
          <table:table-cell table:style-name="ce74" office:value-type="string" calcext:value-type="string">
            <text:p>Shinjiro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2" calcext:value-type="float">
            <text:p>152</text:p>
          </table:table-cell>
          <table:table-cell table:style-name="ce74" office:value-type="string" calcext:value-type="string">
            <text:p>Shinjiro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3" calcext:value-type="float">
            <text:p>153</text:p>
          </table:table-cell>
          <table:table-cell table:style-name="ce74" office:value-type="string" calcext:value-type="string">
            <text:p>Shinjiro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4" calcext:value-type="float">
            <text:p>154</text:p>
          </table:table-cell>
          <table:table-cell table:style-name="ce74" office:value-type="string" calcext:value-type="string">
            <text:p>Shinjiro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5" calcext:value-type="float">
            <text:p>155</text:p>
          </table:table-cell>
          <table:table-cell table:style-name="ce74" office:value-type="string" calcext:value-type="string">
            <text:p>Shinjiro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6" calcext:value-type="float">
            <text:p>156</text:p>
          </table:table-cell>
          <table:table-cell table:style-name="ce74" office:value-type="string" calcext:value-type="string">
            <text:p>Daich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7" calcext:value-type="float">
            <text:p>157</text:p>
          </table:table-cell>
          <table:table-cell table:style-name="ce74" office:value-type="string" calcext:value-type="string">
            <text:p>Daich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8" calcext:value-type="float">
            <text:p>158</text:p>
          </table:table-cell>
          <table:table-cell table:style-name="ce74" office:value-type="string" calcext:value-type="string">
            <text:p>Daich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59" calcext:value-type="float">
            <text:p>159</text:p>
          </table:table-cell>
          <table:table-cell table:style-name="ce74" office:value-type="string" calcext:value-type="string">
            <text:p>Daich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0" calcext:value-type="float">
            <text:p>160</text:p>
          </table:table-cell>
          <table:table-cell table:style-name="ce74" office:value-type="string" calcext:value-type="string">
            <text:p>Daich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1" calcext:value-type="float">
            <text:p>161</text:p>
          </table:table-cell>
          <table:table-cell table:style-name="ce74" office:value-type="string" calcext:value-type="string">
            <text:p>Daich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2" calcext:value-type="float">
            <text:p>162</text:p>
          </table:table-cell>
          <table:table-cell table:style-name="ce74" office:value-type="string" calcext:value-type="string">
            <text:p>Daich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3" calcext:value-type="float">
            <text:p>163</text:p>
          </table:table-cell>
          <table:table-cell table:style-name="ce74" office:value-type="string" calcext:value-type="string">
            <text:p>Daich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4" calcext:value-type="float">
            <text:p>164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5" calcext:value-type="float">
            <text:p>165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6" calcext:value-type="float">
            <text:p>166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7" calcext:value-type="float">
            <text:p>167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8" calcext:value-type="float">
            <text:p>168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69" calcext:value-type="float">
            <text:p>169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0" calcext:value-type="float">
            <text:p>170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1" calcext:value-type="float">
            <text:p>171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2" calcext:value-type="float">
            <text:p>172</text:p>
          </table:table-cell>
          <table:table-cell table:style-name="ce74" office:value-type="string" calcext:value-type="string">
            <text:p>Eleanor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3" calcext:value-type="float">
            <text:p>173</text:p>
          </table:table-cell>
          <table:table-cell table:style-name="ce74" office:value-type="string" calcext:value-type="string">
            <text:p>Eleanor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4" calcext:value-type="float">
            <text:p>174</text:p>
          </table:table-cell>
          <table:table-cell table:style-name="ce74" office:value-type="string" calcext:value-type="string">
            <text:p>Eleanor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5" calcext:value-type="float">
            <text:p>175</text:p>
          </table:table-cell>
          <table:table-cell table:style-name="ce74" office:value-type="string" calcext:value-type="string">
            <text:p>Eleanor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6" calcext:value-type="float">
            <text:p>176</text:p>
          </table:table-cell>
          <table:table-cell table:style-name="ce74" office:value-type="string" calcext:value-type="string">
            <text:p>Eleanor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7" calcext:value-type="float">
            <text:p>177</text:p>
          </table:table-cell>
          <table:table-cell table:style-name="ce74" office:value-type="string" calcext:value-type="string">
            <text:p>Eleanor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8" calcext:value-type="float">
            <text:p>178</text:p>
          </table:table-cell>
          <table:table-cell table:style-name="ce74" office:value-type="string" calcext:value-type="string">
            <text:p>Eleanor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79" calcext:value-type="float">
            <text:p>179</text:p>
          </table:table-cell>
          <table:table-cell table:style-name="ce74" office:value-type="string" calcext:value-type="string">
            <text:p>Eleanor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0" calcext:value-type="float">
            <text:p>180</text:p>
          </table:table-cell>
          <table:table-cell table:style-name="ce74" office:value-type="string" calcext:value-type="string">
            <text:p>Valessa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1" calcext:value-type="float">
            <text:p>181</text:p>
          </table:table-cell>
          <table:table-cell table:style-name="ce74" office:value-type="string" calcext:value-type="string">
            <text:p>Valessa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2" calcext:value-type="float">
            <text:p>182</text:p>
          </table:table-cell>
          <table:table-cell table:style-name="ce74" office:value-type="string" calcext:value-type="string">
            <text:p>Valessa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3" calcext:value-type="float">
            <text:p>183</text:p>
          </table:table-cell>
          <table:table-cell table:style-name="ce74" office:value-type="string" calcext:value-type="string">
            <text:p>Valessa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4" calcext:value-type="float">
            <text:p>184</text:p>
          </table:table-cell>
          <table:table-cell table:style-name="ce74" office:value-type="string" calcext:value-type="string">
            <text:p>Valessa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5" calcext:value-type="float">
            <text:p>185</text:p>
          </table:table-cell>
          <table:table-cell table:style-name="ce74" office:value-type="string" calcext:value-type="string">
            <text:p>Valessa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6" calcext:value-type="float">
            <text:p>186</text:p>
          </table:table-cell>
          <table:table-cell table:style-name="ce74" office:value-type="string" calcext:value-type="string">
            <text:p>Valessa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7" calcext:value-type="float">
            <text:p>187</text:p>
          </table:table-cell>
          <table:table-cell table:style-name="ce74" office:value-type="string" calcext:value-type="string">
            <text:p>Valessa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8" calcext:value-type="float">
            <text:p>188</text:p>
          </table:table-cell>
          <table:table-cell table:style-name="ce74" office:value-type="string" calcext:value-type="string">
            <text:p>Wei – Back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89" calcext:value-type="float">
            <text:p>189</text:p>
          </table:table-cell>
          <table:table-cell table:style-name="ce74" office:value-type="string" calcext:value-type="string">
            <text:p>Wei – Front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0" calcext:value-type="float">
            <text:p>190</text:p>
          </table:table-cell>
          <table:table-cell table:style-name="ce74" office:value-type="string" calcext:value-type="string">
            <text:p>Wei – Fight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1" calcext:value-type="float">
            <text:p>191</text:p>
          </table:table-cell>
          <table:table-cell table:style-name="ce74" office:value-type="string" calcext:value-type="string">
            <text:p>Wei – Death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2" calcext:value-type="float">
            <text:p>192</text:p>
          </table:table-cell>
          <table:table-cell table:style-name="ce74" office:value-type="string" calcext:value-type="string">
            <text:p>Wei – Mid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3" calcext:value-type="float">
            <text:p>193</text:p>
          </table:table-cell>
          <table:table-cell table:style-name="ce74" office:value-type="string" calcext:value-type="string">
            <text:p>Wei – LotHarm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4" calcext:value-type="float">
            <text:p>194</text:p>
          </table:table-cell>
          <table:table-cell table:style-name="ce74" office:value-type="string" calcext:value-type="string">
            <text:p>Wei – Damage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5" calcext:value-type="float">
            <text:p>195</text:p>
          </table:table-cell>
          <table:table-cell table:style-name="ce74" office:value-type="string" calcext:value-type="string">
            <text:p>Wei – DeathMug</text:p>
          </table:table-cell>
          <table:table-cell table:style-name="ce74" office:value-type="float" office:value="2" calcext:value-type="float">
            <text:p>2</text:p>
          </table:table-cell>
          <table:table-cell table:style-name="ce74" table:number-columns-repeated="23"/>
          <table:table-cell table:number-columns-repeated="16358"/>
        </table:table-row>
        <table:table-row table:style-name="ro1">
          <table:table-cell table:style-name="ce74" office:value-type="float" office:value="196" calcext:value-type="float">
            <text:p>1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7" calcext:value-type="float">
            <text:p>1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8" calcext:value-type="float">
            <text:p>1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199" calcext:value-type="float">
            <text:p>19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0" calcext:value-type="float">
            <text:p>20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1" calcext:value-type="float">
            <text:p>20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2" calcext:value-type="float">
            <text:p>20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3" calcext:value-type="float">
            <text:p>20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4" calcext:value-type="float">
            <text:p>20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5" calcext:value-type="float">
            <text:p>20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6" calcext:value-type="float">
            <text:p>20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7" calcext:value-type="float">
            <text:p>20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8" calcext:value-type="float">
            <text:p>20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09" calcext:value-type="float">
            <text:p>20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0" calcext:value-type="float">
            <text:p>21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1" calcext:value-type="float">
            <text:p>21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2" calcext:value-type="float">
            <text:p>21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3" calcext:value-type="float">
            <text:p>21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4" calcext:value-type="float">
            <text:p>21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5" calcext:value-type="float">
            <text:p>21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6" calcext:value-type="float">
            <text:p>21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7" calcext:value-type="float">
            <text:p>21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8" calcext:value-type="float">
            <text:p>21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19" calcext:value-type="float">
            <text:p>21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0" calcext:value-type="float">
            <text:p>22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1" calcext:value-type="float">
            <text:p>22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2" calcext:value-type="float">
            <text:p>22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3" calcext:value-type="float">
            <text:p>22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4" calcext:value-type="float">
            <text:p>22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5" calcext:value-type="float">
            <text:p>22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6" calcext:value-type="float">
            <text:p>22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7" calcext:value-type="float">
            <text:p>22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8" calcext:value-type="float">
            <text:p>22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29" calcext:value-type="float">
            <text:p>22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0" calcext:value-type="float">
            <text:p>23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1" calcext:value-type="float">
            <text:p>23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2" calcext:value-type="float">
            <text:p>23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3" calcext:value-type="float">
            <text:p>23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4" calcext:value-type="float">
            <text:p>23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5" calcext:value-type="float">
            <text:p>23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6" calcext:value-type="float">
            <text:p>23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7" calcext:value-type="float">
            <text:p>23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8" calcext:value-type="float">
            <text:p>23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39" calcext:value-type="float">
            <text:p>23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0" calcext:value-type="float">
            <text:p>24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1" calcext:value-type="float">
            <text:p>24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2" calcext:value-type="float">
            <text:p>24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3" calcext:value-type="float">
            <text:p>24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4" calcext:value-type="float">
            <text:p>24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5" calcext:value-type="float">
            <text:p>24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6" calcext:value-type="float">
            <text:p>24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7" calcext:value-type="float">
            <text:p>24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8" calcext:value-type="float">
            <text:p>24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49" calcext:value-type="float">
            <text:p>24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0" calcext:value-type="float">
            <text:p>25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1" calcext:value-type="float">
            <text:p>25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2" calcext:value-type="float">
            <text:p>25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3" calcext:value-type="float">
            <text:p>25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4" calcext:value-type="float">
            <text:p>25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5" calcext:value-type="float">
            <text:p>25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6" calcext:value-type="float">
            <text:p>25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7" calcext:value-type="float">
            <text:p>25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8" calcext:value-type="float">
            <text:p>25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59" calcext:value-type="float">
            <text:p>25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0" calcext:value-type="float">
            <text:p>26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1" calcext:value-type="float">
            <text:p>26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2" calcext:value-type="float">
            <text:p>26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3" calcext:value-type="float">
            <text:p>26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4" calcext:value-type="float">
            <text:p>26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5" calcext:value-type="float">
            <text:p>26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6" calcext:value-type="float">
            <text:p>26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7" calcext:value-type="float">
            <text:p>26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8" calcext:value-type="float">
            <text:p>26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69" calcext:value-type="float">
            <text:p>26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0" calcext:value-type="float">
            <text:p>27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1" calcext:value-type="float">
            <text:p>27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2" calcext:value-type="float">
            <text:p>27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3" calcext:value-type="float">
            <text:p>27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4" calcext:value-type="float">
            <text:p>27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5" calcext:value-type="float">
            <text:p>27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6" calcext:value-type="float">
            <text:p>27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7" calcext:value-type="float">
            <text:p>27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8" calcext:value-type="float">
            <text:p>27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79" calcext:value-type="float">
            <text:p>27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0" calcext:value-type="float">
            <text:p>28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1" calcext:value-type="float">
            <text:p>28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2" calcext:value-type="float">
            <text:p>28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3" calcext:value-type="float">
            <text:p>28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4" calcext:value-type="float">
            <text:p>28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5" calcext:value-type="float">
            <text:p>28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6" calcext:value-type="float">
            <text:p>28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7" calcext:value-type="float">
            <text:p>28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8" calcext:value-type="float">
            <text:p>28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89" calcext:value-type="float">
            <text:p>289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0" calcext:value-type="float">
            <text:p>290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1" calcext:value-type="float">
            <text:p>291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2" calcext:value-type="float">
            <text:p>292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3" calcext:value-type="float">
            <text:p>293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4" calcext:value-type="float">
            <text:p>294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5" calcext:value-type="float">
            <text:p>295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6" calcext:value-type="float">
            <text:p>296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7" calcext:value-type="float">
            <text:p>297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8" calcext:value-type="float">
            <text:p>298</text:p>
          </table:table-cell>
          <table:table-cell table:style-name="ce74" table:number-columns-repeated="25"/>
          <table:table-cell table:number-columns-repeated="16358"/>
        </table:table-row>
        <table:table-row table:style-name="ro1">
          <table:table-cell table:style-name="ce74" office:value-type="float" office:value="299" calcext:value-type="float">
            <text:p>299</text:p>
          </table:table-cell>
          <table:table-cell table:style-name="ce74" table:number-columns-repeated="25"/>
          <table:table-cell table:number-columns-repeated="16358"/>
        </table:table-row>
        <table:table-row table:style-name="ro2">
          <table:table-cell table:style-name="ce57" office:value-type="float" office:value="300" calcext:value-type="float">
            <text:p>300</text:p>
          </table:table-cell>
          <table:table-cell table:style-name="ce57" office:value-type="string" calcext:value-type="string">
            <text:p>Crabber</text:p>
          </table:table-cell>
          <table:table-cell table:style-name="ce57" office:value-type="float" office:value="7" calcext:value-type="float">
            <text:p>7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1" calcext:value-type="float">
            <text:p>301</text:p>
          </table:table-cell>
          <table:table-cell table:style-name="ce57" office:value-type="string" calcext:value-type="string">
            <text:p>Crabby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2" calcext:value-type="float">
            <text:p>302</text:p>
          </table:table-cell>
          <table:table-cell table:style-name="ce57" office:value-type="string" calcext:value-type="string">
            <text:p>Egg Medium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3" calcext:value-type="float">
            <text:p>303</text:p>
          </table:table-cell>
          <table:table-cell table:style-name="ce57" office:value-type="string" calcext:value-type="string">
            <text:p>Urchin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3]+32" office:value-type="float" office:value="96" calcext:value-type="float">
            <text:p>9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4" calcext:value-type="float">
            <text:p>304</text:p>
          </table:table-cell>
          <table:table-cell table:style-name="ce57" office:value-type="string" calcext:value-type="string">
            <text:p>High &amp; Bas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6]+32" office:value-type="float" office:value="256" calcext:value-type="float">
            <text:p>25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5" calcext:value-type="float">
            <text:p>305</text:p>
          </table:table-cell>
          <table:table-cell table:style-name="ce57" office:value-type="string" calcext:value-type="string">
            <text:p>Madness Bea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11]+32" office:value-type="float" office:value="224" calcext:value-type="float">
            <text:p>22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6" calcext:value-type="float">
            <text:p>306</text:p>
          </table:table-cell>
          <table:table-cell table:style-name="ce57" office:value-type="string" calcext:value-type="string">
            <text:p>Small Risk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4]+32" office:value-type="float" office:value="128" calcext:value-type="float">
            <text:p>128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7" calcext:value-type="float">
            <text:p>307</text:p>
          </table:table-cell>
          <table:table-cell table:style-name="ce57" office:value-type="string" calcext:value-type="string">
            <text:p>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+[.D314]+32" office:value-type="float" office:value="80" calcext:value-type="float">
            <text:p>8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8" calcext:value-type="float">
            <text:p>308</text:p>
          </table:table-cell>
          <table:table-cell table:style-name="ce57" office:value-type="string" calcext:value-type="string">
            <text:p>Sharpie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7]+32" office:value-type="float" office:value="160" calcext:value-type="float">
            <text:p>16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09" calcext:value-type="float">
            <text:p>309</text:p>
          </table:table-cell>
          <table:table-cell table:style-name="ce57" office:value-type="string" calcext:value-type="string">
            <text:p>Marked Crabberer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formula="of:=[.D308]+48" office:value-type="float" office:value="128" calcext:value-type="float">
            <text:p>128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0" calcext:value-type="float">
            <text:p>310</text:p>
          </table:table-cell>
          <table:table-cell table:style-name="ce57" office:value-type="string" calcext:value-type="string">
            <text:p>Panic Betray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2" calcext:value-type="float">
            <text:p>19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1" calcext:value-type="float">
            <text:p>311</text:p>
          </table:table-cell>
          <table:table-cell table:style-name="ce57" office:value-type="string" calcext:value-type="string">
            <text:p>Burnout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2" calcext:value-type="float">
            <text:p>312</text:p>
          </table:table-cell>
          <table:table-cell table:style-name="ce57" office:value-type="string" calcext:value-type="string">
            <text:p>Noxious Puncher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64" calcext:value-type="float">
            <text:p>64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3" calcext:value-type="float">
            <text:p>313</text:p>
          </table:table-cell>
          <table:table-cell table:style-name="ce57" office:value-type="string" calcext:value-type="string">
            <text:p>Lightning Snap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8" calcext:value-type="float">
            <text:p>48</text:p>
          </table:table-cell>
          <table:table-cell table:number-columns-repeated="3"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4" calcext:value-type="float">
            <text:p>314</text:p>
          </table:table-cell>
          <table:table-cell table:style-name="ce57" office:value-type="string" calcext:value-type="string">
            <text:p>Frostbitten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5" calcext:value-type="float">
            <text:p>315</text:p>
          </table:table-cell>
          <table:table-cell table:style-name="ce57" office:value-type="string" calcext:value-type="string">
            <text:p>Carcinous</text:p>
          </table:table-cell>
          <table:table-cell table:style-name="ce57" office:value-type="float" office:value="7" calcext:value-type="float">
            <text:p>7</text:p>
          </table:table-cell>
          <table:table-cell table:style-name="ce57" table:number-columns-repeated="4"/>
          <table:table-cell table:number-columns-repeated="6" table:style-name="ce57" office:value-type="float" office:value="0" calcext:value-type="float">
            <text:p>0</text:p>
          </table:table-cell>
          <table:table-cell table:style-name="ce57" table:number-columns-repeated="2"/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table:number-columns-repeated="7"/>
          <table:table-cell table:number-columns-repeated="16358"/>
        </table:table-row>
        <table:table-row table:style-name="ro2">
          <table:table-cell table:style-name="ce57" office:value-type="float" office:value="316" calcext:value-type="float">
            <text:p>316</text:p>
          </table:table-cell>
          <table:table-cell table:style-name="ce57" office:value-type="string" calcext:value-type="string">
            <text:p>Carcinous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7" calcext:value-type="float">
            <text:p>317</text:p>
          </table:table-cell>
          <table:table-cell table:style-name="ce57" office:value-type="string" calcext:value-type="string">
            <text:p>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8" calcext:value-type="float">
            <text:p>318</text:p>
          </table:table-cell>
          <table:table-cell table:style-name="ce57" office:value-type="string" calcext:value-type="string">
            <text:p>Armored Hors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19" calcext:value-type="float">
            <text:p>319</text:p>
          </table:table-cell>
          <table:table-cell table:style-name="ce57" office:value-type="string" calcext:value-type="string">
            <text:p>Cultist Neophy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0" calcext:value-type="float">
            <text:p>320</text:p>
          </table:table-cell>
          <table:table-cell table:style-name="ce57" office:value-type="string" calcext:value-type="string">
            <text:p>Cultist Discipl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1" calcext:value-type="float">
            <text:p>321</text:p>
          </table:table-cell>
          <table:table-cell table:style-name="ce57" office:value-type="string" calcext:value-type="string">
            <text:p>Cultist Priest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2" calcext:value-type="float">
            <text:p>322</text:p>
          </table:table-cell>
          <table:table-cell table:style-name="ce57" office:value-type="string" calcext:value-type="string">
            <text:p>Cultist Animato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3" calcext:value-type="float">
            <text:p>323</text:p>
          </table:table-cell>
          <table:table-cell table:style-name="ce57" office:value-type="string" calcext:value-type="string">
            <text:p>Cultist Mast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4" calcext:value-type="float">
            <text:p>324</text:p>
          </table:table-cell>
          <table:table-cell table:style-name="ce57" office:value-type="string" calcext:value-type="string">
            <text:p>Marked Crabberer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5" calcext:value-type="float">
            <text:p>325</text:p>
          </table:table-cell>
          <table:table-cell table:style-name="ce57" office:value-type="string" calcext:value-type="string">
            <text:p>Évariste</text:p>
          </table:table-cell>
          <table:table-cell table:style-name="ce57" table:number-columns-repeated="24"/>
          <table:table-cell table:number-columns-repeated="16358"/>
        </table:table-row>
        <table:table-row table:style-name="ro2">
          <table:table-cell table:style-name="ce57" office:value-type="float" office:value="326" calcext:value-type="float">
            <text:p>3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7" calcext:value-type="float">
            <text:p>3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8" calcext:value-type="float">
            <text:p>3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29" calcext:value-type="float">
            <text:p>3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0" calcext:value-type="float">
            <text:p>3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1" calcext:value-type="float">
            <text:p>3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2" calcext:value-type="float">
            <text:p>3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3" calcext:value-type="float">
            <text:p>3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4" calcext:value-type="float">
            <text:p>3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5" calcext:value-type="float">
            <text:p>3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6" calcext:value-type="float">
            <text:p>3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7" calcext:value-type="float">
            <text:p>3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8" calcext:value-type="float">
            <text:p>3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39" calcext:value-type="float">
            <text:p>3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0" calcext:value-type="float">
            <text:p>3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1" calcext:value-type="float">
            <text:p>3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2" calcext:value-type="float">
            <text:p>3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3" calcext:value-type="float">
            <text:p>3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4" calcext:value-type="float">
            <text:p>3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5" calcext:value-type="float">
            <text:p>3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6" calcext:value-type="float">
            <text:p>3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7" calcext:value-type="float">
            <text:p>3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8" calcext:value-type="float">
            <text:p>3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49" calcext:value-type="float">
            <text:p>3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0" calcext:value-type="float">
            <text:p>3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1" calcext:value-type="float">
            <text:p>3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2" calcext:value-type="float">
            <text:p>3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3" calcext:value-type="float">
            <text:p>3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4" calcext:value-type="float">
            <text:p>3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5" calcext:value-type="float">
            <text:p>3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6" calcext:value-type="float">
            <text:p>3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7" calcext:value-type="float">
            <text:p>3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8" calcext:value-type="float">
            <text:p>3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59" calcext:value-type="float">
            <text:p>3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0" calcext:value-type="float">
            <text:p>3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1" calcext:value-type="float">
            <text:p>3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2" calcext:value-type="float">
            <text:p>3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3" calcext:value-type="float">
            <text:p>3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4" calcext:value-type="float">
            <text:p>3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5" calcext:value-type="float">
            <text:p>3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6" calcext:value-type="float">
            <text:p>3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7" calcext:value-type="float">
            <text:p>3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8" calcext:value-type="float">
            <text:p>3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69" calcext:value-type="float">
            <text:p>3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0" calcext:value-type="float">
            <text:p>3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1" calcext:value-type="float">
            <text:p>3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2" calcext:value-type="float">
            <text:p>3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3" calcext:value-type="float">
            <text:p>3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4" calcext:value-type="float">
            <text:p>3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5" calcext:value-type="float">
            <text:p>3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6" calcext:value-type="float">
            <text:p>3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7" calcext:value-type="float">
            <text:p>3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8" calcext:value-type="float">
            <text:p>3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79" calcext:value-type="float">
            <text:p>3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0" calcext:value-type="float">
            <text:p>3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1" calcext:value-type="float">
            <text:p>3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2" calcext:value-type="float">
            <text:p>3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3" calcext:value-type="float">
            <text:p>3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4" calcext:value-type="float">
            <text:p>3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5" calcext:value-type="float">
            <text:p>3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6" calcext:value-type="float">
            <text:p>3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7" calcext:value-type="float">
            <text:p>3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8" calcext:value-type="float">
            <text:p>3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89" calcext:value-type="float">
            <text:p>3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0" calcext:value-type="float">
            <text:p>3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1" calcext:value-type="float">
            <text:p>3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2" calcext:value-type="float">
            <text:p>3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3" calcext:value-type="float">
            <text:p>3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4" calcext:value-type="float">
            <text:p>3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5" calcext:value-type="float">
            <text:p>3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6" calcext:value-type="float">
            <text:p>3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7" calcext:value-type="float">
            <text:p>3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8" calcext:value-type="float">
            <text:p>3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399" calcext:value-type="float">
            <text:p>3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0" calcext:value-type="float">
            <text:p>40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1" calcext:value-type="float">
            <text:p>40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2" calcext:value-type="float">
            <text:p>40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3" calcext:value-type="float">
            <text:p>40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4" calcext:value-type="float">
            <text:p>40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5" calcext:value-type="float">
            <text:p>40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6" calcext:value-type="float">
            <text:p>40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7" calcext:value-type="float">
            <text:p>40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8" calcext:value-type="float">
            <text:p>40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09" calcext:value-type="float">
            <text:p>40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0" calcext:value-type="float">
            <text:p>41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1" calcext:value-type="float">
            <text:p>41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2" calcext:value-type="float">
            <text:p>41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3" calcext:value-type="float">
            <text:p>41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4" calcext:value-type="float">
            <text:p>41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5" calcext:value-type="float">
            <text:p>41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6" calcext:value-type="float">
            <text:p>41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7" calcext:value-type="float">
            <text:p>41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8" calcext:value-type="float">
            <text:p>41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19" calcext:value-type="float">
            <text:p>41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0" calcext:value-type="float">
            <text:p>42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1" calcext:value-type="float">
            <text:p>42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2" calcext:value-type="float">
            <text:p>42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3" calcext:value-type="float">
            <text:p>42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4" calcext:value-type="float">
            <text:p>42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5" calcext:value-type="float">
            <text:p>42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6" calcext:value-type="float">
            <text:p>42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7" calcext:value-type="float">
            <text:p>42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8" calcext:value-type="float">
            <text:p>42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29" calcext:value-type="float">
            <text:p>42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0" calcext:value-type="float">
            <text:p>43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1" calcext:value-type="float">
            <text:p>43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2" calcext:value-type="float">
            <text:p>43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3" calcext:value-type="float">
            <text:p>43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4" calcext:value-type="float">
            <text:p>43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5" calcext:value-type="float">
            <text:p>43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6" calcext:value-type="float">
            <text:p>43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7" calcext:value-type="float">
            <text:p>43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8" calcext:value-type="float">
            <text:p>43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39" calcext:value-type="float">
            <text:p>43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0" calcext:value-type="float">
            <text:p>44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1" calcext:value-type="float">
            <text:p>44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2" calcext:value-type="float">
            <text:p>44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3" calcext:value-type="float">
            <text:p>44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4" calcext:value-type="float">
            <text:p>44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5" calcext:value-type="float">
            <text:p>44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6" calcext:value-type="float">
            <text:p>44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7" calcext:value-type="float">
            <text:p>44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8" calcext:value-type="float">
            <text:p>44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49" calcext:value-type="float">
            <text:p>44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0" calcext:value-type="float">
            <text:p>45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1" calcext:value-type="float">
            <text:p>45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2" calcext:value-type="float">
            <text:p>45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3" calcext:value-type="float">
            <text:p>45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4" calcext:value-type="float">
            <text:p>45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5" calcext:value-type="float">
            <text:p>45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6" calcext:value-type="float">
            <text:p>45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7" calcext:value-type="float">
            <text:p>45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8" calcext:value-type="float">
            <text:p>45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59" calcext:value-type="float">
            <text:p>45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0" calcext:value-type="float">
            <text:p>46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1" calcext:value-type="float">
            <text:p>46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2" calcext:value-type="float">
            <text:p>46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3" calcext:value-type="float">
            <text:p>46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4" calcext:value-type="float">
            <text:p>46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5" calcext:value-type="float">
            <text:p>46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6" calcext:value-type="float">
            <text:p>46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7" calcext:value-type="float">
            <text:p>46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8" calcext:value-type="float">
            <text:p>46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69" calcext:value-type="float">
            <text:p>46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0" calcext:value-type="float">
            <text:p>47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1" calcext:value-type="float">
            <text:p>47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2" calcext:value-type="float">
            <text:p>47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3" calcext:value-type="float">
            <text:p>47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4" calcext:value-type="float">
            <text:p>47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5" calcext:value-type="float">
            <text:p>47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6" calcext:value-type="float">
            <text:p>47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7" calcext:value-type="float">
            <text:p>47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8" calcext:value-type="float">
            <text:p>47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79" calcext:value-type="float">
            <text:p>47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0" calcext:value-type="float">
            <text:p>48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1" calcext:value-type="float">
            <text:p>48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2" calcext:value-type="float">
            <text:p>48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3" calcext:value-type="float">
            <text:p>48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4" calcext:value-type="float">
            <text:p>48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5" calcext:value-type="float">
            <text:p>48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6" calcext:value-type="float">
            <text:p>48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7" calcext:value-type="float">
            <text:p>48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8" calcext:value-type="float">
            <text:p>48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89" calcext:value-type="float">
            <text:p>48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0" calcext:value-type="float">
            <text:p>490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1" calcext:value-type="float">
            <text:p>491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2" calcext:value-type="float">
            <text:p>492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3" calcext:value-type="float">
            <text:p>493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4" calcext:value-type="float">
            <text:p>494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5" calcext:value-type="float">
            <text:p>495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6" calcext:value-type="float">
            <text:p>496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7" calcext:value-type="float">
            <text:p>497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8" calcext:value-type="float">
            <text:p>498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57" office:value-type="float" office:value="499" calcext:value-type="float">
            <text:p>499</text:p>
          </table:table-cell>
          <table:table-cell table:style-name="ce57" table:number-columns-repeated="25"/>
          <table:table-cell table:number-columns-repeated="16358"/>
        </table:table-row>
        <table:table-row table:style-name="ro2">
          <table:table-cell table:style-name="ce75" office:value-type="float" office:value="500" calcext:value-type="float">
            <text:p>500</text:p>
          </table:table-cell>
          <table:table-cell table:style-name="ce75" office:value-type="string" calcext:value-type="string">
            <text:p>Tech - Sword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1" calcext:value-type="float">
            <text:p>501</text:p>
          </table:table-cell>
          <table:table-cell table:style-name="ce75" office:value-type="string" calcext:value-type="string">
            <text:p>Tech - Sh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2" calcext:value-type="float">
            <text:p>502</text:p>
          </table:table-cell>
          <table:table-cell table:style-name="ce75" office:value-type="string" calcext:value-type="string">
            <text:p>Tech - Hamm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03" calcext:value-type="float">
            <text:p>503</text:p>
          </table:table-cell>
          <table:table-cell table:style-name="ce75" office:value-type="string" calcext:value-type="string">
            <text:p>Tech - Staff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4" calcext:value-type="float">
            <text:p>504</text:p>
          </table:table-cell>
          <table:table-cell table:style-name="ce75" office:value-type="string" calcext:value-type="string">
            <text:p>Tech - Gu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5" calcext:value-type="float">
            <text:p>505</text:p>
          </table:table-cell>
          <table:table-cell table:style-name="ce75" office:value-type="string" calcext:value-type="string">
            <text:p>Tech - Fan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6" calcext:value-type="float">
            <text:p>506</text:p>
          </table:table-cell>
          <table:table-cell table:style-name="ce75" office:value-type="string" calcext:value-type="string">
            <text:p>Tech - Spea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7" calcext:value-type="float">
            <text:p>507</text:p>
          </table:table-cell>
          <table:table-cell table:style-name="ce75" office:value-type="string" calcext:value-type="string">
            <text:p>Tech - Dagger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8" calcext:value-type="float">
            <text:p>508</text:p>
          </table:table-cell>
          <table:table-cell table:style-name="ce75" office:value-type="string" calcext:value-type="string">
            <text:p>Tech - Nunchuk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09" calcext:value-type="float">
            <text:p>509</text:p>
          </table:table-cell>
          <table:table-cell table:style-name="ce75" office:value-type="string" calcext:value-type="string">
            <text:p>Tech - Musket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0" calcext:value-type="float">
            <text:p>510</text:p>
          </table:table-cell>
          <table:table-cell table:style-name="ce75" office:value-type="string" calcext:value-type="string">
            <text:p>Tech - Canno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1" calcext:value-type="float">
            <text:p>511</text:p>
          </table:table-cell>
          <table:table-cell table:style-name="ce75" office:value-type="string" calcext:value-type="string">
            <text:p>Tech - Caestus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2" calcext:value-type="float">
            <text:p>512</text:p>
          </table:table-cell>
          <table:table-cell table:style-name="ce75" office:value-type="string" calcext:value-type="string">
            <text:p>Tech - Scythe and Chain</text:p>
          </table:table-cell>
          <table:table-cell table:style-name="ce75" table:number-columns-repeated="17"/>
          <table:table-cell table:number-columns-repeated="16365"/>
        </table:table-row>
        <table:table-row table:style-name="ro2">
          <table:table-cell table:style-name="ce75" office:value-type="float" office:value="513" calcext:value-type="float">
            <text:p>51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4" calcext:value-type="float">
            <text:p>51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15" calcext:value-type="float">
            <text:p>515</text:p>
          </table:table-cell>
          <table:table-cell table:style-name="ce75" office:value-type="string" calcext:value-type="string">
            <text:p>Tech - No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64" calcext:value-type="float">
            <text:p>64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6" calcext:value-type="float">
            <text:p>516</text:p>
          </table:table-cell>
          <table:table-cell table:style-name="ce75" office:value-type="string" calcext:value-type="string">
            <text:p>Tech - Sl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7" calcext:value-type="float">
            <text:p>517</text:p>
          </table:table-cell>
          <table:table-cell table:style-name="ce75" office:value-type="string" calcext:value-type="string">
            <text:p>Tech - Evad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4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8" calcext:value-type="float">
            <text:p>518</text:p>
          </table:table-cell>
          <table:table-cell table:style-name="ce75" office:value-type="string" calcext:value-type="string">
            <text:p>Tech - Sma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19" calcext:value-type="float">
            <text:p>51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0" calcext:value-type="float">
            <text:p>52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1" calcext:value-type="float">
            <text:p>52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2" calcext:value-type="float">
            <text:p>52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3" calcext:value-type="float">
            <text:p>52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4" calcext:value-type="float">
            <text:p>52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5" calcext:value-type="float">
            <text:p>52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6" calcext:value-type="float">
            <text:p>52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7" calcext:value-type="float">
            <text:p>52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8" calcext:value-type="float">
            <text:p>52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29" calcext:value-type="float">
            <text:p>52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0" calcext:value-type="float">
            <text:p>53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1" calcext:value-type="float">
            <text:p>53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2" calcext:value-type="float">
            <text:p>53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3" calcext:value-type="float">
            <text:p>53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4" calcext:value-type="float">
            <text:p>53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5" calcext:value-type="float">
            <text:p>535</text:p>
          </table:table-cell>
          <table:table-cell table:style-name="ce75" office:value-type="string" calcext:value-type="string">
            <text:p>Tech - Ice 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96" calcext:value-type="float">
            <text:p>96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36" calcext:value-type="float">
            <text:p>53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7" calcext:value-type="float">
            <text:p>537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8" calcext:value-type="float">
            <text:p>538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39" calcext:value-type="float">
            <text:p>539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0" calcext:value-type="float">
            <text:p>540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1" calcext:value-type="float">
            <text:p>541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2" calcext:value-type="float">
            <text:p>542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3" calcext:value-type="float">
            <text:p>543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4" calcext:value-type="float">
            <text:p>544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5" calcext:value-type="float">
            <text:p>545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6" calcext:value-type="float">
            <text:p>546</text:p>
          </table:table-cell>
          <table:table-cell table:style-name="ce75" table:number-columns-repeated="18"/>
          <table:table-cell table:number-columns-repeated="16365"/>
        </table:table-row>
        <table:table-row table:style-name="ro2">
          <table:table-cell table:style-name="ce75" office:value-type="float" office:value="547" calcext:value-type="float">
            <text:p>547</text:p>
          </table:table-cell>
          <table:table-cell table:style-name="ce75" office:value-type="string" calcext:value-type="string">
            <text:p>Tech - Psychic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8" calcext:value-type="float">
            <text:p>548</text:p>
          </table:table-cell>
          <table:table-cell table:style-name="ce75" office:value-type="string" calcext:value-type="string">
            <text:p>Tech - Fir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49" calcext:value-type="float">
            <text:p>549</text:p>
          </table:table-cell>
          <table:table-cell table:style-name="ce75" office:value-type="string" calcext:value-type="string">
            <text:p>Tech - Whisper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0" calcext:value-type="float">
            <text:p>550</text:p>
          </table:table-cell>
          <table:table-cell table:style-name="ce75" office:value-type="string" calcext:value-type="string">
            <text:p>Tech - Counter Fire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1" calcext:value-type="float">
            <text:p>551</text:p>
          </table:table-cell>
          <table:table-cell table:style-name="ce75" office:value-type="string" calcext:value-type="string">
            <text:p>Tech - Madnes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2" calcext:value-type="float">
            <text:p>552</text:p>
          </table:table-cell>
          <table:table-cell table:style-name="ce75" office:value-type="string" calcext:value-type="string">
            <text:p>Tech - Telekinesis Righ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3" calcext:value-type="float">
            <text:p>553</text:p>
          </table:table-cell>
          <table:table-cell table:style-name="ce75" office:value-type="string" calcext:value-type="string">
            <text:p>Tech - Telekinesis Lef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4" calcext:value-type="float">
            <text:p>554</text:p>
          </table:table-cell>
          <table:table-cell table:style-name="ce75" office:value-type="string" calcext:value-type="string">
            <text:p>Tech - Force Fiel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5" calcext:value-type="float">
            <text:p>555</text:p>
          </table:table-cell>
          <table:table-cell table:style-name="ce75" office:value-type="string" calcext:value-type="string">
            <text:p>Tech - Deflec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6" calcext:value-type="float">
            <text:p>556</text:p>
          </table:table-cell>
          <table:table-cell table:style-name="ce75" office:value-type="string" calcext:value-type="string">
            <text:p>Tech - Re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7" calcext:value-type="float">
            <text:p>557</text:p>
          </table:table-cell>
          <table:table-cell table:style-name="ce75" office:value-type="string" calcext:value-type="string">
            <text:p>Tech - Gravit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8" calcext:value-type="float">
            <text:p>558</text:p>
          </table:table-cell>
          <table:table-cell table:style-name="ce75" office:value-type="string" calcext:value-type="string">
            <text:p>Tech - Implos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59" calcext:value-type="float">
            <text:p>559</text:p>
          </table:table-cell>
          <table:table-cell table:style-name="ce75" office:value-type="string" calcext:value-type="string">
            <text:p>Tech - Psy Heal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0" calcext:value-type="float">
            <text:p>560</text:p>
          </table:table-cell>
          <table:table-cell table:style-name="ce75" office:value-type="string" calcext:value-type="string">
            <text:p>Tech - Lightning Ro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1" calcext:value-type="float">
            <text:p>561</text:p>
          </table:table-cell>
          <table:table-cell table:style-name="ce75" office:value-type="string" calcext:value-type="string">
            <text:p>Tech - Lightn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2" calcext:value-type="float">
            <text:p>562</text:p>
          </table:table-cell>
          <table:table-cell table:style-name="ce75" office:value-type="string" calcext:value-type="string">
            <text:p>Tech - Clear System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48" calcext:value-type="float">
            <text:p>4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3" calcext:value-type="float">
            <text:p>563</text:p>
          </table:table-cell>
          <table:table-cell table:style-name="ce75" office:value-type="string" calcext:value-type="string">
            <text:p>Tech - Retali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4" calcext:value-type="float">
            <text:p>564</text:p>
          </table:table-cell>
          <table:table-cell table:style-name="ce75" office:value-type="string" calcext:value-type="string">
            <text:p>Tech - Transf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5" calcext:value-type="float">
            <text:p>565</text:p>
          </table:table-cell>
          <table:table-cell table:style-name="ce75" office:value-type="string" calcext:value-type="string">
            <text:p>Tech - Sharp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6" calcext:value-type="float">
            <text:p>566</text:p>
          </table:table-cell>
          <table:table-cell table:style-name="ce75" office:value-type="string" calcext:value-type="string">
            <text:p>Tech - Guillotin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7" calcext:value-type="float">
            <text:p>567</text:p>
          </table:table-cell>
          <table:table-cell table:style-name="ce75" office:value-type="string" calcext:value-type="string">
            <text:p>Tech - Iron Maide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8" calcext:value-type="float">
            <text:p>568</text:p>
          </table:table-cell>
          <table:table-cell table:style-name="ce75" office:value-type="string" calcext:value-type="string">
            <text:p>Tech - Virtuous Scarle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69" calcext:value-type="float">
            <text:p>569</text:p>
          </table:table-cell>
          <table:table-cell table:style-name="ce75" office:value-type="string" calcext:value-type="string">
            <text:p>Tech - Still Lif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0" calcext:value-type="float">
            <text:p>570</text:p>
          </table:table-cell>
          <table:table-cell table:style-name="ce75" office:value-type="string" calcext:value-type="string">
            <text:p>Tech - Blood in the Water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1" calcext:value-type="float">
            <text:p>571</text:p>
          </table:table-cell>
          <table:table-cell table:style-name="ce75" office:value-type="string" calcext:value-type="string">
            <text:p>Tech - Sensivity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2" calcext:value-type="float">
            <text:p>572</text:p>
          </table:table-cell>
          <table:table-cell table:style-name="ce75" office:value-type="string" calcext:value-type="string">
            <text:p>Tech - Red String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3" calcext:value-type="float">
            <text:p>573</text:p>
          </table:table-cell>
          <table:table-cell table:style-name="ce75" office:value-type="string" calcext:value-type="string">
            <text:p>Tech - Last Sta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4" calcext:value-type="float">
            <text:p>574</text:p>
          </table:table-cell>
          <table:table-cell table:style-name="ce75" office:value-type="string" calcext:value-type="string">
            <text:p>Tech - Necrosi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5" calcext:value-type="float">
            <text:p>575</text:p>
          </table:table-cell>
          <table:table-cell table:style-name="ce75" office:value-type="string" calcext:value-type="string">
            <text:p>Tech - Raw Fles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6" calcext:value-type="float">
            <text:p>576</text:p>
          </table:table-cell>
          <table:table-cell table:style-name="ce75" office:value-type="string" calcext:value-type="string">
            <text:p>Tech - Bleed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7" calcext:value-type="float">
            <text:p>577</text:p>
          </table:table-cell>
          <table:table-cell table:style-name="ce75" office:value-type="string" calcext:value-type="string">
            <text:p>Tech - Bl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8" calcext:value-type="float">
            <text:p>578</text:p>
          </table:table-cell>
          <table:table-cell table:style-name="ce75" office:value-type="string" calcext:value-type="string">
            <text:p>Tech - Anemia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28" calcext:value-type="float">
            <text:p>128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192" calcext:value-type="float">
            <text:p>192</text:p>
          </table:table-cell>
          <table:table-cell table:style-name="ce75" office:value-type="float" office:value="240" calcext:value-type="float">
            <text:p>24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79" calcext:value-type="float">
            <text:p>579</text:p>
          </table:table-cell>
          <table:table-cell table:style-name="ce75" office:value-type="string" calcext:value-type="string">
            <text:p>Tech - Now You See M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0" calcext:value-type="float">
            <text:p>580</text:p>
          </table:table-cell>
          <table:table-cell table:style-name="ce75" office:value-type="string" calcext:value-type="string">
            <text:p>Tech - Sleigh of Hands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3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1" calcext:value-type="float">
            <text:p>581</text:p>
          </table:table-cell>
          <table:table-cell table:style-name="ce75" office:value-type="string" calcext:value-type="string">
            <text:p>Tech - Bind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32" calcext:value-type="float">
            <text:p>3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2" calcext:value-type="float">
            <text:p>582</text:p>
          </table:table-cell>
          <table:table-cell table:style-name="ce75" office:value-type="string" calcext:value-type="string">
            <text:p>Tech - Hearing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3" calcext:value-type="float">
            <text:p>583</text:p>
          </table:table-cell>
          <table:table-cell table:style-name="ce75" office:value-type="string" calcext:value-type="string">
            <text:p>Tech - Paus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64" calcext:value-type="float">
            <text:p>6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4" calcext:value-type="float">
            <text:p>584</text:p>
          </table:table-cell>
          <table:table-cell table:style-name="ce75" office:value-type="string" calcext:value-type="string">
            <text:p>Tech - Condui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80" calcext:value-type="float">
            <text:p>8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5" calcext:value-type="float">
            <text:p>585</text:p>
          </table:table-cell>
          <table:table-cell table:style-name="ce75" office:value-type="string" calcext:value-type="string">
            <text:p>Tech - I'm Watching You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96" calcext:value-type="float">
            <text:p>9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6" calcext:value-type="float">
            <text:p>586</text:p>
          </table:table-cell>
          <table:table-cell table:style-name="ce75" office:value-type="string" calcext:value-type="string">
            <text:p>Tech - Destructi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12" calcext:value-type="float">
            <text:p>11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7" calcext:value-type="float">
            <text:p>587</text:p>
          </table:table-cell>
          <table:table-cell table:style-name="ce75" office:value-type="string" calcext:value-type="string">
            <text:p>Tech - Stop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28" calcext:value-type="float">
            <text:p>12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8" calcext:value-type="float">
            <text:p>588</text:p>
          </table:table-cell>
          <table:table-cell table:style-name="ce75" office:value-type="string" calcext:value-type="string">
            <text:p>Tech - Drop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2"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44" calcext:value-type="float">
            <text:p>14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89" calcext:value-type="float">
            <text:p>589</text:p>
          </table:table-cell>
          <table:table-cell table:style-name="ce75" office:value-type="string" calcext:value-type="string">
            <text:p>Tech - Cry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60" calcext:value-type="float">
            <text:p>16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0" calcext:value-type="float">
            <text:p>590</text:p>
          </table:table-cell>
          <table:table-cell table:style-name="ce75" office:value-type="string" calcext:value-type="string">
            <text:p>Tech - Fle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76" calcext:value-type="float">
            <text:p>176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1" calcext:value-type="float">
            <text:p>591</text:p>
          </table:table-cell>
          <table:table-cell table:style-name="ce75" office:value-type="string" calcext:value-type="string">
            <text:p>Tech - Cooperate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192" calcext:value-type="float">
            <text:p>192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2" calcext:value-type="float">
            <text:p>592</text:p>
          </table:table-cell>
          <table:table-cell table:style-name="ce75" office:value-type="string" calcext:value-type="string">
            <text:p>Tech - Halt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208" calcext:value-type="float">
            <text:p>208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style-name="ce75" office:value-type="float" office:value="593" calcext:value-type="float">
            <text:p>593</text:p>
          </table:table-cell>
          <table:table-cell table:style-name="ce75" office:value-type="string" calcext:value-type="string">
            <text:p>Tech - Summon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44" calcext:value-type="float">
            <text:p>144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style-name="ce75" office:value-type="float" office:value="208" calcext:value-type="float">
            <text:p>208</text:p>
          </table:table-cell>
          <table:table-cell table:style-name="ce75" office:value-type="float" office:value="224" calcext:value-type="float">
            <text:p>224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6" calcext:value-type="float">
            <text:p>16</text:p>
          </table:table-cell>
          <table:table-cell table:number-columns-repeated="4" table:style-name="ce75" office:value-type="float" office:value="0" calcext:value-type="float">
            <text:p>0</text:p>
          </table:table-cell>
          <table:table-cell table:number-columns-repeated="16365"/>
        </table:table-row>
        <table:table-row table:style-name="ro2" table:number-rows-repeated="104798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imations" table:style-name="ta8">
        <table:table-column table:style-name="co14" table:number-columns-repeated="16384" table:default-cell-style-name="Default"/>
        <table:table-row table:style-name="ro3">
          <table:table-cell table:number-columns-repeated="16384"/>
        </table:table-row>
      </table:table>
      <table:table table:name="Dialogs" table:style-name="ta9">
        <table:table-column table:style-name="co14" table:default-cell-style-name="ce41"/>
        <table:table-column table:style-name="co14" table:number-columns-repeated="1638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383"/>
        </table:table-row>
      </table:table>
      <table:table table:name="Spanish" table:style-name="ta10">
        <table:table-column table:style-name="co54" table:default-cell-style-name="ce42"/>
        <table:table-column table:style-name="co66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ione cualquier tecla para empezar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¿Quieres salir del juego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Sí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acar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r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go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Vigilar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Listo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ar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o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Amuleto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a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Descanso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Ni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Aprender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adura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Arma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Salud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Estré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Tirar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Volver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eptar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FIS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CON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AR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Físico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letismo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a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Combat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jos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Preci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cia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Travesuras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c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ácto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Conocimiento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a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stia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Sueños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Mazmorra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aleza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Ál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oridad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Lazos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ió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/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Maga Roja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Mahou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Hechicera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Moldavian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Y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Perro Negro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Plohaya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Ocultista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Galou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1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Maga Blanca</text:p>
          </table:table-cell>
          <table:table-cell table:number-columns-repeated="16382"/>
        </table:table-row>
        <table:table-row table:style-name="ro1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1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Doncella del Canto</text:p>
          </table:table-cell>
          <table:table-cell table:number-columns-repeated="16382"/>
        </table:table-row>
        <table:table-row table:style-name="ro1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1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1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Caballero de Volfe</text:p>
          </table:table-cell>
          <table:table-cell table:number-columns-repeated="16382"/>
        </table:table-row>
        <table:table-row table:style-name="ro1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1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1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Gafe</text:p>
          </table:table-cell>
          <table:table-cell table:number-columns-repeated="16382"/>
        </table:table-row>
        <table:table-row table:style-name="ro1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1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flin</text:p>
          </table:table-cell>
          <table:table-cell table:number-columns-repeated="16382"/>
        </table:table-row>
        <table:table-row table:style-name="ro1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1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o X09</text:p>
          </table:table-cell>
          <table:table-cell table:number-columns-repeated="16382"/>
        </table:table-row>
        <table:table-row table:style-name="ro1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1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a</text:p>
          </table:table-cell>
          <table:table-cell table:number-columns-repeated="16382"/>
        </table:table-row>
        <table:table-row table:style-name="ro1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1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1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i</text:p>
          </table:table-cell>
          <table:table-cell table:number-columns-repeated="16382"/>
        </table:table-row>
        <table:table-row table:style-name="ro1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igromante</text:p>
          </table:table-cell>
          <table:table-cell table:number-columns-repeated="16382"/>
        </table:table-row>
        <table:table-row table:style-name="ro1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1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2" calcext:value-type="float">
            <text:p>92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2" calcext:value-type="float">
            <text:p>93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2" calcext:value-type="float">
            <text:p>94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2" calcext:value-type="float">
            <text:p>95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2" calcext:value-type="float">
            <text:p>96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1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1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1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1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1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1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1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1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1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1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1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1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1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</text:p>
          </table:table-cell>
          <table:table-cell table:number-columns-repeated="16382"/>
        </table:table-row>
        <table:table-row table:style-name="ro1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1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use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An old wooden hammer, perhaps used time ago for making mochi, hard to really know.</text:p>
          </table:table-cell>
          <table:table-cell table:number-columns-repeated="16382"/>
        </table:table-row>
        <table:table-row table:style-name="ro1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1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1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1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1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1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1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1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1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1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1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1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1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1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1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1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1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1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1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1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1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1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1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1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1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1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1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1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1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1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1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1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1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1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1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1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1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3" table:number-rows-repeated="104748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glish" table:style-name="ta11">
        <office:forms form:automatic-focus="false" form:apply-design-mode="false"/>
        <table:table-column table:style-name="co54" table:default-cell-style-name="ce42"/>
        <table:table-column table:style-name="co67" table:default-cell-style-name="ce42"/>
        <table:table-column table:style-name="co14" table:number-columns-repeated="16382" table:default-cell-style-name="Default"/>
        <table:table-row table:style-name="ro1">
          <table:table-cell table:style-name="ce76" office:value-type="string" calcext:value-type="string">
            <text:p>ID</text:p>
          </table:table-cell>
          <table:table-cell table:style-name="ce41" office:value-type="string" calcext:value-type="string">
            <text:p>Inglés</text:p>
          </table:table-cell>
          <table:table-cell table:number-columns-repeated="16382"/>
        </table:table-row>
        <table:table-row table:style-name="ro1">
          <table:table-cell table:style-name="ce72" office:value-type="float" office:value="1" calcext:value-type="float">
            <text:p>1</text:p>
          </table:table-cell>
          <table:table-cell table:style-name="ce57" office:value-type="string" calcext:value-type="string">
            <text:p>Press any key to start</text:p>
          </table:table-cell>
          <table:table-cell table:number-columns-repeated="16382"/>
        </table:table-row>
        <table:table-row table:style-name="ro1">
          <table:table-cell table:style-name="ce72" office:value-type="float" office:value="2" calcext:value-type="float">
            <text:p>2</text:p>
          </table:table-cell>
          <table:table-cell table:style-name="ce57" office:value-type="string" calcext:value-type="string">
            <text:p>Are you sure you want to exit the game?</text:p>
          </table:table-cell>
          <table:table-cell table:number-columns-repeated="16382"/>
        </table:table-row>
        <table:table-row table:style-name="ro1">
          <table:table-cell table:style-name="ce72" office:value-type="float" office:value="3" calcext:value-type="float">
            <text:p>3</text:p>
          </table:table-cell>
          <table:table-cell table:style-name="ce57" office:value-type="string" calcext:value-type="string">
            <text:p>Yes</text:p>
          </table:table-cell>
          <table:table-cell table:number-columns-repeated="16382"/>
        </table:table-row>
        <table:table-row table:style-name="ro1">
          <table:table-cell table:style-name="ce72" office:value-type="float" office:value="4" calcext:value-type="float">
            <text:p>4</text:p>
          </table:table-cell>
          <table:table-cell table:style-name="ce57" office:value-type="string" calcext:value-type="string">
            <text:p>No</text:p>
          </table:table-cell>
          <table:table-cell table:number-columns-repeated="16382"/>
        </table:table-row>
        <table:table-row table:style-name="ro1">
          <table:table-cell table:style-name="ce72" office:value-type="float" office:value="5" calcext:value-type="float">
            <text:p>5</text:p>
          </table:table-cell>
          <table:table-cell table:style-name="ce57" office:value-type="string" calcext:value-type="string">
            <text:p>Attack</text:p>
          </table:table-cell>
          <table:table-cell table:number-columns-repeated="16382"/>
        </table:table-row>
        <table:table-row table:style-name="ro1">
          <table:table-cell table:style-name="ce72" office:value-type="float" office:value="6" calcext:value-type="float">
            <text:p>6</text:p>
          </table:table-cell>
          <table:table-cell table:style-name="ce57" office:value-type="string" calcext:value-type="string">
            <text:p>Move</text:p>
          </table:table-cell>
          <table:table-cell table:number-columns-repeated="16382"/>
        </table:table-row>
        <table:table-row table:style-name="ro1">
          <table:table-cell table:style-name="ce72" office:value-type="float" office:value="7" calcext:value-type="float">
            <text:p>7</text:p>
          </table:table-cell>
          <table:table-cell table:style-name="ce57" office:value-type="string" calcext:value-type="string">
            <text:p>Enemy</text:p>
          </table:table-cell>
          <table:table-cell table:number-columns-repeated="16382"/>
        </table:table-row>
        <table:table-row table:style-name="ro1">
          <table:table-cell table:style-name="ce72" office:value-type="float" office:value="8" calcext:value-type="float">
            <text:p>8</text:p>
          </table:table-cell>
          <table:table-cell table:style-name="ce57" office:value-type="string" calcext:value-type="string">
            <text:p>Insight</text:p>
          </table:table-cell>
          <table:table-cell table:number-columns-repeated="16382"/>
        </table:table-row>
        <table:table-row table:style-name="ro1">
          <table:table-cell table:style-name="ce72" office:value-type="float" office:value="9" calcext:value-type="float">
            <text:p>9</text:p>
          </table:table-cell>
          <table:table-cell table:style-name="ce57" office:value-type="string" calcext:value-type="string">
            <text:p>Done</text:p>
          </table:table-cell>
          <table:table-cell table:number-columns-repeated="16382"/>
        </table:table-row>
        <table:table-row table:style-name="ro1">
          <table:table-cell table:style-name="ce72" office:value-type="float" office:value="10" calcext:value-type="float">
            <text:p>10</text:p>
          </table:table-cell>
          <table:table-cell table:style-name="ce57" office:value-type="string" calcext:value-type="string">
            <text:p>Cancel</text:p>
          </table:table-cell>
          <table:table-cell table:number-columns-repeated="16382"/>
        </table:table-row>
        <table:table-row table:style-name="ro1">
          <table:table-cell table:style-name="ce72" office:value-type="float" office:value="11" calcext:value-type="float">
            <text:p>11</text:p>
          </table:table-cell>
          <table:table-cell table:style-name="ce57" office:value-type="string" calcext:value-type="string">
            <text:p>Equip</text:p>
          </table:table-cell>
          <table:table-cell table:number-columns-repeated="16382"/>
        </table:table-row>
        <table:table-row table:style-name="ro1">
          <table:table-cell table:style-name="ce72" office:value-type="float" office:value="12" calcext:value-type="float">
            <text:p>12</text:p>
          </table:table-cell>
          <table:table-cell table:style-name="ce57" office:value-type="string" calcext:value-type="string">
            <text:p>Charm</text:p>
          </table:table-cell>
          <table:table-cell table:number-columns-repeated="16382"/>
        </table:table-row>
        <table:table-row table:style-name="ro1">
          <table:table-cell table:style-name="ce72" office:value-type="float" office:value="13" calcext:value-type="float">
            <text:p>13</text:p>
          </table:table-cell>
          <table:table-cell table:style-name="ce57" office:value-type="string" calcext:value-type="string">
            <text:p>Magic</text:p>
          </table:table-cell>
          <table:table-cell table:number-columns-repeated="16382"/>
        </table:table-row>
        <table:table-row table:style-name="ro1">
          <table:table-cell table:style-name="ce72" office:value-type="float" office:value="14" calcext:value-type="float">
            <text:p>14</text:p>
          </table:table-cell>
          <table:table-cell table:style-name="ce57" office:value-type="string" calcext:value-type="string">
            <text:p>Rest</text:p>
          </table:table-cell>
          <table:table-cell table:number-columns-repeated="16382"/>
        </table:table-row>
        <table:table-row table:style-name="ro1">
          <table:table-cell table:style-name="ce72" office:value-type="float" office:value="15" calcext:value-type="float">
            <text:p>15</text:p>
          </table:table-cell>
          <table:table-cell table:style-name="ce57" office:value-type="string" calcext:value-type="string">
            <text:p>Level</text:p>
          </table:table-cell>
          <table:table-cell table:number-columns-repeated="16382"/>
        </table:table-row>
        <table:table-row table:style-name="ro1">
          <table:table-cell table:style-name="ce72" office:value-type="float" office:value="16" calcext:value-type="float">
            <text:p>16</text:p>
          </table:table-cell>
          <table:table-cell table:style-name="ce57" office:value-type="string" calcext:value-type="string">
            <text:p>Learn</text:p>
          </table:table-cell>
          <table:table-cell table:number-columns-repeated="16382"/>
        </table:table-row>
        <table:table-row table:style-name="ro1">
          <table:table-cell table:style-name="ce72" office:value-type="float" office:value="17" calcext:value-type="float">
            <text:p>17</text:p>
          </table:table-cell>
          <table:table-cell table:style-name="ce57" office:value-type="string" calcext:value-type="string">
            <text:p>Armor</text:p>
          </table:table-cell>
          <table:table-cell table:number-columns-repeated="16382"/>
        </table:table-row>
        <table:table-row table:style-name="ro1">
          <table:table-cell table:style-name="ce72" office:value-type="float" office:value="18" calcext:value-type="float">
            <text:p>18</text:p>
          </table:table-cell>
          <table:table-cell table:style-name="ce57" office:value-type="string" calcext:value-type="string">
            <text:p>Weapon</text:p>
          </table:table-cell>
          <table:table-cell table:number-columns-repeated="16382"/>
        </table:table-row>
        <table:table-row table:style-name="ro1">
          <table:table-cell table:style-name="ce72" office:value-type="float" office:value="19" calcext:value-type="float">
            <text:p>19</text:p>
          </table:table-cell>
          <table:table-cell table:style-name="ce57" office:value-type="string" calcext:value-type="string">
            <text:p>Health</text:p>
          </table:table-cell>
          <table:table-cell table:number-columns-repeated="16382"/>
        </table:table-row>
        <table:table-row table:style-name="ro1">
          <table:table-cell table:style-name="ce72" office:value-type="float" office:value="20" calcext:value-type="float">
            <text:p>20</text:p>
          </table:table-cell>
          <table:table-cell table:style-name="ce57" office:value-type="string" calcext:value-type="string">
            <text:p>Stress</text:p>
          </table:table-cell>
          <table:table-cell table:number-columns-repeated="16382"/>
        </table:table-row>
        <table:table-row table:style-name="ro1">
          <table:table-cell table:style-name="ce72" office:value-type="float" office:value="21" calcext:value-type="float">
            <text:p>21</text:p>
          </table:table-cell>
          <table:table-cell table:style-name="ce57" office:value-type="string" calcext:value-type="string">
            <text:p>Roll</text:p>
          </table:table-cell>
          <table:table-cell table:number-columns-repeated="16382"/>
        </table:table-row>
        <table:table-row table:style-name="ro1">
          <table:table-cell table:style-name="ce72" office:value-type="float" office:value="22" calcext:value-type="float">
            <text:p>22</text:p>
          </table:table-cell>
          <table:table-cell table:style-name="ce57" office:value-type="string" calcext:value-type="string">
            <text:p>Return</text:p>
          </table:table-cell>
          <table:table-cell table:number-columns-repeated="16382"/>
        </table:table-row>
        <table:table-row table:style-name="ro1">
          <table:table-cell table:style-name="ce72" office:value-type="float" office:value="23" calcext:value-type="float">
            <text:p>23</text:p>
          </table:table-cell>
          <table:table-cell table:style-name="ce57" office:value-type="string" calcext:value-type="string">
            <text:p>Accept</text:p>
          </table:table-cell>
          <table:table-cell table:number-columns-repeated="16382"/>
        </table:table-row>
        <table:table-row table:style-name="ro1">
          <table:table-cell table:style-name="ce72" office:value-type="float" office:value="24" calcext:value-type="float">
            <text:p>24</text:p>
          </table:table-cell>
          <table:table-cell table:style-name="ce57" office:value-type="string" calcext:value-type="string">
            <text:p>PHY</text:p>
          </table:table-cell>
          <table:table-cell table:number-columns-repeated="16382"/>
        </table:table-row>
        <table:table-row table:style-name="ro1">
          <table:table-cell table:style-name="ce72" office:value-type="float" office:value="25" calcext:value-type="float">
            <text:p>25</text:p>
          </table:table-cell>
          <table:table-cell table:style-name="ce57" office:value-type="string" calcext:value-type="string">
            <text:p>REF</text:p>
          </table:table-cell>
          <table:table-cell table:number-columns-repeated="16382"/>
        </table:table-row>
        <table:table-row table:style-name="ro1">
          <table:table-cell table:style-name="ce72" office:value-type="float" office:value="26" calcext:value-type="float">
            <text:p>26</text:p>
          </table:table-cell>
          <table:table-cell table:style-name="ce57" office:value-type="string" calcext:value-type="string">
            <text:p>LOR</text:p>
          </table:table-cell>
          <table:table-cell table:number-columns-repeated="16382"/>
        </table:table-row>
        <table:table-row table:style-name="ro1">
          <table:table-cell table:style-name="ce72" office:value-type="float" office:value="27" calcext:value-type="float">
            <text:p>27</text:p>
          </table:table-cell>
          <table:table-cell table:style-name="ce57" office:value-type="string" calcext:value-type="string">
            <text:p>CHA</text:p>
          </table:table-cell>
          <table:table-cell table:number-columns-repeated="16382"/>
        </table:table-row>
        <table:table-row table:style-name="ro1">
          <table:table-cell table:style-name="ce72" office:value-type="float" office:value="28" calcext:value-type="float">
            <text:p>28</text:p>
          </table:table-cell>
          <table:table-cell table:style-name="ce57" office:value-type="string" calcext:value-type="string">
            <text:p>Physique</text:p>
          </table:table-cell>
          <table:table-cell table:number-columns-repeated="16382"/>
        </table:table-row>
        <table:table-row table:style-name="ro1">
          <table:table-cell table:style-name="ce72" office:value-type="float" office:value="29" calcext:value-type="float">
            <text:p>29</text:p>
          </table:table-cell>
          <table:table-cell table:style-name="ce57" office:value-type="string" calcext:value-type="string">
            <text:p>Athle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0" calcext:value-type="float">
            <text:p>30</text:p>
          </table:table-cell>
          <table:table-cell table:style-name="ce57" office:value-type="string" calcext:value-type="string">
            <text:p>Constitu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1" calcext:value-type="float">
            <text:p>31</text:p>
          </table:table-cell>
          <table:table-cell table:style-name="ce57" office:value-type="string" calcext:value-type="string">
            <text:p>Medicine</text:p>
          </table:table-cell>
          <table:table-cell table:number-columns-repeated="16382"/>
        </table:table-row>
        <table:table-row table:style-name="ro1">
          <table:table-cell table:style-name="ce72" office:value-type="float" office:value="32" calcext:value-type="float">
            <text:p>32</text:p>
          </table:table-cell>
          <table:table-cell table:style-name="ce57" office:value-type="string" calcext:value-type="string">
            <text:p>Melee</text:p>
          </table:table-cell>
          <table:table-cell table:number-columns-repeated="16382"/>
        </table:table-row>
        <table:table-row table:style-name="ro1">
          <table:table-cell table:style-name="ce72" office:value-type="float" office:value="33" calcext:value-type="float">
            <text:p>33</text:p>
          </table:table-cell>
          <table:table-cell table:style-name="ce57" office:value-type="string" calcext:value-type="string">
            <text:p>Vibes</text:p>
          </table:table-cell>
          <table:table-cell table:number-columns-repeated="16382"/>
        </table:table-row>
        <table:table-row table:style-name="ro1">
          <table:table-cell table:style-name="ce72" office:value-type="float" office:value="34" calcext:value-type="float">
            <text:p>34</text:p>
          </table:table-cell>
          <table:table-cell table:style-name="ce57" office:value-type="string" calcext:value-type="string">
            <text:p>Reflex</text:p>
          </table:table-cell>
          <table:table-cell table:number-columns-repeated="16382"/>
        </table:table-row>
        <table:table-row table:style-name="ro1">
          <table:table-cell table:style-name="ce72" office:value-type="float" office:value="35" calcext:value-type="float">
            <text:p>35</text:p>
          </table:table-cell>
          <table:table-cell table:style-name="ce57" office:value-type="string" calcext:value-type="string">
            <text:p>Accuracy</text:p>
          </table:table-cell>
          <table:table-cell table:number-columns-repeated="16382"/>
        </table:table-row>
        <table:table-row table:style-name="ro1">
          <table:table-cell table:style-name="ce72" office:value-type="float" office:value="36" calcext:value-type="float">
            <text:p>36</text:p>
          </table:table-cell>
          <table:table-cell table:style-name="ce57" office:value-type="string" calcext:value-type="string">
            <text:p>Acrobatics</text:p>
          </table:table-cell>
          <table:table-cell table:number-columns-repeated="16382"/>
        </table:table-row>
        <table:table-row table:style-name="ro1">
          <table:table-cell table:style-name="ce72" office:value-type="float" office:value="37" calcext:value-type="float">
            <text:p>37</text:p>
          </table:table-cell>
          <table:table-cell table:style-name="ce57" office:value-type="string" calcext:value-type="string">
            <text:p>Mischief</text:p>
          </table:table-cell>
          <table:table-cell table:number-columns-repeated="16382"/>
        </table:table-row>
        <table:table-row table:style-name="ro1">
          <table:table-cell table:style-name="ce72" office:value-type="float" office:value="38" calcext:value-type="float">
            <text:p>38</text:p>
          </table:table-cell>
          <table:table-cell table:style-name="ce57" office:value-type="string" calcext:value-type="string">
            <text:p>Perception</text:p>
          </table:table-cell>
          <table:table-cell table:number-columns-repeated="16382"/>
        </table:table-row>
        <table:table-row table:style-name="ro1">
          <table:table-cell table:style-name="ce72" office:value-type="float" office:value="39" calcext:value-type="float">
            <text:p>39</text:p>
          </table:table-cell>
          <table:table-cell table:style-name="ce57" office:value-type="string" calcext:value-type="string">
            <text:p>Touch</text:p>
          </table:table-cell>
          <table:table-cell table:number-columns-repeated="16382"/>
        </table:table-row>
        <table:table-row table:style-name="ro1">
          <table:table-cell table:style-name="ce72" office:value-type="float" office:value="40" calcext:value-type="float">
            <text:p>40</text:p>
          </table:table-cell>
          <table:table-cell table:style-name="ce57" office:value-type="string" calcext:value-type="string">
            <text:p>Lore</text:p>
          </table:table-cell>
          <table:table-cell table:number-columns-repeated="16382"/>
        </table:table-row>
        <table:table-row table:style-name="ro1">
          <table:table-cell table:style-name="ce72" office:value-type="float" office:value="41" calcext:value-type="float">
            <text:p>41</text:p>
          </table:table-cell>
          <table:table-cell table:style-name="ce57" office:value-type="string" calcext:value-type="string">
            <text:p>Arcanum</text:p>
          </table:table-cell>
          <table:table-cell table:number-columns-repeated="16382"/>
        </table:table-row>
        <table:table-row table:style-name="ro1">
          <table:table-cell table:style-name="ce72" office:value-type="float" office:value="42" calcext:value-type="float">
            <text:p>42</text:p>
          </table:table-cell>
          <table:table-cell table:style-name="ce57" office:value-type="string" calcext:value-type="string">
            <text:p>Beasts</text:p>
          </table:table-cell>
          <table:table-cell table:number-columns-repeated="16382"/>
        </table:table-row>
        <table:table-row table:style-name="ro1">
          <table:table-cell table:style-name="ce72" office:value-type="float" office:value="43" calcext:value-type="float">
            <text:p>43</text:p>
          </table:table-cell>
          <table:table-cell table:style-name="ce57" office:value-type="string" calcext:value-type="string">
            <text:p>Dream</text:p>
          </table:table-cell>
          <table:table-cell table:number-columns-repeated="16382"/>
        </table:table-row>
        <table:table-row table:style-name="ro1">
          <table:table-cell table:style-name="ce72" office:value-type="float" office:value="44" calcext:value-type="float">
            <text:p>44</text:p>
          </table:table-cell>
          <table:table-cell table:style-name="ce57" office:value-type="string" calcext:value-type="string">
            <text:p>Dungeons</text:p>
          </table:table-cell>
          <table:table-cell table:number-columns-repeated="16382"/>
        </table:table-row>
        <table:table-row table:style-name="ro1">
          <table:table-cell table:style-name="ce72" office:value-type="float" office:value="45" calcext:value-type="float">
            <text:p>45</text:p>
          </table:table-cell>
          <table:table-cell table:style-name="ce57" office:value-type="string" calcext:value-type="string">
            <text:p>Nature</text:p>
          </table:table-cell>
          <table:table-cell table:number-columns-repeated="16382"/>
        </table:table-row>
        <table:table-row table:style-name="ro1">
          <table:table-cell table:style-name="ce72" office:value-type="float" office:value="46" calcext:value-type="float">
            <text:p>46</text:p>
          </table:table-cell>
          <table:table-cell table:style-name="ce57" office:value-type="string" calcext:value-type="string">
            <text:p>Charisma</text:p>
          </table:table-cell>
          <table:table-cell table:number-columns-repeated="16382"/>
        </table:table-row>
        <table:table-row table:style-name="ro1">
          <table:table-cell table:style-name="ce72" office:value-type="float" office:value="47" calcext:value-type="float">
            <text:p>47</text:p>
          </table:table-cell>
          <table:table-cell table:style-name="ce57" office:value-type="string" calcext:value-type="string">
            <text:p>Anima</text:p>
          </table:table-cell>
          <table:table-cell table:number-columns-repeated="16382"/>
        </table:table-row>
        <table:table-row table:style-name="ro1">
          <table:table-cell table:style-name="ce72" office:value-type="float" office:value="48" calcext:value-type="float">
            <text:p>48</text:p>
          </table:table-cell>
          <table:table-cell table:style-name="ce57" office:value-type="string" calcext:value-type="string">
            <text:p>Authority</text:p>
          </table:table-cell>
          <table:table-cell table:number-columns-repeated="16382"/>
        </table:table-row>
        <table:table-row table:style-name="ro1">
          <table:table-cell table:style-name="ce72" office:value-type="float" office:value="49" calcext:value-type="float">
            <text:p>49</text:p>
          </table:table-cell>
          <table:table-cell table:style-name="ce57" office:value-type="string" calcext:value-type="string">
            <text:p>Drama</text:p>
          </table:table-cell>
          <table:table-cell table:number-columns-repeated="16382"/>
        </table:table-row>
        <table:table-row table:style-name="ro1">
          <table:table-cell table:style-name="ce72" office:value-type="float" office:value="50" calcext:value-type="float">
            <text:p>50</text:p>
          </table:table-cell>
          <table:table-cell table:style-name="ce57" office:value-type="string" calcext:value-type="string">
            <text:p>Kinship</text:p>
          </table:table-cell>
          <table:table-cell table:number-columns-repeated="16382"/>
        </table:table-row>
        <table:table-row table:style-name="ro1">
          <table:table-cell table:style-name="ce72" office:value-type="float" office:value="51" calcext:value-type="float">
            <text:p>51</text:p>
          </table:table-cell>
          <table:table-cell table:style-name="ce57" office:value-type="string" calcext:value-type="string">
            <text:p>Passion</text:p>
          </table:table-cell>
          <table:table-cell table:number-columns-repeated="16382"/>
        </table:table-row>
        <table:table-row table:style-name="ro1">
          <table:table-cell table:style-name="ce72" office:value-type="float" office:value="52" calcext:value-type="float">
            <text:p>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3" calcext:value-type="float">
            <text:p>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4" calcext:value-type="float">
            <text:p>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5" calcext:value-type="float">
            <text:p>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6" calcext:value-type="float">
            <text:p>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7" calcext:value-type="float">
            <text:p>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8" calcext:value-type="float">
            <text:p>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59" calcext:value-type="float">
            <text:p>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0" calcext:value-type="float">
            <text:p>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1" calcext:value-type="float">
            <text:p>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2" calcext:value-type="float">
            <text:p>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3" calcext:value-type="float">
            <text:p>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4" calcext:value-type="float">
            <text:p>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5" calcext:value-type="float">
            <text:p>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6" calcext:value-type="float">
            <text:p>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7" calcext:value-type="float">
            <text:p>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8" calcext:value-type="float">
            <text:p>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69" calcext:value-type="float">
            <text:p>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0" calcext:value-type="float">
            <text:p>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1" calcext:value-type="float">
            <text:p>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2" calcext:value-type="float">
            <text:p>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3" calcext:value-type="float">
            <text:p>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4" calcext:value-type="float">
            <text:p>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5" calcext:value-type="float">
            <text:p>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6" calcext:value-type="float">
            <text:p>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7" calcext:value-type="float">
            <text:p>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8" calcext:value-type="float">
            <text:p>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79" calcext:value-type="float">
            <text:p>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0" calcext:value-type="float">
            <text:p>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1" calcext:value-type="float">
            <text:p>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2" calcext:value-type="float">
            <text:p>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3" calcext:value-type="float">
            <text:p>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4" calcext:value-type="float">
            <text:p>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5" calcext:value-type="float">
            <text:p>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6" calcext:value-type="float">
            <text:p>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7" calcext:value-type="float">
            <text:p>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8" calcext:value-type="float">
            <text:p>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89" calcext:value-type="float">
            <text:p>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0" calcext:value-type="float">
            <text:p>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1" calcext:value-type="float">
            <text:p>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2" calcext:value-type="float">
            <text:p>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3" calcext:value-type="float">
            <text:p>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4" calcext:value-type="float">
            <text:p>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5" calcext:value-type="float">
            <text:p>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6" calcext:value-type="float">
            <text:p>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7" calcext:value-type="float">
            <text:p>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8" calcext:value-type="float">
            <text:p>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99" calcext:value-type="float">
            <text:p>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0" calcext:value-type="float">
            <text:p>100</text:p>
          </table:table-cell>
          <table:table-cell table:style-name="ce57" office:value-type="string" calcext:value-type="string">
            <text:p>Choose a language</text:p>
          </table:table-cell>
          <table:table-cell table:number-columns-repeated="16382"/>
        </table:table-row>
        <table:table-row table:style-name="ro1">
          <table:table-cell table:style-name="ce72" office:value-type="float" office:value="101" calcext:value-type="float">
            <text:p>101</text:p>
          </table:table-cell>
          <table:table-cell table:style-name="ce57" office:value-type="string" calcext:value-type="string">
            <text:p>English</text:p>
          </table:table-cell>
          <table:table-cell table:number-columns-repeated="16382"/>
        </table:table-row>
        <table:table-row table:style-name="ro1">
          <table:table-cell table:style-name="ce72" office:value-type="float" office:value="102" calcext:value-type="float">
            <text:p>102</text:p>
          </table:table-cell>
          <table:table-cell table:style-name="ce57" office:value-type="string" calcext:value-type="string">
            <text:p>Español</text:p>
          </table:table-cell>
          <table:table-cell table:number-columns-repeated="16382"/>
        </table:table-row>
        <table:table-row table:style-name="ro1">
          <table:table-cell table:style-name="ce72" office:value-type="float" office:value="103" calcext:value-type="float">
            <text:p>103</text:p>
          </table:table-cell>
          <table:table-cell table:style-name="ce57" office:value-type="string" calcext:value-type="string">
            <text:p>Русский</text:p>
          </table:table-cell>
          <table:table-cell table:number-columns-repeated="16382"/>
        </table:table-row>
        <table:table-row table:style-name="ro1">
          <table:table-cell table:style-name="ce72" office:value-type="float" office:value="104" calcext:value-type="float">
            <text:p>10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5" calcext:value-type="float">
            <text:p>10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6" calcext:value-type="float">
            <text:p>10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7" calcext:value-type="float">
            <text:p>10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8" calcext:value-type="float">
            <text:p>10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09" calcext:value-type="float">
            <text:p>10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0" calcext:value-type="float">
            <text:p>11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1" calcext:value-type="float">
            <text:p>11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2" calcext:value-type="float">
            <text:p>11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3" calcext:value-type="float">
            <text:p>11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4" calcext:value-type="float">
            <text:p>11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5" calcext:value-type="float">
            <text:p>11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6" calcext:value-type="float">
            <text:p>11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7" calcext:value-type="float">
            <text:p>11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8" calcext:value-type="float">
            <text:p>11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19" calcext:value-type="float">
            <text:p>11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0" calcext:value-type="float">
            <text:p>12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1" calcext:value-type="float">
            <text:p>12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2" calcext:value-type="float">
            <text:p>122</text:p>
          </table:table-cell>
          <table:table-cell table:style-name="ce57" office:value-type="string" calcext:value-type="string">
            <text:p>General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3" calcext:value-type="float">
            <text:p>123</text:p>
          </table:table-cell>
          <table:table-cell table:style-name="ce57" office:value-type="string" calcext:value-type="string">
            <text:p>SFX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4" calcext:value-type="float">
            <text:p>124</text:p>
          </table:table-cell>
          <table:table-cell table:style-name="ce57" office:value-type="string" calcext:value-type="string">
            <text:p>Music volume</text:p>
          </table:table-cell>
          <table:table-cell table:number-columns-repeated="16382"/>
        </table:table-row>
        <table:table-row table:style-name="ro1">
          <table:table-cell table:style-name="ce72" office:value-type="float" office:value="125" calcext:value-type="float">
            <text:p>125</text:p>
          </table:table-cell>
          <table:table-cell table:style-name="ce57" office:value-type="string" calcext:value-type="string">
            <text:p>Mute SFXs</text:p>
          </table:table-cell>
          <table:table-cell table:number-columns-repeated="16382"/>
        </table:table-row>
        <table:table-row table:style-name="ro1">
          <table:table-cell table:style-name="ce72" office:value-type="float" office:value="126" calcext:value-type="float">
            <text:p>126</text:p>
          </table:table-cell>
          <table:table-cell table:style-name="ce57" office:value-type="string" calcext:value-type="string">
            <text:p>Mute music</text:p>
          </table:table-cell>
          <table:table-cell table:number-columns-repeated="16382"/>
        </table:table-row>
        <table:table-row table:style-name="ro1">
          <table:table-cell table:style-name="ce72" office:value-type="float" office:value="127" calcext:value-type="float">
            <text:p>12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8" calcext:value-type="float">
            <text:p>12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29" calcext:value-type="float">
            <text:p>12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0" calcext:value-type="float">
            <text:p>13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1" calcext:value-type="float">
            <text:p>13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2" calcext:value-type="float">
            <text:p>13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3" calcext:value-type="float">
            <text:p>13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4" calcext:value-type="float">
            <text:p>13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5" calcext:value-type="float">
            <text:p>13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6" calcext:value-type="float">
            <text:p>13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7" calcext:value-type="float">
            <text:p>13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8" calcext:value-type="float">
            <text:p>13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39" calcext:value-type="float">
            <text:p>13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0" calcext:value-type="float">
            <text:p>14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1" calcext:value-type="float">
            <text:p>14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2" calcext:value-type="float">
            <text:p>14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3" calcext:value-type="float">
            <text:p>14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4" calcext:value-type="float">
            <text:p>14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5" calcext:value-type="float">
            <text:p>14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6" calcext:value-type="float">
            <text:p>14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7" calcext:value-type="float">
            <text:p>14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8" calcext:value-type="float">
            <text:p>14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49" calcext:value-type="float">
            <text:p>14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0" calcext:value-type="float">
            <text:p>15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1" calcext:value-type="float">
            <text:p>15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2" calcext:value-type="float">
            <text:p>15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3" calcext:value-type="float">
            <text:p>15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4" calcext:value-type="float">
            <text:p>15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5" calcext:value-type="float">
            <text:p>15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6" calcext:value-type="float">
            <text:p>15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7" calcext:value-type="float">
            <text:p>15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8" calcext:value-type="float">
            <text:p>15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59" calcext:value-type="float">
            <text:p>15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0" calcext:value-type="float">
            <text:p>16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1" calcext:value-type="float">
            <text:p>16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2" calcext:value-type="float">
            <text:p>16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3" calcext:value-type="float">
            <text:p>16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4" calcext:value-type="float">
            <text:p>16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5" calcext:value-type="float">
            <text:p>16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6" calcext:value-type="float">
            <text:p>16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7" calcext:value-type="float">
            <text:p>16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8" calcext:value-type="float">
            <text:p>16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69" calcext:value-type="float">
            <text:p>16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0" calcext:value-type="float">
            <text:p>17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1" calcext:value-type="float">
            <text:p>17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2" calcext:value-type="float">
            <text:p>17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3" calcext:value-type="float">
            <text:p>17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4" calcext:value-type="float">
            <text:p>17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5" calcext:value-type="float">
            <text:p>17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6" calcext:value-type="float">
            <text:p>17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7" calcext:value-type="float">
            <text:p>17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8" calcext:value-type="float">
            <text:p>17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79" calcext:value-type="float">
            <text:p>17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0" calcext:value-type="float">
            <text:p>18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1" calcext:value-type="float">
            <text:p>18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2" calcext:value-type="float">
            <text:p>18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3" calcext:value-type="float">
            <text:p>18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4" calcext:value-type="float">
            <text:p>18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5" calcext:value-type="float">
            <text:p>18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6" calcext:value-type="float">
            <text:p>18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7" calcext:value-type="float">
            <text:p>18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8" calcext:value-type="float">
            <text:p>18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89" calcext:value-type="float">
            <text:p>18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0" calcext:value-type="float">
            <text:p>190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1" calcext:value-type="float">
            <text:p>191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2" calcext:value-type="float">
            <text:p>192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3" calcext:value-type="float">
            <text:p>193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4" calcext:value-type="float">
            <text:p>194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5" calcext:value-type="float">
            <text:p>195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6" calcext:value-type="float">
            <text:p>196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7" calcext:value-type="float">
            <text:p>197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8" calcext:value-type="float">
            <text:p>198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199" calcext:value-type="float">
            <text:p>199</text:p>
          </table:table-cell>
          <table:table-cell table:style-name="ce57" office:value-type="string" calcext:value-type="string">
            <text:p>NULL</text:p>
          </table:table-cell>
          <table:table-cell table:number-columns-repeated="16382"/>
        </table:table-row>
        <table:table-row table:style-name="ro1">
          <table:table-cell table:style-name="ce72" office:value-type="float" office:value="200" calcext:value-type="float">
            <text:p>200</text:p>
          </table:table-cell>
          <table:table-cell table:style-name="ce57" office:value-type="string" calcext:value-type="string">
            <text:p>Once upon a time…</text:p>
          </table:table-cell>
          <table:table-cell table:number-columns-repeated="16382"/>
        </table:table-row>
        <table:table-row table:style-name="ro1">
          <table:table-cell table:style-name="ce72" office:value-type="float" office:value="201" calcext:value-type="float">
            <text:p>201</text:p>
          </table:table-cell>
          <table:table-cell table:style-name="ce84" office:value-type="string" calcext:value-type="string">
            <text:p>Two gods fought each other in your sky</text:p>
          </table:table-cell>
          <table:table-cell table:number-columns-repeated="16382"/>
        </table:table-row>
        <table:table-row table:style-name="ro1">
          <table:table-cell table:style-name="ce72" office:value-type="float" office:value="202" calcext:value-type="float">
            <text:p>202</text:p>
          </table:table-cell>
          <table:table-cell table:style-name="ce57" office:value-type="string" calcext:value-type="string">
            <text:p>The god of lov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3" calcext:value-type="float">
            <text:p>203</text:p>
          </table:table-cell>
          <table:table-cell table:style-name="ce49" office:value-type="string" calcext:value-type="string">
            <text:p>And the god of de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04" calcext:value-type="float">
            <text:p>204</text:p>
          </table:table-cell>
          <table:table-cell table:style-name="ce57" office:value-type="string" calcext:value-type="string">
            <text:p>Two great and powerful foxes who bit and tore with gnarled maw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5" calcext:value-type="float">
            <text:p>205</text:p>
          </table:table-cell>
          <table:table-cell table:style-name="ce57" office:value-type="string" calcext:value-type="string">
            <text:p>Until one day a fatal blow was struck on death and she curled, defeat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6" calcext:value-type="float">
            <text:p>206</text:p>
          </table:table-cell>
          <table:table-cell table:style-name="ce57" office:value-type="string" calcext:value-type="string">
            <text:p>Now there is but one god.</text:p>
          </table:table-cell>
          <table:table-cell table:number-columns-repeated="16382"/>
        </table:table-row>
        <table:table-row table:style-name="ro1">
          <table:table-cell table:style-name="ce72" office:value-type="float" office:value="207" calcext:value-type="float">
            <text:p>207</text:p>
          </table:table-cell>
          <table:table-cell table:style-name="ce57" office:value-type="string" calcext:value-type="string">
            <text:p>Our indignant and vicious god who bleeds red between the stars.</text:p>
          </table:table-cell>
          <table:table-cell table:number-columns-repeated="16382"/>
        </table:table-row>
        <table:table-row table:style-name="ro1">
          <table:table-cell table:style-name="ce72" office:value-type="float" office:value="208" calcext:value-type="float">
            <text:p>208</text:p>
          </table:table-cell>
          <table:table-cell table:style-name="ce57" office:value-type="string" calcext:value-type="string">
            <text:p>With love the victor, and death defeated, spirits are no longer led to their proper rest.</text:p>
          </table:table-cell>
          <table:table-cell table:number-columns-repeated="16382"/>
        </table:table-row>
        <table:table-row table:style-name="ro1">
          <table:table-cell table:style-name="ce72" office:value-type="float" office:value="209" calcext:value-type="float">
            <text:p>209</text:p>
          </table:table-cell>
          <table:table-cell table:style-name="ce57" office:value-type="string" calcext:value-type="string">
            <text:p>The dead rise and wander under her misshapen body.</text:p>
          </table:table-cell>
          <table:table-cell table:number-columns-repeated="16382"/>
        </table:table-row>
        <table:table-row table:style-name="ro1">
          <table:table-cell table:style-name="ce72" office:value-type="float" office:value="210" calcext:value-type="float">
            <text:p>210</text:p>
          </table:table-cell>
          <table:table-cell table:style-name="ce57" office:value-type="string" calcext:value-type="string">
            <text:p>Empty vessels remain where souls once wer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1" calcext:value-type="float">
            <text:p>211</text:p>
          </table:table-cell>
          <table:table-cell table:style-name="ce57" office:value-type="string" calcext:value-type="string">
            <text:p>Bones refuse to settle.</text:p>
          </table:table-cell>
          <table:table-cell table:number-columns-repeated="16382"/>
        </table:table-row>
        <table:table-row table:style-name="ro1">
          <table:table-cell table:style-name="ce72" office:value-type="float" office:value="212" calcext:value-type="float">
            <text:p>212</text:p>
          </table:table-cell>
          <table:table-cell table:style-name="ce57" office:value-type="string" calcext:value-type="string">
            <text:p>Spirits twist and churn into beast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3" calcext:value-type="float">
            <text:p>213</text:p>
          </table:table-cell>
          <table:table-cell table:style-name="ce49" office:value-type="string" calcext:value-type="string">
            <text:p>Destroying all in their path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14" calcext:value-type="float">
            <text:p>214</text:p>
          </table:table-cell>
          <table:table-cell table:style-name="ce49" office:value-type="string" calcext:value-type="string">
            <text:p>Seeking an end to their suffering.</text:p>
          </table:table-cell>
          <table:table-cell table:number-columns-repeated="16382"/>
        </table:table-row>
        <table:table-row table:style-name="ro1">
          <table:table-cell table:style-name="ce72" office:value-type="float" office:value="215" calcext:value-type="float">
            <text:p>215</text:p>
          </table:table-cell>
          <table:table-cell table:style-name="ce57" office:value-type="string" calcext:value-type="string">
            <text:p>We pray for love, for she is all that stands before annihila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6" calcext:value-type="float">
            <text:p>216</text:p>
          </table:table-cell>
          <table:table-cell table:style-name="ce57" office:value-type="string" calcext:value-type="string">
            <text:p>Sometimes those that love are stained red.</text:p>
          </table:table-cell>
          <table:table-cell table:number-columns-repeated="16382"/>
        </table:table-row>
        <table:table-row table:style-name="ro1">
          <table:table-cell table:style-name="ce72" office:value-type="float" office:value="217" calcext:value-type="float">
            <text:p>217</text:p>
          </table:table-cell>
          <table:table-cell table:style-name="ce57" office:value-type="string" calcext:value-type="string">
            <text:p>Kissed by those rabid and endless fangs.</text:p>
          </table:table-cell>
          <table:table-cell table:number-columns-repeated="16382"/>
        </table:table-row>
        <table:table-row table:style-name="ro1">
          <table:table-cell table:style-name="ce72" office:value-type="float" office:value="218" calcext:value-type="float">
            <text:p>218</text:p>
          </table:table-cell>
          <table:table-cell table:style-name="ce57" office:value-type="string" calcext:value-type="string">
            <text:p>They are changed wondrous by their pass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19" calcext:value-type="float">
            <text:p>219</text:p>
          </table:table-cell>
          <table:table-cell table:style-name="ce57" office:value-type="string" calcext:value-type="string">
            <text:p>Molded by their supernatural devotion.</text:p>
          </table:table-cell>
          <table:table-cell table:number-columns-repeated="16382"/>
        </table:table-row>
        <table:table-row table:style-name="ro1">
          <table:table-cell table:style-name="ce72" office:value-type="float" office:value="220" calcext:value-type="float">
            <text:p>220</text:p>
          </table:table-cell>
          <table:table-cell table:style-name="ce57" office:value-type="string" calcext:value-type="string">
            <text:p>Gifted with otherworldly power.</text:p>
          </table:table-cell>
          <table:table-cell table:number-columns-repeated="16382"/>
        </table:table-row>
        <table:table-row table:style-name="ro1">
          <table:table-cell table:style-name="ce72" office:value-type="float" office:value="221" calcext:value-type="float">
            <text:p>221</text:p>
          </table:table-cell>
          <table:table-cell table:style-name="ce57" office:value-type="string" calcext:value-type="string">
            <text:p>These folk are the sirens amongst the twilight sea.</text:p>
          </table:table-cell>
          <table:table-cell table:number-columns-repeated="16382"/>
        </table:table-row>
        <table:table-row table:style-name="ro1">
          <table:table-cell table:style-name="ce72" office:value-type="float" office:value="222" calcext:value-type="float">
            <text:p>222</text:p>
          </table:table-cell>
          <table:table-cell table:style-name="ce57" office:value-type="string" calcext:value-type="string">
            <text:p>The only hope for a spirit to close its eye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3" calcext:value-type="float">
            <text:p>223</text:p>
          </table:table-cell>
          <table:table-cell table:style-name="ce57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72" office:value-type="float" office:value="224" calcext:value-type="float">
            <text:p>224</text:p>
          </table:table-cell>
          <table:table-cell table:style-name="ce57" office:value-type="string" calcext:value-type="string">
            <text:p>What does it feel to wake up surrounded by a sea of corpses?</text:p>
          </table:table-cell>
          <table:table-cell table:number-columns-repeated="16382"/>
        </table:table-row>
        <table:table-row table:style-name="ro1">
          <table:table-cell table:style-name="ce72" office:value-type="float" office:value="225" calcext:value-type="float">
            <text:p>225</text:p>
          </table:table-cell>
          <table:table-cell table:style-name="ce57" office:value-type="string" calcext:value-type="string">
            <text:p>Who's ther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26" calcext:value-type="float">
            <text:p>226</text:p>
          </table:table-cell>
          <table:table-cell table:style-name="ce57" office:value-type="string" calcext:value-type="string">
            <text:p>Friend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7" calcext:value-type="float">
            <text:p>227</text:p>
          </table:table-cell>
          <table:table-cell table:style-name="ce57" office:value-type="string" calcext:value-type="string">
            <text:p>Family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8" calcext:value-type="float">
            <text:p>228</text:p>
          </table:table-cell>
          <table:table-cell table:style-name="ce57" office:value-type="string" calcext:value-type="string">
            <text:p>Fools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29" calcext:value-type="float">
            <text:p>229</text:p>
          </table:table-cell>
          <table:table-cell table:style-name="ce57" office:value-type="string" calcext:value-type="string">
            <text:p>All reduced to minced flesh, but unable to die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0" calcext:value-type="float">
            <text:p>230</text:p>
          </table:table-cell>
          <table:table-cell table:style-name="ce57" office:value-type="string" calcext:value-type="string">
            <text:p>Is this Jigoku?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1" calcext:value-type="float">
            <text:p>231</text:p>
          </table:table-cell>
          <table:table-cell table:style-name="ce57" office:value-type="string" calcext:value-type="string">
            <text:p>I don't fear you demon!</text:p>
          </table:table-cell>
          <table:table-cell table:number-columns-repeated="16382"/>
        </table:table-row>
        <table:table-row table:style-name="ro1">
          <table:table-cell table:style-name="ce72" office:value-type="float" office:value="232" calcext:value-type="float">
            <text:p>232</text:p>
          </table:table-cell>
          <table:table-cell table:style-name="ce57" office:value-type="string" calcext:value-type="string">
            <text:p>If for my karma, my destiny is to live in Arbuda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3" calcext:value-type="float">
            <text:p>233</text:p>
          </table:table-cell>
          <table:table-cell table:style-name="ce57" office:value-type="string" calcext:value-type="string">
            <text:p>So it'll be!</text:p>
          </table:table-cell>
          <table:table-cell table:number-columns-repeated="16382"/>
        </table:table-row>
        <table:table-row table:style-name="ro1">
          <table:table-cell table:style-name="ce72" office:value-type="float" office:value="234" calcext:value-type="float">
            <text:p>234</text:p>
          </table:table-cell>
          <table:table-cell table:style-name="ce57" office:value-type="string" calcext:value-type="string">
            <text:p>You fool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5" calcext:value-type="float">
            <text:p>235</text:p>
          </table:table-cell>
          <table:table-cell table:style-name="ce57" office:value-type="string" calcext:value-type="string">
            <text:p>Death is long forgotten.</text:p>
          </table:table-cell>
          <table:table-cell table:number-columns-repeated="16382"/>
        </table:table-row>
        <table:table-row table:style-name="ro1">
          <table:table-cell table:style-name="ce72" office:value-type="float" office:value="236" calcext:value-type="float">
            <text:p>236</text:p>
          </table:table-cell>
          <table:table-cell table:style-name="ce57" office:value-type="string" calcext:value-type="string">
            <text:p>And I've been searching for you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7" calcext:value-type="float">
            <text:p>237</text:p>
          </table:table-cell>
          <table:table-cell table:style-name="ce57" office:value-type="string" calcext:value-type="string">
            <text:p>Rin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38" calcext:value-type="float">
            <text:p>238</text:p>
          </table:table-cell>
          <table:table-cell table:style-name="ce57" office:value-type="string" calcext:value-type="string">
            <text:p>You know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39" calcext:value-type="float">
            <text:p>239</text:p>
          </table:table-cell>
          <table:table-cell table:style-name="ce57" office:value-type="string" calcext:value-type="string">
            <text:p>What do you know about me?!</text:p>
          </table:table-cell>
          <table:table-cell table:number-columns-repeated="16382"/>
        </table:table-row>
        <table:table-row table:style-name="ro1">
          <table:table-cell table:style-name="ce72" office:value-type="float" office:value="240" calcext:value-type="float">
            <text:p>240</text:p>
          </table:table-cell>
          <table:table-cell table:style-name="ce57" office:value-type="string" calcext:value-type="string">
            <text:p>Some sort of fate brought me to you.</text:p>
          </table:table-cell>
          <table:table-cell table:number-columns-repeated="16382"/>
        </table:table-row>
        <table:table-row table:style-name="ro1">
          <table:table-cell table:style-name="ce72" office:value-type="float" office:value="241" calcext:value-type="float">
            <text:p>241</text:p>
          </table:table-cell>
          <table:table-cell table:style-name="ce57" office:value-type="string" calcext:value-type="string">
            <text:p>Do not dissapoint me.</text:p>
          </table:table-cell>
          <table:table-cell table:number-columns-repeated="16382"/>
        </table:table-row>
        <table:table-row table:style-name="ro1">
          <table:table-cell table:style-name="ce72" office:value-type="float" office:value="242" calcext:value-type="float">
            <text:p>242</text:p>
          </table:table-cell>
          <table:table-cell table:style-name="ce57" office:value-type="string" calcext:value-type="string">
            <text:p>Now...</text:p>
          </table:table-cell>
          <table:table-cell table:number-columns-repeated="16382"/>
        </table:table-row>
        <table:table-row table:style-name="ro1">
          <table:table-cell table:style-name="ce72" office:value-type="float" office:value="243" calcext:value-type="float">
            <text:p>243</text:p>
          </table:table-cell>
          <table:table-cell table:style-name="ce57" office:value-type="string" calcext:value-type="string">
            <text:p>Let me read you what the future departs...</text:p>
          </table:table-cell>
          <table:table-cell table:number-columns-repeated="16382"/>
        </table:table-row>
        <table:table-row table:style-name="ro1">
          <table:table-cell table:style-name="ce76" office:value-type="float" office:value="244" calcext:value-type="float">
            <text:p>2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5" calcext:value-type="float">
            <text:p>2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6" calcext:value-type="float">
            <text:p>2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7" calcext:value-type="float">
            <text:p>2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8" calcext:value-type="float">
            <text:p>2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49" calcext:value-type="float">
            <text:p>2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0" calcext:value-type="float">
            <text:p>2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1" calcext:value-type="float">
            <text:p>2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2" calcext:value-type="float">
            <text:p>2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3" calcext:value-type="float">
            <text:p>2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4" calcext:value-type="float">
            <text:p>2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5" calcext:value-type="float">
            <text:p>2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6" calcext:value-type="float">
            <text:p>2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7" calcext:value-type="float">
            <text:p>2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8" calcext:value-type="float">
            <text:p>2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59" calcext:value-type="float">
            <text:p>2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0" calcext:value-type="float">
            <text:p>2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1" calcext:value-type="float">
            <text:p>2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2" calcext:value-type="float">
            <text:p>2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3" calcext:value-type="float">
            <text:p>2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4" calcext:value-type="float">
            <text:p>2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5" calcext:value-type="float">
            <text:p>2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6" calcext:value-type="float">
            <text:p>2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7" calcext:value-type="float">
            <text:p>2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8" calcext:value-type="float">
            <text:p>2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69" calcext:value-type="float">
            <text:p>2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0" calcext:value-type="float">
            <text:p>2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1" calcext:value-type="float">
            <text:p>2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2" calcext:value-type="float">
            <text:p>2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3" calcext:value-type="float">
            <text:p>2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4" calcext:value-type="float">
            <text:p>2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5" calcext:value-type="float">
            <text:p>2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6" calcext:value-type="float">
            <text:p>2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7" calcext:value-type="float">
            <text:p>2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8" calcext:value-type="float">
            <text:p>2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79" calcext:value-type="float">
            <text:p>2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0" calcext:value-type="float">
            <text:p>2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1" calcext:value-type="float">
            <text:p>2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2" calcext:value-type="float">
            <text:p>2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3" calcext:value-type="float">
            <text:p>2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4" calcext:value-type="float">
            <text:p>2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5" calcext:value-type="float">
            <text:p>2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6" calcext:value-type="float">
            <text:p>2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7" calcext:value-type="float">
            <text:p>2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8" calcext:value-type="float">
            <text:p>2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89" calcext:value-type="float">
            <text:p>2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0" calcext:value-type="float">
            <text:p>2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1" calcext:value-type="float">
            <text:p>2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2" calcext:value-type="float">
            <text:p>2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3" calcext:value-type="float">
            <text:p>2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4" calcext:value-type="float">
            <text:p>2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5" calcext:value-type="float">
            <text:p>2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6" calcext:value-type="float">
            <text:p>2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7" calcext:value-type="float">
            <text:p>2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8" calcext:value-type="float">
            <text:p>2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299" calcext:value-type="float">
            <text:p>2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0" calcext:value-type="float">
            <text:p>3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1" calcext:value-type="float">
            <text:p>3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2" calcext:value-type="float">
            <text:p>3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3" calcext:value-type="float">
            <text:p>3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4" calcext:value-type="float">
            <text:p>3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5" calcext:value-type="float">
            <text:p>3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6" calcext:value-type="float">
            <text:p>3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7" calcext:value-type="float">
            <text:p>3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8" calcext:value-type="float">
            <text:p>3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09" calcext:value-type="float">
            <text:p>3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0" calcext:value-type="float">
            <text:p>3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1" calcext:value-type="float">
            <text:p>3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2" calcext:value-type="float">
            <text:p>3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3" calcext:value-type="float">
            <text:p>3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4" calcext:value-type="float">
            <text:p>3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5" calcext:value-type="float">
            <text:p>3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6" calcext:value-type="float">
            <text:p>3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7" calcext:value-type="float">
            <text:p>3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8" calcext:value-type="float">
            <text:p>3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19" calcext:value-type="float">
            <text:p>3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0" calcext:value-type="float">
            <text:p>3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1" calcext:value-type="float">
            <text:p>3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2" calcext:value-type="float">
            <text:p>3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3" calcext:value-type="float">
            <text:p>3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4" calcext:value-type="float">
            <text:p>3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5" calcext:value-type="float">
            <text:p>3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6" calcext:value-type="float">
            <text:p>3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7" calcext:value-type="float">
            <text:p>3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8" calcext:value-type="float">
            <text:p>3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29" calcext:value-type="float">
            <text:p>3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0" calcext:value-type="float">
            <text:p>3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1" calcext:value-type="float">
            <text:p>3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2" calcext:value-type="float">
            <text:p>3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3" calcext:value-type="float">
            <text:p>3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4" calcext:value-type="float">
            <text:p>3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5" calcext:value-type="float">
            <text:p>3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6" calcext:value-type="float">
            <text:p>3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7" calcext:value-type="float">
            <text:p>3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8" calcext:value-type="float">
            <text:p>3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39" calcext:value-type="float">
            <text:p>3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0" calcext:value-type="float">
            <text:p>3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1" calcext:value-type="float">
            <text:p>3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2" calcext:value-type="float">
            <text:p>3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3" calcext:value-type="float">
            <text:p>3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4" calcext:value-type="float">
            <text:p>3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5" calcext:value-type="float">
            <text:p>3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6" calcext:value-type="float">
            <text:p>3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7" calcext:value-type="float">
            <text:p>3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8" calcext:value-type="float">
            <text:p>3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49" calcext:value-type="float">
            <text:p>3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0" calcext:value-type="float">
            <text:p>3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1" calcext:value-type="float">
            <text:p>3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2" calcext:value-type="float">
            <text:p>3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3" calcext:value-type="float">
            <text:p>3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4" calcext:value-type="float">
            <text:p>3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5" calcext:value-type="float">
            <text:p>3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6" calcext:value-type="float">
            <text:p>3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7" calcext:value-type="float">
            <text:p>3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8" calcext:value-type="float">
            <text:p>3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59" calcext:value-type="float">
            <text:p>3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0" calcext:value-type="float">
            <text:p>3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1" calcext:value-type="float">
            <text:p>3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2" calcext:value-type="float">
            <text:p>3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3" calcext:value-type="float">
            <text:p>3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4" calcext:value-type="float">
            <text:p>3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5" calcext:value-type="float">
            <text:p>3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6" calcext:value-type="float">
            <text:p>3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7" calcext:value-type="float">
            <text:p>3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8" calcext:value-type="float">
            <text:p>3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69" calcext:value-type="float">
            <text:p>3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0" calcext:value-type="float">
            <text:p>3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1" calcext:value-type="float">
            <text:p>3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2" calcext:value-type="float">
            <text:p>3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3" calcext:value-type="float">
            <text:p>3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4" calcext:value-type="float">
            <text:p>3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5" calcext:value-type="float">
            <text:p>3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6" calcext:value-type="float">
            <text:p>3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7" calcext:value-type="float">
            <text:p>3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8" calcext:value-type="float">
            <text:p>3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79" calcext:value-type="float">
            <text:p>3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0" calcext:value-type="float">
            <text:p>3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1" calcext:value-type="float">
            <text:p>3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2" calcext:value-type="float">
            <text:p>3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3" calcext:value-type="float">
            <text:p>3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4" calcext:value-type="float">
            <text:p>3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5" calcext:value-type="float">
            <text:p>3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6" calcext:value-type="float">
            <text:p>3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7" calcext:value-type="float">
            <text:p>3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8" calcext:value-type="float">
            <text:p>3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89" calcext:value-type="float">
            <text:p>3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0" calcext:value-type="float">
            <text:p>3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1" calcext:value-type="float">
            <text:p>3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2" calcext:value-type="float">
            <text:p>3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3" calcext:value-type="float">
            <text:p>3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4" calcext:value-type="float">
            <text:p>3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5" calcext:value-type="float">
            <text:p>3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6" calcext:value-type="float">
            <text:p>3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7" calcext:value-type="float">
            <text:p>3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8" calcext:value-type="float">
            <text:p>3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399" calcext:value-type="float">
            <text:p>3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0" calcext:value-type="float">
            <text:p>4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1" calcext:value-type="float">
            <text:p>4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2" calcext:value-type="float">
            <text:p>4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3" calcext:value-type="float">
            <text:p>4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4" calcext:value-type="float">
            <text:p>4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5" calcext:value-type="float">
            <text:p>4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6" calcext:value-type="float">
            <text:p>4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7" calcext:value-type="float">
            <text:p>4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8" calcext:value-type="float">
            <text:p>4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09" calcext:value-type="float">
            <text:p>4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0" calcext:value-type="float">
            <text:p>4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1" calcext:value-type="float">
            <text:p>4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2" calcext:value-type="float">
            <text:p>4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3" calcext:value-type="float">
            <text:p>4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4" calcext:value-type="float">
            <text:p>4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5" calcext:value-type="float">
            <text:p>4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6" calcext:value-type="float">
            <text:p>4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7" calcext:value-type="float">
            <text:p>4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8" calcext:value-type="float">
            <text:p>4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19" calcext:value-type="float">
            <text:p>4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0" calcext:value-type="float">
            <text:p>4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1" calcext:value-type="float">
            <text:p>4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2" calcext:value-type="float">
            <text:p>4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3" calcext:value-type="float">
            <text:p>4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4" calcext:value-type="float">
            <text:p>4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5" calcext:value-type="float">
            <text:p>4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6" calcext:value-type="float">
            <text:p>4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7" calcext:value-type="float">
            <text:p>4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8" calcext:value-type="float">
            <text:p>4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29" calcext:value-type="float">
            <text:p>4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0" calcext:value-type="float">
            <text:p>4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1" calcext:value-type="float">
            <text:p>4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2" calcext:value-type="float">
            <text:p>4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3" calcext:value-type="float">
            <text:p>4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4" calcext:value-type="float">
            <text:p>4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5" calcext:value-type="float">
            <text:p>4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6" calcext:value-type="float">
            <text:p>4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7" calcext:value-type="float">
            <text:p>4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8" calcext:value-type="float">
            <text:p>4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39" calcext:value-type="float">
            <text:p>4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0" calcext:value-type="float">
            <text:p>4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1" calcext:value-type="float">
            <text:p>4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2" calcext:value-type="float">
            <text:p>4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3" calcext:value-type="float">
            <text:p>4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4" calcext:value-type="float">
            <text:p>4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5" calcext:value-type="float">
            <text:p>4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6" calcext:value-type="float">
            <text:p>4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7" calcext:value-type="float">
            <text:p>4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8" calcext:value-type="float">
            <text:p>4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49" calcext:value-type="float">
            <text:p>4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0" calcext:value-type="float">
            <text:p>4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1" calcext:value-type="float">
            <text:p>4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2" calcext:value-type="float">
            <text:p>4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3" calcext:value-type="float">
            <text:p>4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4" calcext:value-type="float">
            <text:p>4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5" calcext:value-type="float">
            <text:p>4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6" calcext:value-type="float">
            <text:p>4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7" calcext:value-type="float">
            <text:p>4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8" calcext:value-type="float">
            <text:p>4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59" calcext:value-type="float">
            <text:p>4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0" calcext:value-type="float">
            <text:p>4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1" calcext:value-type="float">
            <text:p>4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2" calcext:value-type="float">
            <text:p>4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3" calcext:value-type="float">
            <text:p>4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4" calcext:value-type="float">
            <text:p>4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5" calcext:value-type="float">
            <text:p>4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6" calcext:value-type="float">
            <text:p>4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7" calcext:value-type="float">
            <text:p>4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8" calcext:value-type="float">
            <text:p>4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69" calcext:value-type="float">
            <text:p>4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0" calcext:value-type="float">
            <text:p>4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1" calcext:value-type="float">
            <text:p>4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2" calcext:value-type="float">
            <text:p>4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3" calcext:value-type="float">
            <text:p>4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4" calcext:value-type="float">
            <text:p>4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5" calcext:value-type="float">
            <text:p>4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6" calcext:value-type="float">
            <text:p>4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7" calcext:value-type="float">
            <text:p>4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8" calcext:value-type="float">
            <text:p>4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79" calcext:value-type="float">
            <text:p>4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0" calcext:value-type="float">
            <text:p>4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1" calcext:value-type="float">
            <text:p>4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2" calcext:value-type="float">
            <text:p>4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3" calcext:value-type="float">
            <text:p>4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4" calcext:value-type="float">
            <text:p>4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5" calcext:value-type="float">
            <text:p>4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6" calcext:value-type="float">
            <text:p>4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7" calcext:value-type="float">
            <text:p>4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8" calcext:value-type="float">
            <text:p>4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89" calcext:value-type="float">
            <text:p>4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0" calcext:value-type="float">
            <text:p>4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1" calcext:value-type="float">
            <text:p>4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2" calcext:value-type="float">
            <text:p>4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3" calcext:value-type="float">
            <text:p>4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4" calcext:value-type="float">
            <text:p>4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5" calcext:value-type="float">
            <text:p>4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6" calcext:value-type="float">
            <text:p>4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7" calcext:value-type="float">
            <text:p>4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8" calcext:value-type="float">
            <text:p>4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499" calcext:value-type="float">
            <text:p>4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0" calcext:value-type="float">
            <text:p>5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1" calcext:value-type="float">
            <text:p>5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2" calcext:value-type="float">
            <text:p>5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3" calcext:value-type="float">
            <text:p>5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4" calcext:value-type="float">
            <text:p>5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5" calcext:value-type="float">
            <text:p>5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6" calcext:value-type="float">
            <text:p>5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7" calcext:value-type="float">
            <text:p>5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8" calcext:value-type="float">
            <text:p>5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09" calcext:value-type="float">
            <text:p>5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0" calcext:value-type="float">
            <text:p>5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1" calcext:value-type="float">
            <text:p>5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2" calcext:value-type="float">
            <text:p>5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3" calcext:value-type="float">
            <text:p>5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4" calcext:value-type="float">
            <text:p>5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5" calcext:value-type="float">
            <text:p>5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6" calcext:value-type="float">
            <text:p>5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7" calcext:value-type="float">
            <text:p>5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8" calcext:value-type="float">
            <text:p>5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19" calcext:value-type="float">
            <text:p>5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0" calcext:value-type="float">
            <text:p>5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1" calcext:value-type="float">
            <text:p>5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2" calcext:value-type="float">
            <text:p>5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3" calcext:value-type="float">
            <text:p>5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4" calcext:value-type="float">
            <text:p>5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5" calcext:value-type="float">
            <text:p>5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6" calcext:value-type="float">
            <text:p>5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7" calcext:value-type="float">
            <text:p>5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8" calcext:value-type="float">
            <text:p>5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29" calcext:value-type="float">
            <text:p>5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0" calcext:value-type="float">
            <text:p>5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1" calcext:value-type="float">
            <text:p>5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2" calcext:value-type="float">
            <text:p>5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3" calcext:value-type="float">
            <text:p>5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4" calcext:value-type="float">
            <text:p>5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5" calcext:value-type="float">
            <text:p>5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6" calcext:value-type="float">
            <text:p>5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7" calcext:value-type="float">
            <text:p>5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8" calcext:value-type="float">
            <text:p>5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39" calcext:value-type="float">
            <text:p>5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0" calcext:value-type="float">
            <text:p>5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1" calcext:value-type="float">
            <text:p>5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2" calcext:value-type="float">
            <text:p>5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3" calcext:value-type="float">
            <text:p>5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4" calcext:value-type="float">
            <text:p>5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5" calcext:value-type="float">
            <text:p>5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6" calcext:value-type="float">
            <text:p>5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7" calcext:value-type="float">
            <text:p>5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8" calcext:value-type="float">
            <text:p>5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49" calcext:value-type="float">
            <text:p>5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0" calcext:value-type="float">
            <text:p>5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1" calcext:value-type="float">
            <text:p>5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2" calcext:value-type="float">
            <text:p>5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3" calcext:value-type="float">
            <text:p>5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4" calcext:value-type="float">
            <text:p>5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5" calcext:value-type="float">
            <text:p>5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6" calcext:value-type="float">
            <text:p>5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7" calcext:value-type="float">
            <text:p>5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8" calcext:value-type="float">
            <text:p>5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59" calcext:value-type="float">
            <text:p>5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0" calcext:value-type="float">
            <text:p>5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1" calcext:value-type="float">
            <text:p>5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2" calcext:value-type="float">
            <text:p>5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3" calcext:value-type="float">
            <text:p>5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4" calcext:value-type="float">
            <text:p>5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5" calcext:value-type="float">
            <text:p>5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6" calcext:value-type="float">
            <text:p>5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7" calcext:value-type="float">
            <text:p>5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8" calcext:value-type="float">
            <text:p>5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69" calcext:value-type="float">
            <text:p>5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0" calcext:value-type="float">
            <text:p>5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1" calcext:value-type="float">
            <text:p>5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2" calcext:value-type="float">
            <text:p>5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3" calcext:value-type="float">
            <text:p>5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4" calcext:value-type="float">
            <text:p>5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5" calcext:value-type="float">
            <text:p>5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6" calcext:value-type="float">
            <text:p>5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7" calcext:value-type="float">
            <text:p>5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8" calcext:value-type="float">
            <text:p>5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79" calcext:value-type="float">
            <text:p>5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0" calcext:value-type="float">
            <text:p>5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1" calcext:value-type="float">
            <text:p>5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2" calcext:value-type="float">
            <text:p>5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3" calcext:value-type="float">
            <text:p>5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4" calcext:value-type="float">
            <text:p>5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5" calcext:value-type="float">
            <text:p>5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6" calcext:value-type="float">
            <text:p>5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7" calcext:value-type="float">
            <text:p>5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8" calcext:value-type="float">
            <text:p>5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89" calcext:value-type="float">
            <text:p>5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0" calcext:value-type="float">
            <text:p>5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1" calcext:value-type="float">
            <text:p>5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2" calcext:value-type="float">
            <text:p>5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3" calcext:value-type="float">
            <text:p>5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4" calcext:value-type="float">
            <text:p>5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5" calcext:value-type="float">
            <text:p>5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6" calcext:value-type="float">
            <text:p>5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7" calcext:value-type="float">
            <text:p>5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8" calcext:value-type="float">
            <text:p>5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599" calcext:value-type="float">
            <text:p>5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0" calcext:value-type="float">
            <text:p>6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1" calcext:value-type="float">
            <text:p>6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2" calcext:value-type="float">
            <text:p>6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3" calcext:value-type="float">
            <text:p>6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4" calcext:value-type="float">
            <text:p>6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5" calcext:value-type="float">
            <text:p>6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6" calcext:value-type="float">
            <text:p>6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7" calcext:value-type="float">
            <text:p>6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8" calcext:value-type="float">
            <text:p>6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09" calcext:value-type="float">
            <text:p>6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0" calcext:value-type="float">
            <text:p>6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1" calcext:value-type="float">
            <text:p>6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2" calcext:value-type="float">
            <text:p>6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3" calcext:value-type="float">
            <text:p>6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4" calcext:value-type="float">
            <text:p>6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5" calcext:value-type="float">
            <text:p>6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6" calcext:value-type="float">
            <text:p>6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7" calcext:value-type="float">
            <text:p>6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8" calcext:value-type="float">
            <text:p>6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19" calcext:value-type="float">
            <text:p>6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0" calcext:value-type="float">
            <text:p>6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1" calcext:value-type="float">
            <text:p>6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2" calcext:value-type="float">
            <text:p>6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3" calcext:value-type="float">
            <text:p>6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4" calcext:value-type="float">
            <text:p>6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5" calcext:value-type="float">
            <text:p>6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6" calcext:value-type="float">
            <text:p>6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7" calcext:value-type="float">
            <text:p>6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8" calcext:value-type="float">
            <text:p>6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29" calcext:value-type="float">
            <text:p>6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0" calcext:value-type="float">
            <text:p>6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1" calcext:value-type="float">
            <text:p>6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2" calcext:value-type="float">
            <text:p>6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3" calcext:value-type="float">
            <text:p>6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4" calcext:value-type="float">
            <text:p>6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5" calcext:value-type="float">
            <text:p>6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6" calcext:value-type="float">
            <text:p>6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7" calcext:value-type="float">
            <text:p>6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8" calcext:value-type="float">
            <text:p>6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39" calcext:value-type="float">
            <text:p>6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0" calcext:value-type="float">
            <text:p>6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1" calcext:value-type="float">
            <text:p>6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2" calcext:value-type="float">
            <text:p>6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3" calcext:value-type="float">
            <text:p>6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4" calcext:value-type="float">
            <text:p>6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5" calcext:value-type="float">
            <text:p>6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6" calcext:value-type="float">
            <text:p>6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7" calcext:value-type="float">
            <text:p>6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8" calcext:value-type="float">
            <text:p>6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49" calcext:value-type="float">
            <text:p>6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0" calcext:value-type="float">
            <text:p>6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1" calcext:value-type="float">
            <text:p>6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2" calcext:value-type="float">
            <text:p>6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3" calcext:value-type="float">
            <text:p>6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4" calcext:value-type="float">
            <text:p>6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5" calcext:value-type="float">
            <text:p>6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6" calcext:value-type="float">
            <text:p>6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7" calcext:value-type="float">
            <text:p>6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8" calcext:value-type="float">
            <text:p>6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59" calcext:value-type="float">
            <text:p>6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0" calcext:value-type="float">
            <text:p>6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1" calcext:value-type="float">
            <text:p>6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2" calcext:value-type="float">
            <text:p>6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3" calcext:value-type="float">
            <text:p>6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4" calcext:value-type="float">
            <text:p>6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5" calcext:value-type="float">
            <text:p>6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6" calcext:value-type="float">
            <text:p>6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7" calcext:value-type="float">
            <text:p>6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8" calcext:value-type="float">
            <text:p>6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69" calcext:value-type="float">
            <text:p>6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0" calcext:value-type="float">
            <text:p>6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1" calcext:value-type="float">
            <text:p>6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2" calcext:value-type="float">
            <text:p>6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3" calcext:value-type="float">
            <text:p>6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4" calcext:value-type="float">
            <text:p>6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5" calcext:value-type="float">
            <text:p>6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6" calcext:value-type="float">
            <text:p>6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7" calcext:value-type="float">
            <text:p>6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8" calcext:value-type="float">
            <text:p>6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79" calcext:value-type="float">
            <text:p>6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0" calcext:value-type="float">
            <text:p>6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1" calcext:value-type="float">
            <text:p>6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2" calcext:value-type="float">
            <text:p>6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3" calcext:value-type="float">
            <text:p>6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4" calcext:value-type="float">
            <text:p>6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5" calcext:value-type="float">
            <text:p>6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6" calcext:value-type="float">
            <text:p>6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7" calcext:value-type="float">
            <text:p>6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8" calcext:value-type="float">
            <text:p>6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89" calcext:value-type="float">
            <text:p>6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0" calcext:value-type="float">
            <text:p>6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1" calcext:value-type="float">
            <text:p>6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2" calcext:value-type="float">
            <text:p>6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3" calcext:value-type="float">
            <text:p>6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4" calcext:value-type="float">
            <text:p>6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5" calcext:value-type="float">
            <text:p>6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6" calcext:value-type="float">
            <text:p>6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7" calcext:value-type="float">
            <text:p>6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8" calcext:value-type="float">
            <text:p>6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699" calcext:value-type="float">
            <text:p>6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0" calcext:value-type="float">
            <text:p>70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1" calcext:value-type="float">
            <text:p>70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2" calcext:value-type="float">
            <text:p>70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3" calcext:value-type="float">
            <text:p>70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4" calcext:value-type="float">
            <text:p>70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5" calcext:value-type="float">
            <text:p>70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6" calcext:value-type="float">
            <text:p>70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7" calcext:value-type="float">
            <text:p>70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8" calcext:value-type="float">
            <text:p>70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09" calcext:value-type="float">
            <text:p>70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0" calcext:value-type="float">
            <text:p>71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1" calcext:value-type="float">
            <text:p>71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2" calcext:value-type="float">
            <text:p>71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3" calcext:value-type="float">
            <text:p>71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4" calcext:value-type="float">
            <text:p>71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5" calcext:value-type="float">
            <text:p>71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6" calcext:value-type="float">
            <text:p>71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7" calcext:value-type="float">
            <text:p>71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8" calcext:value-type="float">
            <text:p>71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19" calcext:value-type="float">
            <text:p>71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0" calcext:value-type="float">
            <text:p>72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1" calcext:value-type="float">
            <text:p>72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2" calcext:value-type="float">
            <text:p>72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3" calcext:value-type="float">
            <text:p>72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4" calcext:value-type="float">
            <text:p>72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5" calcext:value-type="float">
            <text:p>72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6" calcext:value-type="float">
            <text:p>72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7" calcext:value-type="float">
            <text:p>72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8" calcext:value-type="float">
            <text:p>72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29" calcext:value-type="float">
            <text:p>72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0" calcext:value-type="float">
            <text:p>73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1" calcext:value-type="float">
            <text:p>73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2" calcext:value-type="float">
            <text:p>73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3" calcext:value-type="float">
            <text:p>73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4" calcext:value-type="float">
            <text:p>73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5" calcext:value-type="float">
            <text:p>73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6" calcext:value-type="float">
            <text:p>73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7" calcext:value-type="float">
            <text:p>73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8" calcext:value-type="float">
            <text:p>73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39" calcext:value-type="float">
            <text:p>73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0" calcext:value-type="float">
            <text:p>74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1" calcext:value-type="float">
            <text:p>74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2" calcext:value-type="float">
            <text:p>74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3" calcext:value-type="float">
            <text:p>74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4" calcext:value-type="float">
            <text:p>74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5" calcext:value-type="float">
            <text:p>74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6" calcext:value-type="float">
            <text:p>74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7" calcext:value-type="float">
            <text:p>74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8" calcext:value-type="float">
            <text:p>74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49" calcext:value-type="float">
            <text:p>74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0" calcext:value-type="float">
            <text:p>75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1" calcext:value-type="float">
            <text:p>75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2" calcext:value-type="float">
            <text:p>75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3" calcext:value-type="float">
            <text:p>75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4" calcext:value-type="float">
            <text:p>75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5" calcext:value-type="float">
            <text:p>75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6" calcext:value-type="float">
            <text:p>75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7" calcext:value-type="float">
            <text:p>75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8" calcext:value-type="float">
            <text:p>75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59" calcext:value-type="float">
            <text:p>75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0" calcext:value-type="float">
            <text:p>76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1" calcext:value-type="float">
            <text:p>76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2" calcext:value-type="float">
            <text:p>76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3" calcext:value-type="float">
            <text:p>76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4" calcext:value-type="float">
            <text:p>76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5" calcext:value-type="float">
            <text:p>76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6" calcext:value-type="float">
            <text:p>76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7" calcext:value-type="float">
            <text:p>76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8" calcext:value-type="float">
            <text:p>76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69" calcext:value-type="float">
            <text:p>76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0" calcext:value-type="float">
            <text:p>77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1" calcext:value-type="float">
            <text:p>77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2" calcext:value-type="float">
            <text:p>77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3" calcext:value-type="float">
            <text:p>77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4" calcext:value-type="float">
            <text:p>77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5" calcext:value-type="float">
            <text:p>77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6" calcext:value-type="float">
            <text:p>77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7" calcext:value-type="float">
            <text:p>77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8" calcext:value-type="float">
            <text:p>77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79" calcext:value-type="float">
            <text:p>77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0" calcext:value-type="float">
            <text:p>78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1" calcext:value-type="float">
            <text:p>78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2" calcext:value-type="float">
            <text:p>78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3" calcext:value-type="float">
            <text:p>78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4" calcext:value-type="float">
            <text:p>78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5" calcext:value-type="float">
            <text:p>78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6" calcext:value-type="float">
            <text:p>78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7" calcext:value-type="float">
            <text:p>78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8" calcext:value-type="float">
            <text:p>78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89" calcext:value-type="float">
            <text:p>78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0" calcext:value-type="float">
            <text:p>790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1" calcext:value-type="float">
            <text:p>791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2" calcext:value-type="float">
            <text:p>792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3" calcext:value-type="float">
            <text:p>793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4" calcext:value-type="float">
            <text:p>794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5" calcext:value-type="float">
            <text:p>795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6" calcext:value-type="float">
            <text:p>796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7" calcext:value-type="float">
            <text:p>797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8" calcext:value-type="float">
            <text:p>798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6" office:value-type="float" office:value="799" calcext:value-type="float">
            <text:p>799</text:p>
          </table:table-cell>
          <table:table-cell table:style-name="ce41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77" office:value-type="float" office:value="800" calcext:value-type="float">
            <text:p>800</text:p>
          </table:table-cell>
          <table:table-cell table:style-name="ce97" office:value-type="string" calcext:value-type="string">
            <text:p>Rin</text:p>
          </table:table-cell>
          <table:table-cell table:number-columns-repeated="16382"/>
        </table:table-row>
        <table:table-row table:style-name="ro1">
          <table:table-cell table:style-name="ce77" office:value-type="float" office:value="801" calcext:value-type="float">
            <text:p>801</text:p>
          </table:table-cell>
          <table:table-cell table:style-name="ce97" office:value-type="string" calcext:value-type="string">
            <text:p>Takahashi</text:p>
          </table:table-cell>
          <table:table-cell table:number-columns-repeated="16382"/>
        </table:table-row>
        <table:table-row table:style-name="ro1">
          <table:table-cell table:style-name="ce77" office:value-type="float" office:value="802" calcext:value-type="float">
            <text:p>802</text:p>
          </table:table-cell>
          <table:table-cell table:style-name="ce97" office:value-type="string" calcext:value-type="string">
            <text:p>Red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803" calcext:value-type="float">
            <text:p>803</text:p>
          </table:table-cell>
          <table:table-cell table:style-name="ce97" office:value-type="string" calcext:value-type="string">
            <text:p>Survivor</text:p>
          </table:table-cell>
          <table:table-cell table:number-columns-repeated="16382"/>
        </table:table-row>
        <table:table-row table:style-name="ro1">
          <table:table-cell table:style-name="ce77" office:value-type="float" office:value="804" calcext:value-type="float">
            <text:p>80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5" calcext:value-type="float">
            <text:p>80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6" calcext:value-type="float">
            <text:p>80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7" calcext:value-type="float">
            <text:p>80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8" calcext:value-type="float">
            <text:p>80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09" calcext:value-type="float">
            <text:p>80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0" calcext:value-type="float">
            <text:p>810</text:p>
          </table:table-cell>
          <table:table-cell table:style-name="ce97" office:value-type="string" calcext:value-type="string">
            <text:p>Al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11" calcext:value-type="float">
            <text:p>811</text:p>
          </table:table-cell>
          <table:table-cell table:style-name="ce97" office:value-type="string" calcext:value-type="string">
            <text:p>Enescu</text:p>
          </table:table-cell>
          <table:table-cell table:number-columns-repeated="16382"/>
        </table:table-row>
        <table:table-row table:style-name="ro1">
          <table:table-cell table:style-name="ce77" office:value-type="float" office:value="812" calcext:value-type="float">
            <text:p>812</text:p>
          </table:table-cell>
          <table:table-cell table:style-name="ce97" office:value-type="string" calcext:value-type="string">
            <text:p>Sorc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13" calcext:value-type="float">
            <text:p>813</text:p>
          </table:table-cell>
          <table:table-cell table:style-name="ce97" office:value-type="string" calcext:value-type="string">
            <text:p>Crimson Herald</text:p>
          </table:table-cell>
          <table:table-cell table:number-columns-repeated="16382"/>
        </table:table-row>
        <table:table-row table:style-name="ro1">
          <table:table-cell table:style-name="ce77" office:value-type="float" office:value="814" calcext:value-type="float">
            <text:p>81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5" calcext:value-type="float">
            <text:p>81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6" calcext:value-type="float">
            <text:p>81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7" calcext:value-type="float">
            <text:p>81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8" calcext:value-type="float">
            <text:p>81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19" calcext:value-type="float">
            <text:p>81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0" calcext:value-type="float">
            <text:p>820</text:p>
          </table:table-cell>
          <table:table-cell table:style-name="ce97" office:value-type="string" calcext:value-type="string">
            <text:p>Irina</text:p>
          </table:table-cell>
          <table:table-cell table:number-columns-repeated="16382"/>
        </table:table-row>
        <table:table-row table:style-name="ro1">
          <table:table-cell table:style-name="ce77" office:value-type="float" office:value="821" calcext:value-type="float">
            <text:p>821</text:p>
          </table:table-cell>
          <table:table-cell table:style-name="ce97" office:value-type="string" calcext:value-type="string">
            <text:p>Jashnikova</text:p>
          </table:table-cell>
          <table:table-cell table:number-columns-repeated="16382"/>
        </table:table-row>
        <table:table-row table:style-name="ro1">
          <table:table-cell table:style-name="ce77" office:value-type="float" office:value="822" calcext:value-type="float">
            <text:p>822</text:p>
          </table:table-cell>
          <table:table-cell table:style-name="ce97" office:value-type="string" calcext:value-type="string">
            <text:p>Black Dog</text:p>
          </table:table-cell>
          <table:table-cell table:number-columns-repeated="16382"/>
        </table:table-row>
        <table:table-row table:style-name="ro1">
          <table:table-cell table:style-name="ce77" office:value-type="float" office:value="823" calcext:value-type="float">
            <text:p>823</text:p>
          </table:table-cell>
          <table:table-cell table:style-name="ce97" office:value-type="string" calcext:value-type="string">
            <text:p>Cold Conquerer</text:p>
          </table:table-cell>
          <table:table-cell table:number-columns-repeated="16382"/>
        </table:table-row>
        <table:table-row table:style-name="ro1">
          <table:table-cell table:style-name="ce77" office:value-type="float" office:value="824" calcext:value-type="float">
            <text:p>82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5" calcext:value-type="float">
            <text:p>82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6" calcext:value-type="float">
            <text:p>82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7" calcext:value-type="float">
            <text:p>82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8" calcext:value-type="float">
            <text:p>82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29" calcext:value-type="float">
            <text:p>82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0" calcext:value-type="float">
            <text:p>830</text:p>
          </table:table-cell>
          <table:table-cell table:style-name="ce97" office:value-type="string" calcext:value-type="string">
            <text:p>Enkhjargal</text:p>
          </table:table-cell>
          <table:table-cell table:number-columns-repeated="16382"/>
        </table:table-row>
        <table:table-row table:style-name="ro1">
          <table:table-cell table:style-name="ce77" office:value-type="float" office:value="831" calcext:value-type="float">
            <text:p>831</text:p>
          </table:table-cell>
          <table:table-cell table:style-name="ce97" office:value-type="string" calcext:value-type="string">
            <text:p>Tseren</text:p>
          </table:table-cell>
          <table:table-cell table:number-columns-repeated="16382"/>
        </table:table-row>
        <table:table-row table:style-name="ro1">
          <table:table-cell table:style-name="ce77" office:value-type="float" office:value="832" calcext:value-type="float">
            <text:p>832</text:p>
          </table:table-cell>
          <table:table-cell table:style-name="ce97" office:value-type="string" calcext:value-type="string">
            <text:p>Unseelie</text:p>
          </table:table-cell>
          <table:table-cell table:number-columns-repeated="16382"/>
        </table:table-row>
        <table:table-row table:style-name="ro1">
          <table:table-cell table:style-name="ce77" office:value-type="float" office:value="833" calcext:value-type="float">
            <text:p>833</text:p>
          </table:table-cell>
          <table:table-cell table:style-name="ce97" office:value-type="string" calcext:value-type="string">
            <text:p>Traveler</text:p>
          </table:table-cell>
          <table:table-cell table:number-columns-repeated="16382"/>
        </table:table-row>
        <table:table-row table:style-name="ro1">
          <table:table-cell table:style-name="ce77" office:value-type="float" office:value="834" calcext:value-type="float">
            <text:p>83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5" calcext:value-type="float">
            <text:p>83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6" calcext:value-type="float">
            <text:p>83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7" calcext:value-type="float">
            <text:p>83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8" calcext:value-type="float">
            <text:p>83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39" calcext:value-type="float">
            <text:p>83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840" calcext:value-type="float">
            <text:p>840</text:p>
          </table:table-cell>
          <table:table-cell table:style-name="ce97" office:value-type="string" calcext:value-type="string">
            <text:p>Kiyoko</text:p>
          </table:table-cell>
          <table:table-cell table:number-columns-repeated="16382"/>
        </table:table-row>
        <table:table-row table:style-name="ro1">
          <table:table-cell table:style-name="ce77" office:value-type="float" office:value="841" calcext:value-type="float">
            <text:p>841</text:p>
          </table:table-cell>
          <table:table-cell table:style-name="ce97" office:value-type="string" calcext:value-type="string">
            <text:p>Suzuki</text:p>
          </table:table-cell>
          <table:table-cell table:number-columns-repeated="16382"/>
        </table:table-row>
        <table:table-row table:style-name="ro2">
          <table:table-cell table:style-name="ce77" office:value-type="float" office:value="842" calcext:value-type="float">
            <text:p>842</text:p>
          </table:table-cell>
          <table:table-cell table:style-name="ce97" office:value-type="string" calcext:value-type="string">
            <text:p>White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843" calcext:value-type="float">
            <text:p>8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4" calcext:value-type="float">
            <text:p>8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5" calcext:value-type="float">
            <text:p>8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6" calcext:value-type="float">
            <text:p>8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7" calcext:value-type="float">
            <text:p>8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8" calcext:value-type="float">
            <text:p>8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49" calcext:value-type="float">
            <text:p>8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0" calcext:value-type="float">
            <text:p>850</text:p>
          </table:table-cell>
          <table:table-cell table:style-name="ce97" office:value-type="string" calcext:value-type="string">
            <text:p>Haruka</text:p>
          </table:table-cell>
          <table:table-cell table:number-columns-repeated="16382"/>
        </table:table-row>
        <table:table-row table:style-name="ro2">
          <table:table-cell table:style-name="ce77" office:value-type="float" office:value="851" calcext:value-type="float">
            <text:p>851</text:p>
          </table:table-cell>
          <table:table-cell table:style-name="ce97" office:value-type="string" calcext:value-type="string">
            <text:p>Sato</text:p>
          </table:table-cell>
          <table:table-cell table:number-columns-repeated="16382"/>
        </table:table-row>
        <table:table-row table:style-name="ro2">
          <table:table-cell table:style-name="ce77" office:value-type="float" office:value="852" calcext:value-type="float">
            <text:p>852</text:p>
          </table:table-cell>
          <table:table-cell table:style-name="ce97" office:value-type="string" calcext:value-type="string">
            <text:p>Songbird Maiden</text:p>
          </table:table-cell>
          <table:table-cell table:number-columns-repeated="16382"/>
        </table:table-row>
        <table:table-row table:style-name="ro2">
          <table:table-cell table:style-name="ce77" office:value-type="float" office:value="853" calcext:value-type="float">
            <text:p>8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4" calcext:value-type="float">
            <text:p>8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5" calcext:value-type="float">
            <text:p>8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6" calcext:value-type="float">
            <text:p>8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7" calcext:value-type="float">
            <text:p>8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8" calcext:value-type="float">
            <text:p>8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59" calcext:value-type="float">
            <text:p>8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0" calcext:value-type="float">
            <text:p>860</text:p>
          </table:table-cell>
          <table:table-cell table:style-name="ce97" office:value-type="string" calcext:value-type="string">
            <text:p>Shinjiro</text:p>
          </table:table-cell>
          <table:table-cell table:number-columns-repeated="16382"/>
        </table:table-row>
        <table:table-row table:style-name="ro2">
          <table:table-cell table:style-name="ce77" office:value-type="float" office:value="861" calcext:value-type="float">
            <text:p>861</text:p>
          </table:table-cell>
          <table:table-cell table:style-name="ce97" office:value-type="string" calcext:value-type="string">
            <text:p>Yamamoto</text:p>
          </table:table-cell>
          <table:table-cell table:number-columns-repeated="16382"/>
        </table:table-row>
        <table:table-row table:style-name="ro2">
          <table:table-cell table:style-name="ce77" office:value-type="float" office:value="862" calcext:value-type="float">
            <text:p>862</text:p>
          </table:table-cell>
          <table:table-cell table:style-name="ce97" office:value-type="string" calcext:value-type="string">
            <text:p>Volfe Knight</text:p>
          </table:table-cell>
          <table:table-cell table:number-columns-repeated="16382"/>
        </table:table-row>
        <table:table-row table:style-name="ro2">
          <table:table-cell table:style-name="ce77" office:value-type="float" office:value="863" calcext:value-type="float">
            <text:p>8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4" calcext:value-type="float">
            <text:p>8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5" calcext:value-type="float">
            <text:p>8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6" calcext:value-type="float">
            <text:p>8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7" calcext:value-type="float">
            <text:p>8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8" calcext:value-type="float">
            <text:p>8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69" calcext:value-type="float">
            <text:p>8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0" calcext:value-type="float">
            <text:p>870</text:p>
          </table:table-cell>
          <table:table-cell table:style-name="ce97" office:value-type="string" calcext:value-type="string">
            <text:p>Daichi</text:p>
          </table:table-cell>
          <table:table-cell table:number-columns-repeated="16382"/>
        </table:table-row>
        <table:table-row table:style-name="ro2">
          <table:table-cell table:style-name="ce77" office:value-type="float" office:value="871" calcext:value-type="float">
            <text:p>871</text:p>
          </table:table-cell>
          <table:table-cell table:style-name="ce97" office:value-type="string" calcext:value-type="string">
            <text:p>Ishikawa</text:p>
          </table:table-cell>
          <table:table-cell table:number-columns-repeated="16382"/>
        </table:table-row>
        <table:table-row table:style-name="ro2">
          <table:table-cell table:style-name="ce77" office:value-type="float" office:value="872" calcext:value-type="float">
            <text:p>872</text:p>
          </table:table-cell>
          <table:table-cell table:style-name="ce97" office:value-type="string" calcext:value-type="string">
            <text:p>Jinx</text:p>
          </table:table-cell>
          <table:table-cell table:number-columns-repeated="16382"/>
        </table:table-row>
        <table:table-row table:style-name="ro2">
          <table:table-cell table:style-name="ce77" office:value-type="float" office:value="873" calcext:value-type="float">
            <text:p>87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4" calcext:value-type="float">
            <text:p>87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5" calcext:value-type="float">
            <text:p>87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6" calcext:value-type="float">
            <text:p>87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7" calcext:value-type="float">
            <text:p>87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8" calcext:value-type="float">
            <text:p>87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79" calcext:value-type="float">
            <text:p>87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0" calcext:value-type="float">
            <text:p>880</text:p>
          </table:table-cell>
          <table:table-cell table:style-name="ce97" office:value-type="string" calcext:value-type="string">
            <text:p>A</text:p>
          </table:table-cell>
          <table:table-cell table:number-columns-repeated="16382"/>
        </table:table-row>
        <table:table-row table:style-name="ro2">
          <table:table-cell table:style-name="ce77" office:value-type="float" office:value="881" calcext:value-type="float">
            <text:p>88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2" calcext:value-type="float">
            <text:p>882</text:p>
          </table:table-cell>
          <table:table-cell table:style-name="ce97" office:value-type="string" calcext:value-type="string">
            <text:p>Tiefling</text:p>
          </table:table-cell>
          <table:table-cell table:number-columns-repeated="16382"/>
        </table:table-row>
        <table:table-row table:style-name="ro2">
          <table:table-cell table:style-name="ce77" office:value-type="float" office:value="883" calcext:value-type="float">
            <text:p>883</text:p>
          </table:table-cell>
          <table:table-cell table:style-name="ce97" office:value-type="string" calcext:value-type="string">
            <text:p>Nanashi</text:p>
          </table:table-cell>
          <table:table-cell table:number-columns-repeated="16382"/>
        </table:table-row>
        <table:table-row table:style-name="ro2">
          <table:table-cell table:style-name="ce77" office:value-type="float" office:value="884" calcext:value-type="float">
            <text:p>88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5" calcext:value-type="float">
            <text:p>88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6" calcext:value-type="float">
            <text:p>88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7" calcext:value-type="float">
            <text:p>88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8" calcext:value-type="float">
            <text:p>88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89" calcext:value-type="float">
            <text:p>88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0" calcext:value-type="float">
            <text:p>890</text:p>
          </table:table-cell>
          <table:table-cell table:style-name="ce97" office:value-type="string" calcext:value-type="string">
            <text:p>Eleanor</text:p>
          </table:table-cell>
          <table:table-cell table:number-columns-repeated="16382"/>
        </table:table-row>
        <table:table-row table:style-name="ro2">
          <table:table-cell table:style-name="ce77" office:value-type="float" office:value="891" calcext:value-type="float">
            <text:p>89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892" calcext:value-type="float">
            <text:p>892</text:p>
          </table:table-cell>
          <table:table-cell table:style-name="ce97" office:value-type="string" calcext:value-type="string">
            <text:p>Experiment X09</text:p>
          </table:table-cell>
          <table:table-cell table:number-columns-repeated="16382"/>
        </table:table-row>
        <table:table-row table:style-name="ro2">
          <table:table-cell table:style-name="ce77" office:value-type="float" office:value="893" calcext:value-type="float">
            <text:p>89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4" calcext:value-type="float">
            <text:p>89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5" calcext:value-type="float">
            <text:p>89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6" calcext:value-type="float">
            <text:p>89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7" calcext:value-type="float">
            <text:p>89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8" calcext:value-type="float">
            <text:p>89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899" calcext:value-type="float">
            <text:p>8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0" calcext:value-type="float">
            <text:p>900</text:p>
          </table:table-cell>
          <table:table-cell table:style-name="ce97" office:value-type="string" calcext:value-type="string">
            <text:p>Valessa</text:p>
          </table:table-cell>
          <table:table-cell table:number-columns-repeated="16382"/>
        </table:table-row>
        <table:table-row table:style-name="ro2">
          <table:table-cell table:style-name="ce77" office:value-type="float" office:value="901" calcext:value-type="float">
            <text:p>901</text:p>
          </table:table-cell>
          <table:table-cell table:style-name="ce97" office:value-type="string" calcext:value-type="string">
            <text:p>-</text:p>
          </table:table-cell>
          <table:table-cell table:number-columns-repeated="16382"/>
        </table:table-row>
        <table:table-row table:style-name="ro2">
          <table:table-cell table:style-name="ce77" office:value-type="float" office:value="902" calcext:value-type="float">
            <text:p>902</text:p>
          </table:table-cell>
          <table:table-cell table:style-name="ce97" office:value-type="string" calcext:value-type="string">
            <text:p>Princess</text:p>
          </table:table-cell>
          <table:table-cell table:number-columns-repeated="16382"/>
        </table:table-row>
        <table:table-row table:style-name="ro2">
          <table:table-cell table:style-name="ce77" office:value-type="float" office:value="903" calcext:value-type="float">
            <text:p>903</text:p>
          </table:table-cell>
          <table:table-cell table:style-name="ce97" office:value-type="string" calcext:value-type="string">
            <text:p>Ricky</text:p>
          </table:table-cell>
          <table:table-cell table:number-columns-repeated="16382"/>
        </table:table-row>
        <table:table-row table:style-name="ro2">
          <table:table-cell table:style-name="ce77" office:value-type="float" office:value="904" calcext:value-type="float">
            <text:p>90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5" calcext:value-type="float">
            <text:p>90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6" calcext:value-type="float">
            <text:p>90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7" calcext:value-type="float">
            <text:p>90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8" calcext:value-type="float">
            <text:p>90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09" calcext:value-type="float">
            <text:p>90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0" calcext:value-type="float">
            <text:p>910</text:p>
          </table:table-cell>
          <table:table-cell table:style-name="ce97" office:value-type="string" calcext:value-type="string">
            <text:p>Wei</text:p>
          </table:table-cell>
          <table:table-cell table:number-columns-repeated="16382"/>
        </table:table-row>
        <table:table-row table:style-name="ro2">
          <table:table-cell table:style-name="ce77" office:value-type="float" office:value="911" calcext:value-type="float">
            <text:p>911</text:p>
          </table:table-cell>
          <table:table-cell table:style-name="ce97" office:value-type="string" calcext:value-type="string">
            <text:p>Lee</text:p>
          </table:table-cell>
          <table:table-cell table:number-columns-repeated="16382"/>
        </table:table-row>
        <table:table-row table:style-name="ro2">
          <table:table-cell table:style-name="ce77" office:value-type="float" office:value="912" calcext:value-type="float">
            <text:p>912</text:p>
          </table:table-cell>
          <table:table-cell table:style-name="ce97" office:value-type="string" calcext:value-type="string">
            <text:p>Necromancer</text:p>
          </table:table-cell>
          <table:table-cell table:number-columns-repeated="16382"/>
        </table:table-row>
        <table:table-row table:style-name="ro2">
          <table:table-cell table:style-name="ce77" office:value-type="float" office:value="913" calcext:value-type="float">
            <text:p>913</text:p>
          </table:table-cell>
          <table:table-cell table:style-name="ce97" office:value-type="string" calcext:value-type="string">
            <text:p>Zhong Kui</text:p>
          </table:table-cell>
          <table:table-cell table:number-columns-repeated="16382"/>
        </table:table-row>
        <table:table-row table:style-name="ro2">
          <table:table-cell table:style-name="ce77" office:value-type="float" office:value="914" calcext:value-type="float">
            <text:p>91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5" calcext:value-type="float">
            <text:p>91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6" calcext:value-type="float">
            <text:p>91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7" calcext:value-type="float">
            <text:p>91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8" calcext:value-type="float">
            <text:p>91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19" calcext:value-type="float">
            <text:p>91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0" calcext:value-type="float">
            <text:p>92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1" calcext:value-type="float">
            <text:p>92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2" calcext:value-type="float">
            <text:p>922</text:p>
          </table:table-cell>
          <table:table-cell table:style-name="ce97" office:value-type="string" calcext:value-type="string">
            <text:p>Guardian Nail</text:p>
          </table:table-cell>
          <table:table-cell table:number-columns-repeated="16382"/>
        </table:table-row>
        <table:table-row table:style-name="ro2">
          <table:table-cell table:style-name="ce77" office:value-type="float" office:value="923" calcext:value-type="float">
            <text:p>92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4" calcext:value-type="float">
            <text:p>92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5" calcext:value-type="float">
            <text:p>92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6" calcext:value-type="float">
            <text:p>92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7" calcext:value-type="float">
            <text:p>92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8" calcext:value-type="float">
            <text:p>92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29" calcext:value-type="float">
            <text:p>92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0" calcext:value-type="float">
            <text:p>93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1" calcext:value-type="float">
            <text:p>93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2" calcext:value-type="float">
            <text:p>932</text:p>
          </table:table-cell>
          <table:table-cell table:style-name="ce97" office:value-type="string" calcext:value-type="string">
            <text:p>Familiar</text:p>
          </table:table-cell>
          <table:table-cell table:number-columns-repeated="16382"/>
        </table:table-row>
        <table:table-row table:style-name="ro2">
          <table:table-cell table:style-name="ce77" office:value-type="float" office:value="933" calcext:value-type="float">
            <text:p>93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4" calcext:value-type="float">
            <text:p>93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5" calcext:value-type="float">
            <text:p>93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6" calcext:value-type="float">
            <text:p>93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7" calcext:value-type="float">
            <text:p>93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8" calcext:value-type="float">
            <text:p>93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39" calcext:value-type="float">
            <text:p>93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0" calcext:value-type="float">
            <text:p>94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1" calcext:value-type="float">
            <text:p>94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2" calcext:value-type="float">
            <text:p>942</text:p>
          </table:table-cell>
          <table:table-cell table:style-name="ce97" office:value-type="string" calcext:value-type="string">
            <text:p>Black Mage</text:p>
          </table:table-cell>
          <table:table-cell table:number-columns-repeated="16382"/>
        </table:table-row>
        <table:table-row table:style-name="ro2">
          <table:table-cell table:style-name="ce77" office:value-type="float" office:value="943" calcext:value-type="float">
            <text:p>94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4" calcext:value-type="float">
            <text:p>94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5" calcext:value-type="float">
            <text:p>94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6" calcext:value-type="float">
            <text:p>94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7" calcext:value-type="float">
            <text:p>94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8" calcext:value-type="float">
            <text:p>94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49" calcext:value-type="float">
            <text:p>94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0" calcext:value-type="float">
            <text:p>95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1" calcext:value-type="float">
            <text:p>95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2" calcext:value-type="float">
            <text:p>952</text:p>
          </table:table-cell>
          <table:table-cell table:style-name="ce97" office:value-type="string" calcext:value-type="string">
            <text:p>Moon Child</text:p>
          </table:table-cell>
          <table:table-cell table:number-columns-repeated="16382"/>
        </table:table-row>
        <table:table-row table:style-name="ro2">
          <table:table-cell table:style-name="ce77" office:value-type="float" office:value="953" calcext:value-type="float">
            <text:p>95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4" calcext:value-type="float">
            <text:p>95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5" calcext:value-type="float">
            <text:p>95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6" calcext:value-type="float">
            <text:p>95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7" calcext:value-type="float">
            <text:p>95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8" calcext:value-type="float">
            <text:p>95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59" calcext:value-type="float">
            <text:p>95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0" calcext:value-type="float">
            <text:p>96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1" calcext:value-type="float">
            <text:p>961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2" calcext:value-type="float">
            <text:p>962</text:p>
          </table:table-cell>
          <table:table-cell table:style-name="ce97" office:value-type="string" calcext:value-type="string">
            <text:p>Fang</text:p>
          </table:table-cell>
          <table:table-cell table:number-columns-repeated="16382"/>
        </table:table-row>
        <table:table-row table:style-name="ro2">
          <table:table-cell table:style-name="ce77" office:value-type="float" office:value="963" calcext:value-type="float">
            <text:p>963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4" calcext:value-type="float">
            <text:p>964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5" calcext:value-type="float">
            <text:p>965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6" calcext:value-type="float">
            <text:p>966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7" calcext:value-type="float">
            <text:p>967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8" calcext:value-type="float">
            <text:p>968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69" calcext:value-type="float">
            <text:p>96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0" calcext:value-type="float">
            <text:p>970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7" office:value-type="float" office:value="971" calcext:value-type="float">
            <text:p>97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2" calcext:value-type="float">
            <text:p>972</text:p>
          </table:table-cell>
          <table:table-cell table:style-name="ce97" office:value-type="string" calcext:value-type="string">
            <text:p>Dragoon</text:p>
          </table:table-cell>
          <table:table-cell table:number-columns-repeated="16382"/>
        </table:table-row>
        <table:table-row table:style-name="ro1">
          <table:table-cell table:style-name="ce77" office:value-type="float" office:value="973" calcext:value-type="float">
            <text:p>97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4" calcext:value-type="float">
            <text:p>97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5" calcext:value-type="float">
            <text:p>97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6" calcext:value-type="float">
            <text:p>97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7" calcext:value-type="float">
            <text:p>97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8" calcext:value-type="float">
            <text:p>97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79" calcext:value-type="float">
            <text:p>97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0" calcext:value-type="float">
            <text:p>98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1" calcext:value-type="float">
            <text:p>98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2" calcext:value-type="float">
            <text:p>982</text:p>
          </table:table-cell>
          <table:table-cell table:style-name="ce97" office:value-type="string" calcext:value-type="string">
            <text:p>Blue Mage</text:p>
          </table:table-cell>
          <table:table-cell table:number-columns-repeated="16382"/>
        </table:table-row>
        <table:table-row table:style-name="ro1">
          <table:table-cell table:style-name="ce77" office:value-type="float" office:value="983" calcext:value-type="float">
            <text:p>98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4" calcext:value-type="float">
            <text:p>98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5" calcext:value-type="float">
            <text:p>98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6" calcext:value-type="float">
            <text:p>98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7" calcext:value-type="float">
            <text:p>98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8" calcext:value-type="float">
            <text:p>98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89" calcext:value-type="float">
            <text:p>989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0" calcext:value-type="float">
            <text:p>990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1" calcext:value-type="float">
            <text:p>991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2" calcext:value-type="float">
            <text:p>992</text:p>
          </table:table-cell>
          <table:table-cell table:style-name="ce97" office:value-type="string" calcext:value-type="string">
            <text:p>Berserk</text:p>
          </table:table-cell>
          <table:table-cell table:number-columns-repeated="16382"/>
        </table:table-row>
        <table:table-row table:style-name="ro1">
          <table:table-cell table:style-name="ce77" office:value-type="float" office:value="993" calcext:value-type="float">
            <text:p>993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4" calcext:value-type="float">
            <text:p>994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5" calcext:value-type="float">
            <text:p>995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6" calcext:value-type="float">
            <text:p>996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7" calcext:value-type="float">
            <text:p>997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8" calcext:value-type="float">
            <text:p>998</text:p>
          </table:table-cell>
          <table:table-cell table:style-name="ce97"/>
          <table:table-cell table:number-columns-repeated="16382"/>
        </table:table-row>
        <table:table-row table:style-name="ro1">
          <table:table-cell table:style-name="ce77" office:value-type="float" office:value="999" calcext:value-type="float">
            <text:p>999</text:p>
          </table:table-cell>
          <table:table-cell table:style-name="ce97"/>
          <table:table-cell table:number-columns-repeated="16382"/>
        </table:table-row>
        <table:table-row table:style-name="ro2">
          <table:table-cell table:style-name="ce78" office:value-type="float" office:value="1000" calcext:value-type="float">
            <text:p>1000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1" calcext:value-type="float">
            <text:p>1001</text:p>
          </table:table-cell>
          <table:table-cell table:style-name="ce122" office:value-type="string" calcext:value-type="string">
            <text:p>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02" calcext:value-type="float">
            <text:p>1002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3" calcext:value-type="float">
            <text:p>1003</text:p>
          </table:table-cell>
          <table:table-cell table:style-name="ce122" office:value-type="string" calcext:value-type="string">
            <text:p>Crabby</text:p>
          </table:table-cell>
          <table:table-cell table:number-columns-repeated="16382"/>
        </table:table-row>
        <table:table-row table:style-name="ro2">
          <table:table-cell table:style-name="ce78" office:value-type="float" office:value="1004" calcext:value-type="float">
            <text:p>1004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5" calcext:value-type="float">
            <text:p>1005</text:p>
          </table:table-cell>
          <table:table-cell table:style-name="ce122" office:value-type="string" calcext:value-type="string">
            <text:p>Egg Medium</text:p>
          </table:table-cell>
          <table:table-cell table:number-columns-repeated="16382"/>
        </table:table-row>
        <table:table-row table:style-name="ro2">
          <table:table-cell table:style-name="ce78" office:value-type="float" office:value="1006" calcext:value-type="float">
            <text:p>1006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7" calcext:value-type="float">
            <text:p>1007</text:p>
          </table:table-cell>
          <table:table-cell table:style-name="ce122" office:value-type="string" calcext:value-type="string">
            <text:p>Urchin</text:p>
          </table:table-cell>
          <table:table-cell table:number-columns-repeated="16382"/>
        </table:table-row>
        <table:table-row table:style-name="ro2">
          <table:table-cell table:style-name="ce78" office:value-type="float" office:value="1008" calcext:value-type="float">
            <text:p>1008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09" calcext:value-type="float">
            <text:p>1009</text:p>
          </table:table-cell>
          <table:table-cell table:style-name="ce122" office:value-type="string" calcext:value-type="string">
            <text:p>High &amp; Bass</text:p>
          </table:table-cell>
          <table:table-cell table:number-columns-repeated="16382"/>
        </table:table-row>
        <table:table-row table:style-name="ro2">
          <table:table-cell table:style-name="ce78" office:value-type="float" office:value="1010" calcext:value-type="float">
            <text:p>1010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1" calcext:value-type="float">
            <text:p>1011</text:p>
          </table:table-cell>
          <table:table-cell table:style-name="ce122" office:value-type="string" calcext:value-type="string">
            <text:p>Madness Bea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2" calcext:value-type="float">
            <text:p>1012</text:p>
          </table:table-cell>
          <table:table-cell table:style-name="ce122" office:value-type="string" calcext:value-type="string">
            <text:p>Small Risk</text:p>
          </table:table-cell>
          <table:table-cell table:number-columns-repeated="16382"/>
        </table:table-row>
        <table:table-row table:style-name="ro2">
          <table:table-cell table:style-name="ce78" office:value-type="float" office:value="1013" calcext:value-type="float">
            <text:p>1013</text:p>
          </table:table-cell>
          <table:table-cell table:style-name="ce122" office:value-type="string" calcext:value-type="string">
            <text:p>Crab with a gun</text:p>
          </table:table-cell>
          <table:table-cell table:number-columns-repeated="16382"/>
        </table:table-row>
        <table:table-row table:style-name="ro2">
          <table:table-cell table:style-name="ce78" office:value-type="float" office:value="1014" calcext:value-type="float">
            <text:p>1014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5" calcext:value-type="float">
            <text:p>1015</text:p>
          </table:table-cell>
          <table:table-cell table:style-name="ce122" office:value-type="string" calcext:value-type="string">
            <text:p>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6" calcext:value-type="float">
            <text:p>1016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7" calcext:value-type="float">
            <text:p>1017</text:p>
          </table:table-cell>
          <table:table-cell table:style-name="ce122" office:value-type="string" calcext:value-type="string">
            <text:p>Sharpie</text:p>
          </table:table-cell>
          <table:table-cell table:number-columns-repeated="16382"/>
        </table:table-row>
        <table:table-row table:style-name="ro2">
          <table:table-cell table:style-name="ce78" office:value-type="float" office:value="1018" calcext:value-type="float">
            <text:p>1018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19" calcext:value-type="float">
            <text:p>1019</text:p>
          </table:table-cell>
          <table:table-cell table:style-name="ce122" office:value-type="string" calcext:value-type="string">
            <text:p>Marked Crabb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0" calcext:value-type="float">
            <text:p>1020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1" calcext:value-type="float">
            <text:p>1021</text:p>
          </table:table-cell>
          <table:table-cell table:style-name="ce122" office:value-type="string" calcext:value-type="string">
            <text:p>Panic Betray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2" calcext:value-type="float">
            <text:p>1022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3" calcext:value-type="float">
            <text:p>1023</text:p>
          </table:table-cell>
          <table:table-cell table:style-name="ce122" office:value-type="string" calcext:value-type="string">
            <text:p>Burnout</text:p>
          </table:table-cell>
          <table:table-cell table:number-columns-repeated="16382"/>
        </table:table-row>
        <table:table-row table:style-name="ro2">
          <table:table-cell table:style-name="ce78" office:value-type="float" office:value="1024" calcext:value-type="float">
            <text:p>1024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5" calcext:value-type="float">
            <text:p>1025</text:p>
          </table:table-cell>
          <table:table-cell table:style-name="ce122" office:value-type="string" calcext:value-type="string">
            <text:p>Noxious Punch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26" calcext:value-type="float">
            <text:p>1026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7" calcext:value-type="float">
            <text:p>1027</text:p>
          </table:table-cell>
          <table:table-cell table:style-name="ce122" office:value-type="string" calcext:value-type="string">
            <text:p>Lightning Snap</text:p>
          </table:table-cell>
          <table:table-cell table:number-columns-repeated="16382"/>
        </table:table-row>
        <table:table-row table:style-name="ro2">
          <table:table-cell table:style-name="ce78" office:value-type="float" office:value="1028" calcext:value-type="float">
            <text:p>1028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29" calcext:value-type="float">
            <text:p>1029</text:p>
          </table:table-cell>
          <table:table-cell table:style-name="ce122" office:value-type="string" calcext:value-type="string">
            <text:p>Carcinous</text:p>
          </table:table-cell>
          <table:table-cell table:number-columns-repeated="16382"/>
        </table:table-row>
        <table:table-row table:style-name="ro2">
          <table:table-cell table:style-name="ce78" office:value-type="float" office:value="1030" calcext:value-type="float">
            <text:p>1030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1" calcext:value-type="float">
            <text:p>1031</text:p>
          </table:table-cell>
          <table:table-cell table:style-name="ce122" office:value-type="string" calcext:value-type="string">
            <text:p>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2" calcext:value-type="float">
            <text:p>1032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3" calcext:value-type="float">
            <text:p>1033</text:p>
          </table:table-cell>
          <table:table-cell table:style-name="ce122" office:value-type="string" calcext:value-type="string">
            <text:p>Armored Hors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4" calcext:value-type="float">
            <text:p>1034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5" calcext:value-type="float">
            <text:p>1035</text:p>
          </table:table-cell>
          <table:table-cell table:style-name="ce122" office:value-type="string" calcext:value-type="string">
            <text:p>Cultist Neophyt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6" calcext:value-type="float">
            <text:p>1036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7" calcext:value-type="float">
            <text:p>1037</text:p>
          </table:table-cell>
          <table:table-cell table:style-name="ce122" office:value-type="string" calcext:value-type="string">
            <text:p>Cultist Disciple</text:p>
          </table:table-cell>
          <table:table-cell table:number-columns-repeated="16382"/>
        </table:table-row>
        <table:table-row table:style-name="ro2">
          <table:table-cell table:style-name="ce78" office:value-type="float" office:value="1038" calcext:value-type="float">
            <text:p>1038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39" calcext:value-type="float">
            <text:p>1039</text:p>
          </table:table-cell>
          <table:table-cell table:style-name="ce122" office:value-type="string" calcext:value-type="string">
            <text:p>Cultist Priest</text:p>
          </table:table-cell>
          <table:table-cell table:number-columns-repeated="16382"/>
        </table:table-row>
        <table:table-row table:style-name="ro2">
          <table:table-cell table:style-name="ce78" office:value-type="float" office:value="1040" calcext:value-type="float">
            <text:p>1040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1" calcext:value-type="float">
            <text:p>1041</text:p>
          </table:table-cell>
          <table:table-cell table:style-name="ce122" office:value-type="string" calcext:value-type="string">
            <text:p>Cultist Animato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2" calcext:value-type="float">
            <text:p>1042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3" calcext:value-type="float">
            <text:p>1043</text:p>
          </table:table-cell>
          <table:table-cell table:style-name="ce122" office:value-type="string" calcext:value-type="string">
            <text:p>Cultist Mast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4" calcext:value-type="float">
            <text:p>1044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5" calcext:value-type="float">
            <text:p>1045</text:p>
          </table:table-cell>
          <table:table-cell table:style-name="ce122" office:value-type="string" calcext:value-type="string">
            <text:p>Marked Crabberer</text:p>
          </table:table-cell>
          <table:table-cell table:number-columns-repeated="16382"/>
        </table:table-row>
        <table:table-row table:style-name="ro2">
          <table:table-cell table:style-name="ce78" office:value-type="float" office:value="1046" calcext:value-type="float">
            <text:p>1046</text:p>
          </table:table-cell>
          <table:table-cell table:style-name="ce122" office:value-type="string" calcext:value-type="string">
            <text:p>Évariste, the Unhol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7" calcext:value-type="float">
            <text:p>1047</text:p>
          </table:table-cell>
          <table:table-cell table:style-name="ce122" office:value-type="string" calcext:value-type="string">
            <text:p>Cultist transformed</text:p>
          </table:table-cell>
          <table:table-cell table:number-columns-repeated="16382"/>
        </table:table-row>
        <table:table-row table:style-name="ro2">
          <table:table-cell table:style-name="ce78" office:value-type="float" office:value="1048" calcext:value-type="float">
            <text:p>104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49" calcext:value-type="float">
            <text:p>104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0" calcext:value-type="float">
            <text:p>105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1" calcext:value-type="float">
            <text:p>105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2" calcext:value-type="float">
            <text:p>105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3" calcext:value-type="float">
            <text:p>105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4" calcext:value-type="float">
            <text:p>105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5" calcext:value-type="float">
            <text:p>105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6" calcext:value-type="float">
            <text:p>105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7" calcext:value-type="float">
            <text:p>105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8" calcext:value-type="float">
            <text:p>105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59" calcext:value-type="float">
            <text:p>105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0" calcext:value-type="float">
            <text:p>1060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1" calcext:value-type="float">
            <text:p>1061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2" calcext:value-type="float">
            <text:p>1062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3" calcext:value-type="float">
            <text:p>1063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4" calcext:value-type="float">
            <text:p>1064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5" calcext:value-type="float">
            <text:p>1065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6" calcext:value-type="float">
            <text:p>1066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7" calcext:value-type="float">
            <text:p>1067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8" calcext:value-type="float">
            <text:p>1068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8" office:value-type="float" office:value="1069" calcext:value-type="float">
            <text:p>1069</text:p>
          </table:table-cell>
          <table:table-cell table:style-name="ce122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00" calcext:value-type="float">
            <text:p>2000</text:p>
          </table:table-cell>
          <table:table-cell table:style-name="ce74" office:value-type="string" calcext:value-type="string">
            <text:p>Rusty 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01" calcext:value-type="float">
            <text:p>2001</text:p>
          </table:table-cell>
          <table:table-cell table:style-name="ce74" office:value-type="string" calcext:value-type="string">
            <text:p>A rusty old katana, used by you long ago. Have seen better days, but still accomplishes it's purpose</text:p>
          </table:table-cell>
          <table:table-cell table:number-columns-repeated="16382"/>
        </table:table-row>
        <table:table-row table:style-name="ro2">
          <table:table-cell table:style-name="ce79" office:value-type="float" office:value="2002" calcext:value-type="float">
            <text:p>2002</text:p>
          </table:table-cell>
          <table:table-cell table:style-name="ce74" office:value-type="string" calcext:value-type="string">
            <text:p>Old Wooden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3" calcext:value-type="float">
            <text:p>2003</text:p>
          </table:table-cell>
          <table:table-cell table:style-name="ce74" office:value-type="string" calcext:value-type="string">
            <text:p>Clearly not designed for combat, but heavy enough to work as a weapon. </text:p>
          </table:table-cell>
          <table:table-cell table:number-columns-repeated="16382"/>
        </table:table-row>
        <table:table-row table:style-name="ro2">
          <table:table-cell table:style-name="ce79" office:value-type="float" office:value="2004" calcext:value-type="float">
            <text:p>2004</text:p>
          </table:table-cell>
          <table:table-cell table:style-name="ce74" office:value-type="string" calcext:value-type="string">
            <text:p>Training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05" calcext:value-type="float">
            <text:p>2005</text:p>
          </table:table-cell>
          <table:table-cell table:style-name="ce74" office:value-type="string" calcext:value-type="string">
            <text:p>Simple yet robust weapon, useful when training the use of the spear. Deadly if used correctl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6" calcext:value-type="float">
            <text:p>2006</text:p>
          </table:table-cell>
          <table:table-cell table:style-name="ce74" office:value-type="string" calcext:value-type="string">
            <text:p>Outworn Revolv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07" calcext:value-type="float">
            <text:p>2007</text:p>
          </table:table-cell>
          <table:table-cell table:style-name="ce74" office:value-type="string" calcext:value-type="string">
            <text:p>The barrel and other pieces are kept in place by sheer spite. Until the trigger break, this weapon wont res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08" calcext:value-type="float">
            <text:p>2008</text:p>
          </table:table-cell>
          <table:table-cell table:style-name="ce74" office:value-type="string" calcext:value-type="string">
            <text:p>Broken Fans</text:p>
          </table:table-cell>
          <table:table-cell table:number-columns-repeated="16382"/>
        </table:table-row>
        <table:table-row table:style-name="ro2">
          <table:table-cell table:style-name="ce79" office:value-type="float" office:value="2009" calcext:value-type="float">
            <text:p>2009</text:p>
          </table:table-cell>
          <table:table-cell table:style-name="ce74" office:value-type="string" calcext:value-type="string">
            <text:p>Not a weapon in the most literal sense of the word, yet, these broken fans have eerie properti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0" calcext:value-type="float">
            <text:p>2010</text:p>
          </table:table-cell>
          <table:table-cell table:style-name="ce74" office:value-type="string" calcext:value-type="string">
            <text:p>Fishing Spea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1" calcext:value-type="float">
            <text:p>2011</text:p>
          </table:table-cell>
          <table:table-cell table:style-name="ce74" office:value-type="string" calcext:value-type="string">
            <text:p>There’s few things more trustworthy than a spear, range, damage, stability, what else could you ask for?</text:p>
          </table:table-cell>
          <table:table-cell table:number-columns-repeated="16382"/>
        </table:table-row>
        <table:table-row table:style-name="ro2">
          <table:table-cell table:style-name="ce79" office:value-type="float" office:value="2012" calcext:value-type="float">
            <text:p>2012</text:p>
          </table:table-cell>
          <table:table-cell table:style-name="ce74" office:value-type="string" calcext:value-type="string">
            <text:p>Old Dagg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13" calcext:value-type="float">
            <text:p>2013</text:p>
          </table:table-cell>
          <table:table-cell table:style-name="ce74" office:value-type="string" calcext:value-type="string">
            <text:p>The edge might seem numb and useless, but in the correct hands, this is the best weapon one could u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4" calcext:value-type="float">
            <text:p>2014</text:p>
          </table:table-cell>
          <table:table-cell table:style-name="ce74" office:value-type="string" calcext:value-type="string">
            <text:p>Nunchuk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5" calcext:value-type="float">
            <text:p>2015</text:p>
          </table:table-cell>
          <table:table-cell table:style-name="ce74" office:value-type="string" calcext:value-type="string">
            <text:p>Once you stop hurting yourself with these, the enemy might have a really bad time with broken bones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6" calcext:value-type="float">
            <text:p>2016</text:p>
          </table:table-cell>
          <table:table-cell table:style-name="ce74" office:value-type="string" calcext:value-type="string">
            <text:p>Musket</text:p>
          </table:table-cell>
          <table:table-cell table:number-columns-repeated="16382"/>
        </table:table-row>
        <table:table-row table:style-name="ro2">
          <table:table-cell table:style-name="ce79" office:value-type="float" office:value="2017" calcext:value-type="float">
            <text:p>2017</text:p>
          </table:table-cell>
          <table:table-cell table:style-name="ce74" office:value-type="string" calcext:value-type="string">
            <text:p>A musket is more than the bullet it shoots, the smoke, the roar... This is a beast waiting to hun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18" calcext:value-type="float">
            <text:p>2018</text:p>
          </table:table-cell>
          <table:table-cell table:style-name="ce74" office:value-type="string" calcext:value-type="string">
            <text:p>Blunderbuss</text:p>
          </table:table-cell>
          <table:table-cell table:number-columns-repeated="16382"/>
        </table:table-row>
        <table:table-row table:style-name="ro2">
          <table:table-cell table:style-name="ce79" office:value-type="float" office:value="2019" calcext:value-type="float">
            <text:p>2019</text:p>
          </table:table-cell>
          <table:table-cell table:style-name="ce74" office:value-type="string" calcext:value-type="string">
            <text:p>The spread might not be lethal at first, but the bleeding is an insidious killer, waiting for an opportunity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0" calcext:value-type="float">
            <text:p>2020</text:p>
          </table:table-cell>
          <table:table-cell table:style-name="ce74" office:value-type="string" calcext:value-type="string">
            <text:p>Flint Pistol</text:p>
          </table:table-cell>
          <table:table-cell table:number-columns-repeated="16382"/>
        </table:table-row>
        <table:table-row table:style-name="ro2">
          <table:table-cell table:style-name="ce79" office:value-type="float" office:value="2021" calcext:value-type="float">
            <text:p>2021</text:p>
          </table:table-cell>
          <table:table-cell table:style-name="ce74" office:value-type="string" calcext:value-type="string">
            <text:p>Has range and is deadly. The lead bites the flesh and eats through without remorse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2" calcext:value-type="float">
            <text:p>2022</text:p>
          </table:table-cell>
          <table:table-cell table:style-name="ce74" office:value-type="string" calcext:value-type="string">
            <text:p>Hand Cannon</text:p>
          </table:table-cell>
          <table:table-cell table:number-columns-repeated="16382"/>
        </table:table-row>
        <table:table-row table:style-name="ro2">
          <table:table-cell table:style-name="ce79" office:value-type="float" office:value="2023" calcext:value-type="float">
            <text:p>2023</text:p>
          </table:table-cell>
          <table:table-cell table:style-name="ce74" office:value-type="string" calcext:value-type="string">
            <text:p>If bad ideas had shape, this is one of them. Deadly? Sure, but good luck not dying as you use it.</text:p>
          </table:table-cell>
          <table:table-cell table:number-columns-repeated="16382"/>
        </table:table-row>
        <table:table-row table:style-name="ro2">
          <table:table-cell table:style-name="ce79" office:value-type="float" office:value="2024" calcext:value-type="float">
            <text:p>2024</text:p>
          </table:table-cell>
          <table:table-cell table:style-name="ce74" office:value-type="string" calcext:value-type="string">
            <text:p>Katan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5" calcext:value-type="float">
            <text:p>202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6" calcext:value-type="float">
            <text:p>2026</text:p>
          </table:table-cell>
          <table:table-cell table:style-name="ce74" office:value-type="string" calcext:value-type="string">
            <text:p>Kusarikama</text:p>
          </table:table-cell>
          <table:table-cell table:number-columns-repeated="16382"/>
        </table:table-row>
        <table:table-row table:style-name="ro2">
          <table:table-cell table:style-name="ce79" office:value-type="float" office:value="2027" calcext:value-type="float">
            <text:p>202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28" calcext:value-type="float">
            <text:p>2028</text:p>
          </table:table-cell>
          <table:table-cell table:style-name="ce74" office:value-type="string" calcext:value-type="string">
            <text:p>Caestus</text:p>
          </table:table-cell>
          <table:table-cell table:number-columns-repeated="16382"/>
        </table:table-row>
        <table:table-row table:style-name="ro2">
          <table:table-cell table:style-name="ce79" office:value-type="float" office:value="2029" calcext:value-type="float">
            <text:p>202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0" calcext:value-type="float">
            <text:p>2030</text:p>
          </table:table-cell>
          <table:table-cell table:style-name="ce74" office:value-type="string" calcext:value-type="string">
            <text:p>Butcher's Hammer</text:p>
          </table:table-cell>
          <table:table-cell table:number-columns-repeated="16382"/>
        </table:table-row>
        <table:table-row table:style-name="ro2">
          <table:table-cell table:style-name="ce79" office:value-type="float" office:value="2031" calcext:value-type="float">
            <text:p>203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2" calcext:value-type="float">
            <text:p>2032</text:p>
          </table:table-cell>
          <table:table-cell table:style-name="ce74" office:value-type="string" calcext:value-type="string">
            <text:p>Eels' Staff</text:p>
          </table:table-cell>
          <table:table-cell table:number-columns-repeated="16382"/>
        </table:table-row>
        <table:table-row table:style-name="ro2">
          <table:table-cell table:style-name="ce79" office:value-type="float" office:value="2033" calcext:value-type="float">
            <text:p>203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4" calcext:value-type="float">
            <text:p>203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5" calcext:value-type="float">
            <text:p>203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6" calcext:value-type="float">
            <text:p>2036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7" calcext:value-type="float">
            <text:p>2037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8" calcext:value-type="float">
            <text:p>2038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39" calcext:value-type="float">
            <text:p>2039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0" calcext:value-type="float">
            <text:p>2040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1" calcext:value-type="float">
            <text:p>2041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2" calcext:value-type="float">
            <text:p>2042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3" calcext:value-type="float">
            <text:p>2043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4" calcext:value-type="float">
            <text:p>2044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79" office:value-type="float" office:value="2045" calcext:value-type="float">
            <text:p>2045</text:p>
          </table:table-cell>
          <table:table-cell table:style-name="ce7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0" office:value-type="float" office:value="2200" calcext:value-type="float">
            <text:p>2200</text:p>
          </table:table-cell>
          <table:table-cell table:style-name="ce123" office:value-type="string" calcext:value-type="string">
            <text:p>Dirty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1" calcext:value-type="float">
            <text:p>2201</text:p>
          </table:table-cell>
          <table:table-cell table:style-name="ce123" office:value-type="string" calcext:value-type="string">
            <text:p>Basic Rin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2" calcext:value-type="float">
            <text:p>2202</text:p>
          </table:table-cell>
          <table:table-cell table:style-name="ce123" office:value-type="string" calcext:value-type="string">
            <text:p>Old Cape</text:p>
          </table:table-cell>
          <table:table-cell table:number-columns-repeated="16382"/>
        </table:table-row>
        <table:table-row table:style-name="ro2">
          <table:table-cell table:style-name="ce80" office:value-type="float" office:value="2203" calcext:value-type="float">
            <text:p>2203</text:p>
          </table:table-cell>
          <table:table-cell table:style-name="ce123" office:value-type="string" calcext:value-type="string">
            <text:p>Alina Basic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4" calcext:value-type="float">
            <text:p>2204</text:p>
          </table:table-cell>
          <table:table-cell table:style-name="ce123" office:value-type="string" calcext:value-type="string">
            <text:p>Stained Uniform</text:p>
          </table:table-cell>
          <table:table-cell table:number-columns-repeated="16382"/>
        </table:table-row>
        <table:table-row table:style-name="ro2">
          <table:table-cell table:style-name="ce80" office:value-type="float" office:value="2205" calcext:value-type="float">
            <text:p>2205</text:p>
          </table:table-cell>
          <table:table-cell table:style-name="ce123" office:value-type="string" calcext:value-type="string">
            <text:p>Irinas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6" calcext:value-type="float">
            <text:p>2206</text:p>
          </table:table-cell>
          <table:table-cell table:style-name="ce123" office:value-type="string" calcext:value-type="string">
            <text:p>Tattered Clothing</text:p>
          </table:table-cell>
          <table:table-cell table:number-columns-repeated="16382"/>
        </table:table-row>
        <table:table-row table:style-name="ro2">
          <table:table-cell table:style-name="ce80" office:value-type="float" office:value="2207" calcext:value-type="float">
            <text:p>2207</text:p>
          </table:table-cell>
          <table:table-cell table:style-name="ce123" office:value-type="string" calcext:value-type="string">
            <text:p>Enkhjagal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08" calcext:value-type="float">
            <text:p>2208</text:p>
          </table:table-cell>
          <table:table-cell table:style-name="ce123" office:value-type="string" calcext:value-type="string">
            <text:p>Ceremonial Rob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09" calcext:value-type="float">
            <text:p>2209</text:p>
          </table:table-cell>
          <table:table-cell table:style-name="ce123" office:value-type="string" calcext:value-type="string">
            <text:p>Kiyoko armor</text:p>
          </table:table-cell>
          <table:table-cell table:number-columns-repeated="16382"/>
        </table:table-row>
        <table:table-row table:style-name="ro2">
          <table:table-cell table:style-name="ce80" office:value-type="float" office:value="2210" calcext:value-type="float">
            <text:p>2210</text:p>
          </table:table-cell>
          <table:table-cell table:style-name="ce123" office:value-type="string" calcext:value-type="string">
            <text:p>Traditional Clothes</text:p>
          </table:table-cell>
          <table:table-cell table:number-columns-repeated="16382"/>
        </table:table-row>
        <table:table-row table:style-name="ro2">
          <table:table-cell table:style-name="ce80" office:value-type="float" office:value="2211" calcext:value-type="float">
            <text:p>2211</text:p>
          </table:table-cell>
          <table:table-cell table:style-name="ce123" office:value-type="string" calcext:value-type="string">
            <text:p>Haruk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2" calcext:value-type="float">
            <text:p>2212</text:p>
          </table:table-cell>
          <table:table-cell table:style-name="ce123" office:value-type="string" calcext:value-type="string">
            <text:p>Rusty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3" calcext:value-type="float">
            <text:p>2213</text:p>
          </table:table-cell>
          <table:table-cell table:style-name="ce123" office:value-type="string" calcext:value-type="string">
            <text:p>Shinjiro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4" calcext:value-type="float">
            <text:p>221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5" calcext:value-type="float">
            <text:p>2215</text:p>
          </table:table-cell>
          <table:table-cell table:style-name="ce123" office:value-type="string" calcext:value-type="string">
            <text:p>Daichi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6" calcext:value-type="float">
            <text:p>221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7" calcext:value-type="float">
            <text:p>2217</text:p>
          </table:table-cell>
          <table:table-cell table:style-name="ce123" office:value-type="string" calcext:value-type="string">
            <text:p>Nanashis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18" calcext:value-type="float">
            <text:p>221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19" calcext:value-type="float">
            <text:p>2219</text:p>
          </table:table-cell>
          <table:table-cell table:style-name="ce123" office:value-type="string" calcext:value-type="string">
            <text:p>Eleanor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0" calcext:value-type="float">
            <text:p>222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1" calcext:value-type="float">
            <text:p>2221</text:p>
          </table:table-cell>
          <table:table-cell table:style-name="ce123" office:value-type="string" calcext:value-type="string">
            <text:p>Valessa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2" calcext:value-type="float">
            <text:p>2222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3" calcext:value-type="float">
            <text:p>2223</text:p>
          </table:table-cell>
          <table:table-cell table:style-name="ce123" office:value-type="string" calcext:value-type="string">
            <text:p>Lee Armor</text:p>
          </table:table-cell>
          <table:table-cell table:number-columns-repeated="16382"/>
        </table:table-row>
        <table:table-row table:style-name="ro1">
          <table:table-cell table:style-name="ce80" office:value-type="float" office:value="2224" calcext:value-type="float">
            <text:p>2224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5" calcext:value-type="float">
            <text:p>2225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6" calcext:value-type="float">
            <text:p>2226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7" calcext:value-type="float">
            <text:p>2227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8" calcext:value-type="float">
            <text:p>2228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29" calcext:value-type="float">
            <text:p>2229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0" calcext:value-type="float">
            <text:p>2230</text:p>
          </table:table-cell>
          <table:table-cell table:style-name="ce123"/>
          <table:table-cell table:number-columns-repeated="16382"/>
        </table:table-row>
        <table:table-row table:style-name="ro1">
          <table:table-cell table:style-name="ce80" office:value-type="float" office:value="2231" calcext:value-type="float">
            <text:p>2231</text:p>
          </table:table-cell>
          <table:table-cell table:style-name="ce123"/>
          <table:table-cell table:number-columns-repeated="16382"/>
        </table:table-row>
        <table:table-row table:style-name="ro2">
          <table:table-cell table:style-name="ce81" office:value-type="float" office:value="2400" calcext:value-type="float">
            <text:p>2400</text:p>
          </table:table-cell>
          <table:table-cell table:style-name="ce124" office:value-type="string" calcext:value-type="string">
            <text:p>Luxurious Gem</text:p>
          </table:table-cell>
          <table:table-cell table:number-columns-repeated="16382"/>
        </table:table-row>
        <table:table-row table:style-name="ro2">
          <table:table-cell table:style-name="ce81" office:value-type="float" office:value="2401" calcext:value-type="float">
            <text:p>2401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2" calcext:value-type="float">
            <text:p>2402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3" calcext:value-type="float">
            <text:p>2403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4" calcext:value-type="float">
            <text:p>2404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5" calcext:value-type="float">
            <text:p>2405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6" calcext:value-type="float">
            <text:p>2406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1" office:value-type="float" office:value="2407" calcext:value-type="float">
            <text:p>2407</text:p>
          </table:table-cell>
          <table:table-cell table:style-name="ce124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00" calcext:value-type="float">
            <text:p>3000</text:p>
          </table:table-cell>
          <table:table-cell table:style-name="ce125" office:value-type="string" calcext:value-type="string">
            <text:p>Front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1" calcext:value-type="float">
            <text:p>3001</text:p>
          </table:table-cell>
          <table:table-cell table:style-name="ce125" office:value-type="string" calcext:value-type="string">
            <text:p>Cut through against the front target, dealing 1d6 + %d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2" calcext:value-type="float">
            <text:p>3002</text:p>
          </table:table-cell>
          <table:table-cell table:style-name="ce125" office:value-type="string" calcext:value-type="string">
            <text:p>Quick Slash</text:p>
          </table:table-cell>
          <table:table-cell table:number-columns-repeated="16382"/>
        </table:table-row>
        <table:table-row table:style-name="ro2">
          <table:table-cell table:style-name="ce82" office:value-type="float" office:value="3003" calcext:value-type="float">
            <text:p>3003</text:p>
          </table:table-cell>
          <table:table-cell table:style-name="ce125" office:value-type="string" calcext:value-type="string">
            <text:p>Quickly slash against the front, right and left target, dealing 1d6 slashing damage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4" calcext:value-type="float">
            <text:p>3004</text:p>
          </table:table-cell>
          <table:table-cell table:style-name="ce125" office:value-type="string" calcext:value-type="string">
            <text:p>Defen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5" calcext:value-type="float">
            <text:p>3005</text:p>
          </table:table-cell>
          <table:table-cell table:style-name="ce125" office:value-type="string" calcext:value-type="string">
            <text:p>Hold a defen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6" calcext:value-type="float">
            <text:p>3006</text:p>
          </table:table-cell>
          <table:table-cell table:style-name="ce125" office:value-type="string" calcext:value-type="string">
            <text:p>Evasive Postur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7" calcext:value-type="float">
            <text:p>3007</text:p>
          </table:table-cell>
          <table:table-cell table:style-name="ce125" office:value-type="string" calcext:value-type="string">
            <text:p>Hold an evasive stand, gaining %d as shield.</text:p>
          </table:table-cell>
          <table:table-cell table:number-columns-repeated="16382"/>
        </table:table-row>
        <table:table-row table:style-name="ro2">
          <table:table-cell table:style-name="ce82" office:value-type="float" office:value="3008" calcext:value-type="float">
            <text:p>3008</text:p>
          </table:table-cell>
          <table:table-cell table:style-name="ce125" office:value-type="string" calcext:value-type="string">
            <text:p>Hard Swipe</text:p>
          </table:table-cell>
          <table:table-cell table:number-columns-repeated="16382"/>
        </table:table-row>
        <table:table-row table:style-name="ro2">
          <table:table-cell table:style-name="ce82" office:value-type="float" office:value="3009" calcext:value-type="float">
            <text:p>30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010" calcext:value-type="float">
            <text:p>3010</text:p>
          </table:table-cell>
          <table:table-cell table:style-name="ce125" office:value-type="string" calcext:value-type="string">
            <text:p>Heavy Bonk</text:p>
          </table:table-cell>
          <table:table-cell table:number-columns-repeated="16382"/>
        </table:table-row>
        <table:table-row table:style-name="ro2">
          <table:table-cell table:style-name="ce82" office:value-type="float" office:value="3011" calcext:value-type="float">
            <text:p>30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012" calcext:value-type="float">
            <text:p>30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3" calcext:value-type="float">
            <text:p>30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4" calcext:value-type="float">
            <text:p>30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5" calcext:value-type="float">
            <text:p>30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6" calcext:value-type="float">
            <text:p>30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7" calcext:value-type="float">
            <text:p>30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8" calcext:value-type="float">
            <text:p>30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19" calcext:value-type="float">
            <text:p>30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0" calcext:value-type="float">
            <text:p>30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1" calcext:value-type="float">
            <text:p>30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2" calcext:value-type="float">
            <text:p>30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3" calcext:value-type="float">
            <text:p>30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4" calcext:value-type="float">
            <text:p>30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5" calcext:value-type="float">
            <text:p>30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6" calcext:value-type="float">
            <text:p>30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7" calcext:value-type="float">
            <text:p>302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8" calcext:value-type="float">
            <text:p>302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29" calcext:value-type="float">
            <text:p>302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0" calcext:value-type="float">
            <text:p>303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1" calcext:value-type="float">
            <text:p>303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2" calcext:value-type="float">
            <text:p>303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3" calcext:value-type="float">
            <text:p>303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4" calcext:value-type="float">
            <text:p>303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5" calcext:value-type="float">
            <text:p>303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6" calcext:value-type="float">
            <text:p>303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7" calcext:value-type="float">
            <text:p>303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8" calcext:value-type="float">
            <text:p>303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39" calcext:value-type="float">
            <text:p>303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0" calcext:value-type="float">
            <text:p>304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1" calcext:value-type="float">
            <text:p>304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2" calcext:value-type="float">
            <text:p>304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3" calcext:value-type="float">
            <text:p>304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4" calcext:value-type="float">
            <text:p>304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5" calcext:value-type="float">
            <text:p>304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6" calcext:value-type="float">
            <text:p>304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7" calcext:value-type="float">
            <text:p>304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8" calcext:value-type="float">
            <text:p>304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49" calcext:value-type="float">
            <text:p>304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0" calcext:value-type="float">
            <text:p>305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1" calcext:value-type="float">
            <text:p>305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2" calcext:value-type="float">
            <text:p>305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3" calcext:value-type="float">
            <text:p>305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4" calcext:value-type="float">
            <text:p>305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5" calcext:value-type="float">
            <text:p>305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6" calcext:value-type="float">
            <text:p>305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7" calcext:value-type="float">
            <text:p>305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8" calcext:value-type="float">
            <text:p>305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59" calcext:value-type="float">
            <text:p>305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0" calcext:value-type="float">
            <text:p>306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1" calcext:value-type="float">
            <text:p>306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2" calcext:value-type="float">
            <text:p>306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3" calcext:value-type="float">
            <text:p>306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4" calcext:value-type="float">
            <text:p>306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5" calcext:value-type="float">
            <text:p>306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6" calcext:value-type="float">
            <text:p>306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7" calcext:value-type="float">
            <text:p>306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8" calcext:value-type="float">
            <text:p>306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69" calcext:value-type="float">
            <text:p>306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0" calcext:value-type="float">
            <text:p>307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1" calcext:value-type="float">
            <text:p>307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2" calcext:value-type="float">
            <text:p>307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3" calcext:value-type="float">
            <text:p>307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4" calcext:value-type="float">
            <text:p>307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5" calcext:value-type="float">
            <text:p>307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6" calcext:value-type="float">
            <text:p>307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7" calcext:value-type="float">
            <text:p>307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8" calcext:value-type="float">
            <text:p>307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79" calcext:value-type="float">
            <text:p>307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0" calcext:value-type="float">
            <text:p>308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1" calcext:value-type="float">
            <text:p>308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2" calcext:value-type="float">
            <text:p>308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3" calcext:value-type="float">
            <text:p>308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4" calcext:value-type="float">
            <text:p>308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5" calcext:value-type="float">
            <text:p>308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6" calcext:value-type="float">
            <text:p>308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7" calcext:value-type="float">
            <text:p>308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8" calcext:value-type="float">
            <text:p>308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89" calcext:value-type="float">
            <text:p>308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0" calcext:value-type="float">
            <text:p>309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1" calcext:value-type="float">
            <text:p>309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2" calcext:value-type="float">
            <text:p>309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3" calcext:value-type="float">
            <text:p>309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4" calcext:value-type="float">
            <text:p>309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5" calcext:value-type="float">
            <text:p>309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6" calcext:value-type="float">
            <text:p>309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7" calcext:value-type="float">
            <text:p>309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8" calcext:value-type="float">
            <text:p>309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099" calcext:value-type="float">
            <text:p>309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0" calcext:value-type="float">
            <text:p>310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1" calcext:value-type="float">
            <text:p>310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2" calcext:value-type="float">
            <text:p>310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3" calcext:value-type="float">
            <text:p>310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4" calcext:value-type="float">
            <text:p>310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5" calcext:value-type="float">
            <text:p>310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6" calcext:value-type="float">
            <text:p>310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7" calcext:value-type="float">
            <text:p>310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8" calcext:value-type="float">
            <text:p>310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09" calcext:value-type="float">
            <text:p>310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0" calcext:value-type="float">
            <text:p>311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1" calcext:value-type="float">
            <text:p>311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2" calcext:value-type="float">
            <text:p>311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3" calcext:value-type="float">
            <text:p>311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4" calcext:value-type="float">
            <text:p>311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5" calcext:value-type="float">
            <text:p>311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6" calcext:value-type="float">
            <text:p>311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7" calcext:value-type="float">
            <text:p>3117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8" calcext:value-type="float">
            <text:p>3118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19" calcext:value-type="float">
            <text:p>3119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0" calcext:value-type="float">
            <text:p>3120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1" calcext:value-type="float">
            <text:p>3121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2" calcext:value-type="float">
            <text:p>3122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3" calcext:value-type="float">
            <text:p>3123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4" calcext:value-type="float">
            <text:p>3124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5" calcext:value-type="float">
            <text:p>3125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6" calcext:value-type="float">
            <text:p>3126</text:p>
          </table:table-cell>
          <table:table-cell table:style-name="ce125"/>
          <table:table-cell table:number-columns-repeated="16382"/>
        </table:table-row>
        <table:table-row table:style-name="ro1">
          <table:table-cell table:style-name="ce82" office:value-type="float" office:value="3127" calcext:value-type="float">
            <text:p>3127</text:p>
          </table:table-cell>
          <table:table-cell table:style-name="ce125"/>
          <table:table-cell table:number-columns-repeated="16382"/>
        </table:table-row>
        <table:table-row table:style-name="ro2">
          <table:table-cell table:style-name="ce82" office:value-type="float" office:value="3128" calcext:value-type="float">
            <text:p>3128</text:p>
          </table:table-cell>
          <table:table-cell table:style-name="ce125" office:value-type="string" calcext:value-type="string">
            <text:p>Retaliate</text:p>
          </table:table-cell>
          <table:table-cell table:number-columns-repeated="16382"/>
        </table:table-row>
        <table:table-row table:style-name="ro2">
          <table:table-cell table:style-name="ce82" office:value-type="float" office:value="3129" calcext:value-type="float">
            <text:p>3129</text:p>
          </table:table-cell>
          <table:table-cell table:style-name="ce125" office:value-type="string" calcext:value-type="string">
            <text:p>When you lose HP, you can spend 1 more to deal the damage back the front targe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30" calcext:value-type="float">
            <text:p>3130</text:p>
          </table:table-cell>
          <table:table-cell table:style-name="ce125" office:value-type="string" calcext:value-type="string">
            <text:p>Transfuse</text:p>
          </table:table-cell>
          <table:table-cell table:number-columns-repeated="16382"/>
        </table:table-row>
        <table:table-row table:style-name="ro1">
          <table:table-cell table:style-name="ce82" office:value-type="float" office:value="3131" calcext:value-type="float">
            <text:p>3131</text:p>
          </table:table-cell>
          <table:table-cell table:style-name="ce125" office:value-type="string" calcext:value-type="string">
            <text:p>When you lose HP, you can spend 1 more to heal half of that damage to the left and right ally.</text:p>
          </table:table-cell>
          <table:table-cell table:number-columns-repeated="16382"/>
        </table:table-row>
        <table:table-row table:style-name="ro1">
          <table:table-cell table:style-name="ce82" office:value-type="float" office:value="3132" calcext:value-type="float">
            <text:p>3132</text:p>
          </table:table-cell>
          <table:table-cell table:style-name="ce125" office:value-type="string" calcext:value-type="string">
            <text:p>Sharp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3" calcext:value-type="float">
            <text:p>31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4" calcext:value-type="float">
            <text:p>3134</text:p>
          </table:table-cell>
          <table:table-cell table:style-name="ce125" office:value-type="string" calcext:value-type="string">
            <text:p>Guillotine</text:p>
          </table:table-cell>
          <table:table-cell table:number-columns-repeated="16382"/>
        </table:table-row>
        <table:table-row table:style-name="ro2">
          <table:table-cell table:style-name="ce82" office:value-type="float" office:value="3135" calcext:value-type="float">
            <text:p>31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6" calcext:value-type="float">
            <text:p>3136</text:p>
          </table:table-cell>
          <table:table-cell table:style-name="ce125" office:value-type="string" calcext:value-type="string">
            <text:p>Iron Maiden</text:p>
          </table:table-cell>
          <table:table-cell table:number-columns-repeated="16382"/>
        </table:table-row>
        <table:table-row table:style-name="ro2">
          <table:table-cell table:style-name="ce82" office:value-type="float" office:value="3137" calcext:value-type="float">
            <text:p>31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38" calcext:value-type="float">
            <text:p>3138</text:p>
          </table:table-cell>
          <table:table-cell table:style-name="ce125" office:value-type="string" calcext:value-type="string">
            <text:p>Virtuous Scarlet</text:p>
          </table:table-cell>
          <table:table-cell table:number-columns-repeated="16382"/>
        </table:table-row>
        <table:table-row table:style-name="ro2">
          <table:table-cell table:style-name="ce82" office:value-type="float" office:value="3139" calcext:value-type="float">
            <text:p>31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0" calcext:value-type="float">
            <text:p>3140</text:p>
          </table:table-cell>
          <table:table-cell table:style-name="ce125" office:value-type="string" calcext:value-type="string">
            <text:p>Still Life</text:p>
          </table:table-cell>
          <table:table-cell table:number-columns-repeated="16382"/>
        </table:table-row>
        <table:table-row table:style-name="ro2">
          <table:table-cell table:style-name="ce82" office:value-type="float" office:value="3141" calcext:value-type="float">
            <text:p>31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2" calcext:value-type="float">
            <text:p>3142</text:p>
          </table:table-cell>
          <table:table-cell table:style-name="ce125" office:value-type="string" calcext:value-type="string">
            <text:p>Blood in the Water</text:p>
          </table:table-cell>
          <table:table-cell table:number-columns-repeated="16382"/>
        </table:table-row>
        <table:table-row table:style-name="ro2">
          <table:table-cell table:style-name="ce82" office:value-type="float" office:value="3143" calcext:value-type="float">
            <text:p>31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4" calcext:value-type="float">
            <text:p>3144</text:p>
          </table:table-cell>
          <table:table-cell table:style-name="ce125" office:value-type="string" calcext:value-type="string">
            <text:p>Sensitivit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5" calcext:value-type="float">
            <text:p>31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1">
          <table:table-cell table:style-name="ce82" office:value-type="float" office:value="3146" calcext:value-type="float">
            <text:p>3146</text:p>
          </table:table-cell>
          <table:table-cell table:style-name="ce125" office:value-type="string" calcext:value-type="string">
            <text:p>Red Strings</text:p>
          </table:table-cell>
          <table:table-cell table:number-columns-repeated="16382"/>
        </table:table-row>
        <table:table-row table:style-name="ro2">
          <table:table-cell table:style-name="ce82" office:value-type="float" office:value="3147" calcext:value-type="float">
            <text:p>31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48" calcext:value-type="float">
            <text:p>3148</text:p>
          </table:table-cell>
          <table:table-cell table:style-name="ce125" office:value-type="string" calcext:value-type="string">
            <text:p>Last Stand</text:p>
          </table:table-cell>
          <table:table-cell table:number-columns-repeated="16382"/>
        </table:table-row>
        <table:table-row table:style-name="ro1">
          <table:table-cell table:style-name="ce82" office:value-type="float" office:value="3149" calcext:value-type="float">
            <text:p>3149</text:p>
          </table:table-cell>
          <table:table-cell table:style-name="ce125" office:value-type="string" calcext:value-type="string">
            <text:p>Mark a Stress to grant yourself a d10 HP as armor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0" calcext:value-type="float">
            <text:p>3150</text:p>
          </table:table-cell>
          <table:table-cell table:style-name="ce125" office:value-type="string" calcext:value-type="string">
            <text:p>Necrosis</text:p>
          </table:table-cell>
          <table:table-cell table:number-columns-repeated="16382"/>
        </table:table-row>
        <table:table-row table:style-name="ro1">
          <table:table-cell table:style-name="ce82" office:value-type="float" office:value="3151" calcext:value-type="float">
            <text:p>3151</text:p>
          </table:table-cell>
          <table:table-cell table:style-name="ce125" office:value-type="string" calcext:value-type="string">
            <text:p>Expend a d10 HP to poison anyone you can see. The poison lasts until you regain HP or until you die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2" calcext:value-type="float">
            <text:p>3152</text:p>
          </table:table-cell>
          <table:table-cell table:style-name="ce125" office:value-type="string" calcext:value-type="string">
            <text:p>Raw Flesh</text:p>
          </table:table-cell>
          <table:table-cell table:number-columns-repeated="16382"/>
        </table:table-row>
        <table:table-row table:style-name="ro1">
          <table:table-cell table:style-name="ce82" office:value-type="float" office:value="3153" calcext:value-type="float">
            <text:p>3153</text:p>
          </table:table-cell>
          <table:table-cell table:style-name="ce125" office:value-type="string" calcext:value-type="string">
            <text:p>Mark a Stress to expose a weak point of someone, ignoring their armor. Lasts until you get hurt.</text:p>
          </table:table-cell>
          <table:table-cell table:number-columns-repeated="16382"/>
        </table:table-row>
        <table:table-row table:style-name="ro2">
          <table:table-cell table:style-name="ce82" office:value-type="float" office:value="3154" calcext:value-type="float">
            <text:p>31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5" calcext:value-type="float">
            <text:p>31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6" calcext:value-type="float">
            <text:p>31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7" calcext:value-type="float">
            <text:p>31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8" calcext:value-type="float">
            <text:p>31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59" calcext:value-type="float">
            <text:p>31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0" calcext:value-type="float">
            <text:p>31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1" calcext:value-type="float">
            <text:p>31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2" calcext:value-type="float">
            <text:p>31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3" calcext:value-type="float">
            <text:p>31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4" calcext:value-type="float">
            <text:p>31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5" calcext:value-type="float">
            <text:p>31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6" calcext:value-type="float">
            <text:p>31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7" calcext:value-type="float">
            <text:p>31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8" calcext:value-type="float">
            <text:p>31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69" calcext:value-type="float">
            <text:p>31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0" calcext:value-type="float">
            <text:p>31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1" calcext:value-type="float">
            <text:p>31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2" calcext:value-type="float">
            <text:p>31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3" calcext:value-type="float">
            <text:p>31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4" calcext:value-type="float">
            <text:p>31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5" calcext:value-type="float">
            <text:p>31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6" calcext:value-type="float">
            <text:p>31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7" calcext:value-type="float">
            <text:p>31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8" calcext:value-type="float">
            <text:p>31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79" calcext:value-type="float">
            <text:p>31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0" calcext:value-type="float">
            <text:p>31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1" calcext:value-type="float">
            <text:p>31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2" calcext:value-type="float">
            <text:p>31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3" calcext:value-type="float">
            <text:p>31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4" calcext:value-type="float">
            <text:p>31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5" calcext:value-type="float">
            <text:p>31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6" calcext:value-type="float">
            <text:p>31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7" calcext:value-type="float">
            <text:p>31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8" calcext:value-type="float">
            <text:p>31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89" calcext:value-type="float">
            <text:p>31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0" calcext:value-type="float">
            <text:p>31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1" calcext:value-type="float">
            <text:p>31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2" calcext:value-type="float">
            <text:p>31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3" calcext:value-type="float">
            <text:p>31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4" calcext:value-type="float">
            <text:p>31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5" calcext:value-type="float">
            <text:p>31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6" calcext:value-type="float">
            <text:p>31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7" calcext:value-type="float">
            <text:p>31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8" calcext:value-type="float">
            <text:p>31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199" calcext:value-type="float">
            <text:p>31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0" calcext:value-type="float">
            <text:p>32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1" calcext:value-type="float">
            <text:p>32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2" calcext:value-type="float">
            <text:p>32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3" calcext:value-type="float">
            <text:p>32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4" calcext:value-type="float">
            <text:p>32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5" calcext:value-type="float">
            <text:p>32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6" calcext:value-type="float">
            <text:p>32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7" calcext:value-type="float">
            <text:p>32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8" calcext:value-type="float">
            <text:p>32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09" calcext:value-type="float">
            <text:p>32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0" calcext:value-type="float">
            <text:p>32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1" calcext:value-type="float">
            <text:p>32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2" calcext:value-type="float">
            <text:p>32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3" calcext:value-type="float">
            <text:p>32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4" calcext:value-type="float">
            <text:p>32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5" calcext:value-type="float">
            <text:p>32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6" calcext:value-type="float">
            <text:p>32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7" calcext:value-type="float">
            <text:p>32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8" calcext:value-type="float">
            <text:p>32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19" calcext:value-type="float">
            <text:p>32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0" calcext:value-type="float">
            <text:p>32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1" calcext:value-type="float">
            <text:p>32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2" calcext:value-type="float">
            <text:p>32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3" calcext:value-type="float">
            <text:p>32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4" calcext:value-type="float">
            <text:p>32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5" calcext:value-type="float">
            <text:p>32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6" calcext:value-type="float">
            <text:p>32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7" calcext:value-type="float">
            <text:p>32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8" calcext:value-type="float">
            <text:p>32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29" calcext:value-type="float">
            <text:p>32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0" calcext:value-type="float">
            <text:p>32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1" calcext:value-type="float">
            <text:p>32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2" calcext:value-type="float">
            <text:p>32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3" calcext:value-type="float">
            <text:p>32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4" calcext:value-type="float">
            <text:p>32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5" calcext:value-type="float">
            <text:p>32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6" calcext:value-type="float">
            <text:p>32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7" calcext:value-type="float">
            <text:p>32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8" calcext:value-type="float">
            <text:p>32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39" calcext:value-type="float">
            <text:p>32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0" calcext:value-type="float">
            <text:p>32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1" calcext:value-type="float">
            <text:p>32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2" calcext:value-type="float">
            <text:p>32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3" calcext:value-type="float">
            <text:p>32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4" calcext:value-type="float">
            <text:p>32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5" calcext:value-type="float">
            <text:p>32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6" calcext:value-type="float">
            <text:p>32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7" calcext:value-type="float">
            <text:p>32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8" calcext:value-type="float">
            <text:p>32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49" calcext:value-type="float">
            <text:p>32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0" calcext:value-type="float">
            <text:p>32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1" calcext:value-type="float">
            <text:p>32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2" calcext:value-type="float">
            <text:p>32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3" calcext:value-type="float">
            <text:p>32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4" calcext:value-type="float">
            <text:p>32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5" calcext:value-type="float">
            <text:p>32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6" calcext:value-type="float">
            <text:p>32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7" calcext:value-type="float">
            <text:p>32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8" calcext:value-type="float">
            <text:p>32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59" calcext:value-type="float">
            <text:p>32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0" calcext:value-type="float">
            <text:p>32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1" calcext:value-type="float">
            <text:p>32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2" calcext:value-type="float">
            <text:p>32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3" calcext:value-type="float">
            <text:p>32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4" calcext:value-type="float">
            <text:p>32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5" calcext:value-type="float">
            <text:p>32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6" calcext:value-type="float">
            <text:p>32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7" calcext:value-type="float">
            <text:p>32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8" calcext:value-type="float">
            <text:p>32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69" calcext:value-type="float">
            <text:p>32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0" calcext:value-type="float">
            <text:p>32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1" calcext:value-type="float">
            <text:p>32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2" calcext:value-type="float">
            <text:p>32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3" calcext:value-type="float">
            <text:p>32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4" calcext:value-type="float">
            <text:p>32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5" calcext:value-type="float">
            <text:p>32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6" calcext:value-type="float">
            <text:p>32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7" calcext:value-type="float">
            <text:p>32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8" calcext:value-type="float">
            <text:p>32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79" calcext:value-type="float">
            <text:p>32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0" calcext:value-type="float">
            <text:p>32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1" calcext:value-type="float">
            <text:p>32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2" calcext:value-type="float">
            <text:p>32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3" calcext:value-type="float">
            <text:p>32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4" calcext:value-type="float">
            <text:p>32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5" calcext:value-type="float">
            <text:p>32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6" calcext:value-type="float">
            <text:p>32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7" calcext:value-type="float">
            <text:p>32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8" calcext:value-type="float">
            <text:p>32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89" calcext:value-type="float">
            <text:p>32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0" calcext:value-type="float">
            <text:p>32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1" calcext:value-type="float">
            <text:p>32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2" calcext:value-type="float">
            <text:p>32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3" calcext:value-type="float">
            <text:p>32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4" calcext:value-type="float">
            <text:p>32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5" calcext:value-type="float">
            <text:p>32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6" calcext:value-type="float">
            <text:p>32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7" calcext:value-type="float">
            <text:p>32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8" calcext:value-type="float">
            <text:p>329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299" calcext:value-type="float">
            <text:p>329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0" calcext:value-type="float">
            <text:p>330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1" calcext:value-type="float">
            <text:p>330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2" calcext:value-type="float">
            <text:p>330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3" calcext:value-type="float">
            <text:p>330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4" calcext:value-type="float">
            <text:p>330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5" calcext:value-type="float">
            <text:p>330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6" calcext:value-type="float">
            <text:p>330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7" calcext:value-type="float">
            <text:p>330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8" calcext:value-type="float">
            <text:p>330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09" calcext:value-type="float">
            <text:p>330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0" calcext:value-type="float">
            <text:p>331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1" calcext:value-type="float">
            <text:p>331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2" calcext:value-type="float">
            <text:p>331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3" calcext:value-type="float">
            <text:p>331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4" calcext:value-type="float">
            <text:p>331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5" calcext:value-type="float">
            <text:p>331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6" calcext:value-type="float">
            <text:p>331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7" calcext:value-type="float">
            <text:p>331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8" calcext:value-type="float">
            <text:p>331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19" calcext:value-type="float">
            <text:p>331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0" calcext:value-type="float">
            <text:p>332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1" calcext:value-type="float">
            <text:p>332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2" calcext:value-type="float">
            <text:p>332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3" calcext:value-type="float">
            <text:p>332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4" calcext:value-type="float">
            <text:p>332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5" calcext:value-type="float">
            <text:p>332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6" calcext:value-type="float">
            <text:p>332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7" calcext:value-type="float">
            <text:p>332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8" calcext:value-type="float">
            <text:p>332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29" calcext:value-type="float">
            <text:p>332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0" calcext:value-type="float">
            <text:p>333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1" calcext:value-type="float">
            <text:p>333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2" calcext:value-type="float">
            <text:p>333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3" calcext:value-type="float">
            <text:p>333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4" calcext:value-type="float">
            <text:p>333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5" calcext:value-type="float">
            <text:p>333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6" calcext:value-type="float">
            <text:p>333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7" calcext:value-type="float">
            <text:p>333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8" calcext:value-type="float">
            <text:p>333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39" calcext:value-type="float">
            <text:p>333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0" calcext:value-type="float">
            <text:p>334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1" calcext:value-type="float">
            <text:p>334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2" calcext:value-type="float">
            <text:p>334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3" calcext:value-type="float">
            <text:p>334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4" calcext:value-type="float">
            <text:p>334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5" calcext:value-type="float">
            <text:p>334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6" calcext:value-type="float">
            <text:p>334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7" calcext:value-type="float">
            <text:p>334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8" calcext:value-type="float">
            <text:p>334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49" calcext:value-type="float">
            <text:p>334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0" calcext:value-type="float">
            <text:p>335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1" calcext:value-type="float">
            <text:p>335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2" calcext:value-type="float">
            <text:p>335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3" calcext:value-type="float">
            <text:p>335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4" calcext:value-type="float">
            <text:p>335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5" calcext:value-type="float">
            <text:p>335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6" calcext:value-type="float">
            <text:p>335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7" calcext:value-type="float">
            <text:p>335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8" calcext:value-type="float">
            <text:p>335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59" calcext:value-type="float">
            <text:p>335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0" calcext:value-type="float">
            <text:p>336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1" calcext:value-type="float">
            <text:p>336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2" calcext:value-type="float">
            <text:p>336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3" calcext:value-type="float">
            <text:p>336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4" calcext:value-type="float">
            <text:p>336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5" calcext:value-type="float">
            <text:p>336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6" calcext:value-type="float">
            <text:p>336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7" calcext:value-type="float">
            <text:p>336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8" calcext:value-type="float">
            <text:p>336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69" calcext:value-type="float">
            <text:p>336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0" calcext:value-type="float">
            <text:p>337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1" calcext:value-type="float">
            <text:p>337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2" calcext:value-type="float">
            <text:p>337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3" calcext:value-type="float">
            <text:p>337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4" calcext:value-type="float">
            <text:p>337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5" calcext:value-type="float">
            <text:p>337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6" calcext:value-type="float">
            <text:p>337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7" calcext:value-type="float">
            <text:p>337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8" calcext:value-type="float">
            <text:p>337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79" calcext:value-type="float">
            <text:p>337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0" calcext:value-type="float">
            <text:p>338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1" calcext:value-type="float">
            <text:p>338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2" calcext:value-type="float">
            <text:p>338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3" calcext:value-type="float">
            <text:p>338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4" calcext:value-type="float">
            <text:p>338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5" calcext:value-type="float">
            <text:p>338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6" calcext:value-type="float">
            <text:p>338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7" calcext:value-type="float">
            <text:p>338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8" calcext:value-type="float">
            <text:p>3388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89" calcext:value-type="float">
            <text:p>3389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0" calcext:value-type="float">
            <text:p>3390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1" calcext:value-type="float">
            <text:p>3391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2" calcext:value-type="float">
            <text:p>3392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3" calcext:value-type="float">
            <text:p>3393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4" calcext:value-type="float">
            <text:p>3394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5" calcext:value-type="float">
            <text:p>3395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6" calcext:value-type="float">
            <text:p>3396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2" office:value-type="float" office:value="3397" calcext:value-type="float">
            <text:p>3397</text:p>
          </table:table-cell>
          <table:table-cell table:style-name="ce125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398" calcext:value-type="float">
            <text:p>3398</text:p>
          </table:table-cell>
          <table:table-cell table:style-name="ce51" office:value-type="string" calcext:value-type="string">
            <text:p>Hideous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399" calcext:value-type="float">
            <text:p>3399</text:p>
          </table:table-cell>
          <table:table-cell table:style-name="ce51" office:value-type="string" calcext:value-type="string">
            <text:p>Pich with violence against the front target, dealing 1d8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0" calcext:value-type="float">
            <text:p>3400</text:p>
          </table:table-cell>
          <table:table-cell table:style-name="ce51" office:value-type="string" calcext:value-type="string">
            <text:p>Cross Pierce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1" calcext:value-type="float">
            <text:p>3401</text:p>
          </table:table-cell>
          <table:table-cell table:style-name="ce51" office:value-type="string" calcext:value-type="string">
            <text:p>Pich with violence against the right and left target, dealing 1d6 + %d pierc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2" calcext:value-type="float">
            <text:p>3402</text:p>
          </table:table-cell>
          <table:table-cell table:style-name="ce51" office:value-type="string" calcext:value-type="string">
            <text:p>Keep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03" calcext:value-type="float">
            <text:p>3403</text:p>
          </table:table-cell>
          <table:table-cell table:style-name="ce51" office:value-type="string" calcext:value-type="string">
            <text:p>In a grotesque ritual, with unsettling movements, lay a Small Egg if enough space is fre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4" calcext:value-type="float">
            <text:p>3404</text:p>
          </table:table-cell>
          <table:table-cell table:style-name="ce51" office:value-type="string" calcext:value-type="string">
            <text:p>Caustic Inside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5" calcext:value-type="float">
            <text:p>3405</text:p>
          </table:table-cell>
          <table:table-cell table:style-name="ce51" office:value-type="string" calcext:value-type="string">
            <text:p>Puke out your old self against the front target, dealing 1d12 + %d acid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6" calcext:value-type="float">
            <text:p>3406</text:p>
          </table:table-cell>
          <table:table-cell table:style-name="ce51" office:value-type="string" calcext:value-type="string">
            <text:p>Salty Tears</text:p>
          </table:table-cell>
          <table:table-cell table:number-columns-repeated="16382"/>
        </table:table-row>
        <table:table-row table:style-name="ro2">
          <table:table-cell table:style-name="ce83" office:value-type="float" office:value="3407" calcext:value-type="float">
            <text:p>3407</text:p>
          </table:table-cell>
          <table:table-cell table:style-name="ce51" office:value-type="string" calcext:value-type="string">
            <text:p>Cry to freak out the front target, reducing all their roll bonuses by 1.</text:p>
          </table:table-cell>
          <table:table-cell table:number-columns-repeated="16382"/>
        </table:table-row>
        <table:table-row table:style-name="ro2">
          <table:table-cell table:style-name="ce83" office:value-type="float" office:value="3408" calcext:value-type="float">
            <text:p>3408</text:p>
          </table:table-cell>
          <table:table-cell table:style-name="ce51" office:value-type="string" calcext:value-type="string">
            <text:p>Small Claw</text:p>
          </table:table-cell>
          <table:table-cell table:number-columns-repeated="16382"/>
        </table:table-row>
        <table:table-row table:style-name="ro2">
          <table:table-cell table:style-name="ce83" office:value-type="float" office:value="3409" calcext:value-type="float">
            <text:p>3409</text:p>
          </table:table-cell>
          <table:table-cell table:style-name="ce51" office:value-type="string" calcext:value-type="string">
            <text:p>Soft pinch against the front target, dealing 1d4 + %d slashing damage.</text:p>
          </table:table-cell>
          <table:table-cell table:number-columns-repeated="16382"/>
        </table:table-row>
        <table:table-row table:style-name="ro2">
          <table:table-cell table:style-name="ce83" office:value-type="float" office:value="3410" calcext:value-type="float">
            <text:p>3410</text:p>
          </table:table-cell>
          <table:table-cell table:style-name="ce51" office:value-type="string" calcext:value-type="string">
            <text:p>Rise and Shin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1" calcext:value-type="float">
            <text:p>3411</text:p>
          </table:table-cell>
          <table:table-cell table:style-name="ce51" office:value-type="string" calcext:value-type="string">
            <text:p>Break the egg, step into this new world, rise and shine little one! Welcome to hell. </text:p>
          </table:table-cell>
          <table:table-cell table:number-columns-repeated="16382"/>
        </table:table-row>
        <table:table-row table:style-name="ro2">
          <table:table-cell table:style-name="ce83" office:value-type="float" office:value="3412" calcext:value-type="float">
            <text:p>3412</text:p>
          </table:table-cell>
          <table:table-cell table:style-name="ce51" office:value-type="string" calcext:value-type="string">
            <text:p>Body Slam</text:p>
          </table:table-cell>
          <table:table-cell table:number-columns-repeated="16382"/>
        </table:table-row>
        <table:table-row table:style-name="ro2">
          <table:table-cell table:style-name="ce83" office:value-type="float" office:value="3413" calcext:value-type="float">
            <text:p>34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4" calcext:value-type="float">
            <text:p>3414</text:p>
          </table:table-cell>
          <table:table-cell table:style-name="ce51" office:value-type="string" calcext:value-type="string">
            <text:p>Ice Rime</text:p>
          </table:table-cell>
          <table:table-cell table:number-columns-repeated="16382"/>
        </table:table-row>
        <table:table-row table:style-name="ro2">
          <table:table-cell table:style-name="ce83" office:value-type="float" office:value="3415" calcext:value-type="float">
            <text:p>34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6" calcext:value-type="float">
            <text:p>3416</text:p>
          </table:table-cell>
          <table:table-cell table:style-name="ce51" office:value-type="string" calcext:value-type="string">
            <text:p>Fire Bolt</text:p>
          </table:table-cell>
          <table:table-cell table:number-columns-repeated="16382"/>
        </table:table-row>
        <table:table-row table:style-name="ro2">
          <table:table-cell table:style-name="ce83" office:value-type="float" office:value="3417" calcext:value-type="float">
            <text:p>34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18" calcext:value-type="float">
            <text:p>3418</text:p>
          </table:table-cell>
          <table:table-cell table:style-name="ce51" office:value-type="string" calcext:value-type="string">
            <text:p>Repression</text:p>
          </table:table-cell>
          <table:table-cell table:number-columns-repeated="16382"/>
        </table:table-row>
        <table:table-row table:style-name="ro2">
          <table:table-cell table:style-name="ce83" office:value-type="float" office:value="3419" calcext:value-type="float">
            <text:p>34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0" calcext:value-type="float">
            <text:p>3420</text:p>
          </table:table-cell>
          <table:table-cell table:style-name="ce51" office:value-type="string" calcext:value-type="string">
            <text:p>Frostbit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1" calcext:value-type="float">
            <text:p>34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2" calcext:value-type="float">
            <text:p>3422</text:p>
          </table:table-cell>
          <table:table-cell table:style-name="ce51" office:value-type="string" calcext:value-type="string">
            <text:p>Charm</text:p>
          </table:table-cell>
          <table:table-cell table:number-columns-repeated="16382"/>
        </table:table-row>
        <table:table-row table:style-name="ro2">
          <table:table-cell table:style-name="ce83" office:value-type="float" office:value="3423" calcext:value-type="float">
            <text:p>34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4" calcext:value-type="float">
            <text:p>3424</text:p>
          </table:table-cell>
          <table:table-cell table:style-name="ce51" office:value-type="string" calcext:value-type="string">
            <text:p>Swipe to the Righ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5" calcext:value-type="float">
            <text:p>34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6" calcext:value-type="float">
            <text:p>3426</text:p>
          </table:table-cell>
          <table:table-cell table:style-name="ce51" office:value-type="string" calcext:value-type="string">
            <text:p>Swipe to the Left</text:p>
          </table:table-cell>
          <table:table-cell table:number-columns-repeated="16382"/>
        </table:table-row>
        <table:table-row table:style-name="ro2">
          <table:table-cell table:style-name="ce83" office:value-type="float" office:value="3427" calcext:value-type="float">
            <text:p>34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28" calcext:value-type="float">
            <text:p>3428</text:p>
          </table:table-cell>
          <table:table-cell table:style-name="ce51" office:value-type="string" calcext:value-type="string">
            <text:p>Break the Cycle</text:p>
          </table:table-cell>
          <table:table-cell table:number-columns-repeated="16382"/>
        </table:table-row>
        <table:table-row table:style-name="ro2">
          <table:table-cell table:style-name="ce83" office:value-type="float" office:value="3429" calcext:value-type="float">
            <text:p>34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0" calcext:value-type="float">
            <text:p>34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1" calcext:value-type="float">
            <text:p>34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2" calcext:value-type="float">
            <text:p>34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3" calcext:value-type="float">
            <text:p>34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4" calcext:value-type="float">
            <text:p>34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5" calcext:value-type="float">
            <text:p>34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6" calcext:value-type="float">
            <text:p>34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7" calcext:value-type="float">
            <text:p>34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8" calcext:value-type="float">
            <text:p>34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39" calcext:value-type="float">
            <text:p>34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0" calcext:value-type="float">
            <text:p>34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1" calcext:value-type="float">
            <text:p>34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2" calcext:value-type="float">
            <text:p>34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3" calcext:value-type="float">
            <text:p>34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4" calcext:value-type="float">
            <text:p>34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5" calcext:value-type="float">
            <text:p>34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6" calcext:value-type="float">
            <text:p>34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7" calcext:value-type="float">
            <text:p>34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8" calcext:value-type="float">
            <text:p>34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49" calcext:value-type="float">
            <text:p>34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0" calcext:value-type="float">
            <text:p>345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1" calcext:value-type="float">
            <text:p>345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2" calcext:value-type="float">
            <text:p>345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3" calcext:value-type="float">
            <text:p>345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4" calcext:value-type="float">
            <text:p>345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5" calcext:value-type="float">
            <text:p>345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6" calcext:value-type="float">
            <text:p>345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7" calcext:value-type="float">
            <text:p>345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8" calcext:value-type="float">
            <text:p>345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59" calcext:value-type="float">
            <text:p>345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0" calcext:value-type="float">
            <text:p>346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1" calcext:value-type="float">
            <text:p>346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2" calcext:value-type="float">
            <text:p>346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3" calcext:value-type="float">
            <text:p>346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4" calcext:value-type="float">
            <text:p>346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5" calcext:value-type="float">
            <text:p>346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6" calcext:value-type="float">
            <text:p>346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7" calcext:value-type="float">
            <text:p>346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8" calcext:value-type="float">
            <text:p>346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69" calcext:value-type="float">
            <text:p>346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0" calcext:value-type="float">
            <text:p>347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1" calcext:value-type="float">
            <text:p>347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2" calcext:value-type="float">
            <text:p>347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3" calcext:value-type="float">
            <text:p>347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4" calcext:value-type="float">
            <text:p>347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5" calcext:value-type="float">
            <text:p>347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6" calcext:value-type="float">
            <text:p>347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7" calcext:value-type="float">
            <text:p>347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8" calcext:value-type="float">
            <text:p>347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79" calcext:value-type="float">
            <text:p>347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0" calcext:value-type="float">
            <text:p>348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1" calcext:value-type="float">
            <text:p>348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2" calcext:value-type="float">
            <text:p>348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3" calcext:value-type="float">
            <text:p>348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4" calcext:value-type="float">
            <text:p>348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5" calcext:value-type="float">
            <text:p>348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6" calcext:value-type="float">
            <text:p>348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7" calcext:value-type="float">
            <text:p>348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8" calcext:value-type="float">
            <text:p>348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89" calcext:value-type="float">
            <text:p>348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0" calcext:value-type="float">
            <text:p>349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1" calcext:value-type="float">
            <text:p>349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2" calcext:value-type="float">
            <text:p>349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3" calcext:value-type="float">
            <text:p>349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4" calcext:value-type="float">
            <text:p>349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5" calcext:value-type="float">
            <text:p>349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6" calcext:value-type="float">
            <text:p>349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7" calcext:value-type="float">
            <text:p>349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8" calcext:value-type="float">
            <text:p>349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499" calcext:value-type="float">
            <text:p>349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0" calcext:value-type="float">
            <text:p>350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1" calcext:value-type="float">
            <text:p>350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2" calcext:value-type="float">
            <text:p>350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3" calcext:value-type="float">
            <text:p>350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4" calcext:value-type="float">
            <text:p>350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5" calcext:value-type="float">
            <text:p>350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6" calcext:value-type="float">
            <text:p>350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7" calcext:value-type="float">
            <text:p>350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8" calcext:value-type="float">
            <text:p>350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09" calcext:value-type="float">
            <text:p>350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0" calcext:value-type="float">
            <text:p>351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1" calcext:value-type="float">
            <text:p>351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2" calcext:value-type="float">
            <text:p>351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3" calcext:value-type="float">
            <text:p>351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4" calcext:value-type="float">
            <text:p>351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5" calcext:value-type="float">
            <text:p>351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6" calcext:value-type="float">
            <text:p>351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7" calcext:value-type="float">
            <text:p>351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8" calcext:value-type="float">
            <text:p>351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19" calcext:value-type="float">
            <text:p>351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0" calcext:value-type="float">
            <text:p>352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1" calcext:value-type="float">
            <text:p>352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2" calcext:value-type="float">
            <text:p>352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3" calcext:value-type="float">
            <text:p>352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4" calcext:value-type="float">
            <text:p>352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5" calcext:value-type="float">
            <text:p>352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6" calcext:value-type="float">
            <text:p>352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7" calcext:value-type="float">
            <text:p>352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8" calcext:value-type="float">
            <text:p>352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29" calcext:value-type="float">
            <text:p>352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0" calcext:value-type="float">
            <text:p>353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1" calcext:value-type="float">
            <text:p>353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2" calcext:value-type="float">
            <text:p>353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3" calcext:value-type="float">
            <text:p>353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4" calcext:value-type="float">
            <text:p>353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5" calcext:value-type="float">
            <text:p>353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6" calcext:value-type="float">
            <text:p>353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7" calcext:value-type="float">
            <text:p>353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8" calcext:value-type="float">
            <text:p>353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39" calcext:value-type="float">
            <text:p>353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0" calcext:value-type="float">
            <text:p>3540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1" calcext:value-type="float">
            <text:p>3541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2" calcext:value-type="float">
            <text:p>3542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3" calcext:value-type="float">
            <text:p>3543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4" calcext:value-type="float">
            <text:p>3544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5" calcext:value-type="float">
            <text:p>3545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6" calcext:value-type="float">
            <text:p>3546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7" calcext:value-type="float">
            <text:p>3547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8" calcext:value-type="float">
            <text:p>3548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>
          <table:table-cell table:style-name="ce83" office:value-type="float" office:value="3549" calcext:value-type="float">
            <text:p>3549</text:p>
          </table:table-cell>
          <table:table-cell table:style-name="ce51" office:value-type="string" calcext:value-type="string">
            <text:p>dummy</text:p>
          </table:table-cell>
          <table:table-cell table:number-columns-repeated="16382"/>
        </table:table-row>
        <table:table-row table:style-name="ro2" table:number-rows-repeated="104686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ussian" table:style-name="ta12">
        <table:table-column table:style-name="co54" table:default-cell-style-name="ce42"/>
        <table:table-column table:style-name="co68" table:default-cell-style-name="ce42"/>
        <table:table-column table:style-name="co14" table:number-columns-repeated="16382" table:default-cell-style-name="Default"/>
        <table:table-row table:style-name="ro1"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Ruso</text:p>
          </table:table-cell>
          <table:table-cell table:number-columns-repeated="16382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Нажмите %c чтобы начать</text:p>
          </table:table-cell>
          <table:table-cell table:number-columns-repeated="16382"/>
        </table:table-row>
        <table:table-row table:style-name="ro1">
          <table:table-cell table:style-name="ce41" office:value-type="float" office:value="200" calcext:value-type="float">
            <text:p>200</text:p>
          </table:table-cell>
          <table:table-cell table:style-name="ce41" office:value-type="string" calcext:value-type="string">
            <text:p>Давным-давно, две богини сражались в твоем небе.</text:p>
          </table:table-cell>
          <table:table-cell table:number-columns-repeated="16382"/>
        </table:table-row>
        <table:table-row table:style-name="ro1">
          <table:table-cell table:style-name="ce41" office:value-type="float" office:value="201" calcext:value-type="float">
            <text:p>201</text:p>
          </table:table-cell>
          <table:table-cell table:style-name="ce41" office:value-type="string" calcext:value-type="string">
            <text:p>Богин любв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2" calcext:value-type="float">
            <text:p>202</text:p>
          </table:table-cell>
          <table:table-cell table:style-name="ce41" office:value-type="string" calcext:value-type="string">
            <text:p>И богин смер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03" calcext:value-type="float">
            <text:p>203</text:p>
          </table:table-cell>
          <table:table-cell table:style-name="ce41" office:value-type="string" calcext:value-type="string">
            <text:p>Два великих и могущественных лиса, кусавшие и разрывавшие своими покореженными челюстя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4" calcext:value-type="float">
            <text:p>204</text:p>
          </table:table-cell>
          <table:table-cell table:style-name="ce41" office:value-type="string" calcext:value-type="string">
            <text:p>Пока однажды не был нанесен смертельный удар смерти, и она свернулась, побежденна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05" calcext:value-type="float">
            <text:p>205</text:p>
          </table:table-cell>
          <table:table-cell table:style-name="ce41" office:value-type="string" calcext:value-type="string">
            <text:p>Теперь остается только один бог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06" calcext:value-type="float">
            <text:p>206</text:p>
          </table:table-cell>
          <table:table-cell table:style-name="ce41" office:value-type="string" calcext:value-type="string">
            <text:p>Наш возмущенный и свирепый богин, который кровоточит красным между звезд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07" calcext:value-type="float">
            <text:p>207</text:p>
          </table:table-cell>
          <table:table-cell table:style-name="ce41" office:value-type="string" calcext:value-type="string">
            <text:p>С любовью как победителем, а смертью побежденной, духи больше не ведутся к своему должному поко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08" calcext:value-type="float">
            <text:p>208</text:p>
          </table:table-cell>
          <table:table-cell table:style-name="ce41" office:value-type="string" calcext:value-type="string">
            <text:p>Мертвые встают и бродят под ее искаженным тело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09" calcext:value-type="float">
            <text:p>209</text:p>
          </table:table-cell>
          <table:table-cell table:style-name="ce41" office:value-type="string" calcext:value-type="string">
            <text:p>Пустые сосуды остаются там, где когда-то были душ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0" calcext:value-type="float">
            <text:p>210</text:p>
          </table:table-cell>
          <table:table-cell table:style-name="ce41" office:value-type="string" calcext:value-type="string">
            <text:p>Кости отказываются устаканиваться.</text:p>
          </table:table-cell>
          <table:table-cell table:number-columns-repeated="16382"/>
        </table:table-row>
        <table:table-row table:style-name="ro1">
          <table:table-cell table:style-name="ce41" office:value-type="float" office:value="211" calcext:value-type="float">
            <text:p>211</text:p>
          </table:table-cell>
          <table:table-cell table:style-name="ce41" office:value-type="string" calcext:value-type="string">
            <text:p>Духи искривляются и превращаются в зверей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2" calcext:value-type="float">
            <text:p>212</text:p>
          </table:table-cell>
          <table:table-cell table:style-name="ce41" office:value-type="string" calcext:value-type="string">
            <text:p>Разрушая все на своем пут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13" calcext:value-type="float">
            <text:p>213</text:p>
          </table:table-cell>
          <table:table-cell table:style-name="ce41" office:value-type="string" calcext:value-type="string">
            <text:p>Ища конец своим страдания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4" calcext:value-type="float">
            <text:p>214</text:p>
          </table:table-cell>
          <table:table-cell table:style-name="ce41" office:value-type="string" calcext:value-type="string">
            <text:p>Мы молимся о любви, потому что только она стоит перед уничтоже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5" calcext:value-type="float">
            <text:p>215</text:p>
          </table:table-cell>
          <table:table-cell table:style-name="ce41" office:value-type="string" calcext:value-type="string">
            <text:p>Иногда те, кто любят, окрашиваются в красны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16" calcext:value-type="float">
            <text:p>216</text:p>
          </table:table-cell>
          <table:table-cell table:style-name="ce41" office:value-type="string" calcext:value-type="string">
            <text:p>Поцелованные этими безумными и бесконечными клыками.</text:p>
          </table:table-cell>
          <table:table-cell table:number-columns-repeated="16382"/>
        </table:table-row>
        <table:table-row table:style-name="ro1">
          <table:table-cell table:style-name="ce41" office:value-type="float" office:value="217" calcext:value-type="float">
            <text:p>217</text:p>
          </table:table-cell>
          <table:table-cell table:style-name="ce41" office:value-type="string" calcext:value-type="string">
            <text:p>Они удивительно меняются своей страстью.</text:p>
          </table:table-cell>
          <table:table-cell table:number-columns-repeated="16382"/>
        </table:table-row>
        <table:table-row table:style-name="ro1">
          <table:table-cell table:style-name="ce41" office:value-type="float" office:value="218" calcext:value-type="float">
            <text:p>218</text:p>
          </table:table-cell>
          <table:table-cell table:style-name="ce41" office:value-type="string" calcext:value-type="string">
            <text:p>Отлитые своим сверхъестественным почитанием.</text:p>
          </table:table-cell>
          <table:table-cell table:number-columns-repeated="16382"/>
        </table:table-row>
        <table:table-row table:style-name="ro1">
          <table:table-cell table:style-name="ce41" office:value-type="float" office:value="219" calcext:value-type="float">
            <text:p>219</text:p>
          </table:table-cell>
          <table:table-cell table:style-name="ce41" office:value-type="string" calcext:value-type="string">
            <text:p>Наделенные сверхъестественной сил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Эти люди - сирены среди морей сумерек.</text:p>
          </table:table-cell>
          <table:table-cell table:number-columns-repeated="16382"/>
        </table:table-row>
        <table:table-row table:style-name="ro1">
          <table:table-cell table:style-name="ce41" office:value-type="float" office:value="221" calcext:value-type="float">
            <text:p>221</text:p>
          </table:table-cell>
          <table:table-cell table:style-name="ce41" office:value-type="string" calcext:value-type="string">
            <text:p>Единственная надежда для духа закрыть свои глаза.</text:p>
          </table:table-cell>
          <table:table-cell table:number-columns-repeated="16382"/>
        </table:table-row>
        <table:table-row table:style-name="ro1">
          <table:table-cell table:style-name="ce41" office:value-type="float" office:value="222" calcext:value-type="float">
            <text:p>222</text:p>
          </table:table-cell>
          <table:table-cell table:style-name="ce41" office:value-type="string" calcext:value-type="string">
            <text:p>Songbirds.</text:p>
          </table:table-cell>
          <table:table-cell table:number-columns-repeated="16382"/>
        </table:table-row>
        <table:table-row table:style-name="ro1">
          <table:table-cell table:style-name="ce41" office:value-type="float" office:value="223" calcext:value-type="float">
            <text:p>223</text:p>
          </table:table-cell>
          <table:table-cell table:style-name="ce41" office:value-type="string" calcext:value-type="string">
            <text:p>Каково проснуться, окруженным морем трупов?</text:p>
          </table:table-cell>
          <table:table-cell table:number-columns-repeated="16382"/>
        </table:table-row>
        <table:table-row table:style-name="ro1">
          <table:table-cell table:style-name="ce41" office:value-type="float" office:value="224" calcext:value-type="float">
            <text:p>224</text:p>
          </table:table-cell>
          <table:table-cell table:style-name="ce41" office:value-type="string" calcext:value-type="string">
            <text:p>Кто там?!</text:p>
          </table:table-cell>
          <table:table-cell table:number-columns-repeated="16382"/>
        </table:table-row>
        <table:table-row table:style-name="ro1">
          <table:table-cell table:style-name="ce41" office:value-type="float" office:value="225" calcext:value-type="float">
            <text:p>225</text:p>
          </table:table-cell>
          <table:table-cell table:style-name="ce41" office:value-type="string" calcext:value-type="string">
            <text:p>Друз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6" calcext:value-type="float">
            <text:p>226</text:p>
          </table:table-cell>
          <table:table-cell table:style-name="ce41" office:value-type="string" calcext:value-type="string">
            <text:p>Семья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7" calcext:value-type="float">
            <text:p>227</text:p>
          </table:table-cell>
          <table:table-cell table:style-name="ce41" office:value-type="string" calcext:value-type="string">
            <text:p>Дураки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8" calcext:value-type="float">
            <text:p>228</text:p>
          </table:table-cell>
          <table:table-cell table:style-name="ce41" office:value-type="string" calcext:value-type="string">
            <text:p>Все сводится к мясу, но не способны умереть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29" calcext:value-type="float">
            <text:p>229</text:p>
          </table:table-cell>
          <table:table-cell table:style-name="ce41" office:value-type="string" calcext:value-type="string">
            <text:p>Это Жигоку?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0" calcext:value-type="float">
            <text:p>230</text:p>
          </table:table-cell>
          <table:table-cell table:style-name="ce41" office:value-type="string" calcext:value-type="string">
            <text:p>Я не боюсь тебя, демон!</text:p>
          </table:table-cell>
          <table:table-cell table:number-columns-repeated="16382"/>
        </table:table-row>
        <table:table-row table:style-name="ro1">
          <table:table-cell table:style-name="ce41" office:value-type="float" office:value="231" calcext:value-type="float">
            <text:p>231</text:p>
          </table:table-cell>
          <table:table-cell table:style-name="ce41" office:value-type="string" calcext:value-type="string">
            <text:p>Если моя карма, моя судьба - жить в Арбуде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2" calcext:value-type="float">
            <text:p>232</text:p>
          </table:table-cell>
          <table:table-cell table:style-name="ce41" office:value-type="string" calcext:value-type="string">
            <text:p>Так и будет!</text:p>
          </table:table-cell>
          <table:table-cell table:number-columns-repeated="16382"/>
        </table:table-row>
        <table:table-row table:style-name="ro1">
          <table:table-cell table:style-name="ce41" office:value-type="float" office:value="233" calcext:value-type="float">
            <text:p>233</text:p>
          </table:table-cell>
          <table:table-cell table:style-name="ce41" office:value-type="string" calcext:value-type="string">
            <text:p>Глупец...</text:p>
          </table:table-cell>
          <table:table-cell table:number-columns-repeated="16382"/>
        </table:table-row>
        <table:table-row table:style-name="ro1">
          <table:table-cell table:style-name="ce41" office:value-type="float" office:value="234" calcext:value-type="float">
            <text:p>23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5" calcext:value-type="float">
            <text:p>235</text:p>
          </table:table-cell>
          <table:table-cell table:style-name="ce41" office:value-type="string" calcext:value-type="string">
            <text:p>меня зовут Неблагой.</text:p>
          </table:table-cell>
          <table:table-cell table:number-columns-repeated="16382"/>
        </table:table-row>
        <table:table-row table:style-name="ro1">
          <table:table-cell table:style-name="ce41" office:value-type="float" office:value="236" calcext:value-type="float">
            <text:p>236</text:p>
          </table:table-cell>
          <table:table-cell table:style-name="ce41" office:value-type="string" calcext:value-type="string">
            <text:p>Я - Рин.</text:p>
          </table:table-cell>
          <table:table-cell table:number-columns-repeated="16382"/>
        </table:table-row>
        <table:table-row table:style-name="ro1">
          <table:table-cell table:style-name="ce41" office:value-type="float" office:value="237" calcext:value-type="float">
            <text:p>23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8" calcext:value-type="float">
            <text:p>238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239" calcext:value-type="float">
            <text:p>239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0" calcext:value-type="float">
            <text:p>10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1" calcext:value-type="float">
            <text:p>10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2" calcext:value-type="float">
            <text:p>10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3" calcext:value-type="float">
            <text:p>1003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4" calcext:value-type="float">
            <text:p>1004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5" calcext:value-type="float">
            <text:p>1005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6" calcext:value-type="float">
            <text:p>1006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007" calcext:value-type="float">
            <text:p>1007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0" calcext:value-type="float">
            <text:p>1200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1" calcext:value-type="float">
            <text:p>1201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1">
          <table:table-cell table:style-name="ce41" office:value-type="float" office:value="1202" calcext:value-type="float">
            <text:p>1202</text:p>
          </table:table-cell>
          <table:table-cell table:style-name="ce41" office:value-type="string" calcext:value-type="string">
            <text:p>Placeholder</text:p>
          </table:table-cell>
          <table:table-cell table:number-columns-repeated="16382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_)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_)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</style:style>
    <style:style style:name="ConditionalStyle_5f_2" style:display-name="ConditionalStyle_2" style:family="table-cell" style:parent-style-name="Default">
      <style:table-cell-properties fo:background-color="#000000"/>
    </style:style>
    <draw:marker draw:name="Puntas_20_de_20_flecha_20_1" draw:display-name="Puntas de flech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ors" style:display-name="PageStyle_Armo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eapons" style:display-name="PageStyle_Weap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ms" style:display-name="PageStyle_Char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chniques" style:display-name="PageStyle_Techniqu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emies" style:display-name="PageStyle_Enem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tes" style:display-name="PageStyle_Spri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imations" style:display-name="PageStyle_Anim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logs" style:display-name="PageStyle_Dialog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anish" style:display-name="PageStyle_Span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ussian" style:display-name="PageStyle_Russi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glish" style:display-name="PageStyle_English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7-27T19:27:47.657618302</dc:date>
    <meta:editing-cycles>24</meta:editing-cycles>
    <meta:editing-duration>PT18H49M32S</meta:editing-duration>
    <meta:generator>LibreOffice/7.4.7.2$Linux_X86_64 LibreOffice_project/40$Build-2</meta:generator>
    <dc:creator>Celeste Sarmiento</dc:creator>
    <meta:document-statistic meta:table-count="12" meta:cell-count="9185" meta:object-count="0"/>
    <meta:user-defined meta:name="AppVersion">15.0000</meta:user-defined>
  </office:meta>
</office:document-meta>
</file>